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93c" officeooo:paragraph-rsid="001199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training<text:tab/>SIZE = 1000<text:tab/><text:tab/> </text:p>
      <text:p text:style-name="P1"><text:tab/><text:tab/><text:tab/><text:tab/><text:tab/> <text:s text:c="4"/>##########################</text:p>
      <text:p text:style-name="P1"><text:tab/><text:tab/><text:tab/><text:tab/><text:tab/> <text:s text:c="4"/>##### <text:s/>training set ######</text:p>
      <text:p text:style-name="P1"><text:tab/><text:tab/><text:tab/><text:tab/><text:tab/> <text:s text:c="4"/>##########################</text:p>
      <text:p text:style-name="P1"><text:tab/><text:tab/><text:tab/><text:tab/><text:tab/> <text:s text:c="4"/></text:p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 DEFAULT SETTINGS</text:p>
      <text:p text:style-name="P1"/>
      <text:p text:style-name="P1">=== Run information ===</text:p>
      <text:p text:style-name="P1"/>
      <text:p text:style-name="P1">Scheme:weka.classifiers.trees.J48 -C 0.25 -M 2</text:p>
      <text:p text:style-name="P1">Relation: <text:s text:c="4"/>optraining_plus_900</text:p>
      <text:p text:style-name="P1">Instances: <text:s text:c="3"/>100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<text:soft-page-break/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0</text:p>
      <text:p text:style-name="P1">| <text:s text:c="2"/>13 &lt;= 0</text:p>
      <text:p text:style-name="P1">| <text:s text:c="2"/>| <text:s text:c="2"/>9 &lt;= 1: 6 (5.0/1.0)</text:p>
      <text:p text:style-name="P1">| <text:s text:c="2"/>| <text:s text:c="2"/>9 &gt; 1: 2 (5.0)</text:p>
      <text:p text:style-name="P1">| <text:s text:c="2"/>13 &gt; 0</text:p>
      <text:p text:style-name="P1">| <text:s text:c="2"/>| <text:s text:c="2"/>28 &lt;= 3</text:p>
      <text:p text:style-name="P1">| <text:s text:c="2"/>| <text:s text:c="2"/>| <text:s text:c="2"/>45 &lt;= 1: 5 (6.0)</text:p>
      <text:p text:style-name="P1">| <text:s text:c="2"/>| <text:s text:c="2"/>| <text:s text:c="2"/>45 &gt; 1: 0 (104.0/1.0)</text:p>
      <text:p text:style-name="P1">| <text:s text:c="2"/>| <text:s text:c="2"/>28 &gt; 3</text:p>
      <text:p text:style-name="P1">| <text:s text:c="2"/>| <text:s text:c="2"/>| <text:s text:c="2"/>43 &lt;= 2</text:p>
      <text:p text:style-name="P1">| <text:s text:c="2"/>| <text:s text:c="2"/>| <text:s text:c="2"/>| <text:s text:c="2"/>21 &lt;= 9: 5 (7.0/1.0)</text:p>
      <text:p text:style-name="P1">| <text:s text:c="2"/>| <text:s text:c="2"/>| <text:s text:c="2"/>| <text:s text:c="2"/>21 &gt; 9: 9 (27.0/1.0)</text:p>
      <text:p text:style-name="P1">| <text:s text:c="2"/>| <text:s text:c="2"/>| <text:s text:c="2"/>43 &gt; 2: 4 (2.0/1.0)</text:p>
      <text:p text:style-name="P1">36 &gt; 0</text:p>
      <text:p text:style-name="P1">| <text:s text:c="2"/>21 &lt;= 0</text:p>
      <text:p text:style-name="P1">| <text:s text:c="2"/>| <text:s text:c="2"/>42 &lt;= 7</text:p>
      <text:p text:style-name="P1">| <text:s text:c="2"/>| <text:s text:c="2"/>| <text:s text:c="2"/>5 &lt;= 3</text:p>
      <text:p text:style-name="P1">| <text:s text:c="2"/>| <text:s text:c="2"/>| <text:s text:c="2"/>| <text:s text:c="2"/>38 &lt;= 0</text:p>
      <text:p text:style-name="P1">| <text:s text:c="2"/>| <text:s text:c="2"/>| <text:s text:c="2"/>| <text:s text:c="2"/>| <text:s text:c="2"/>13 &lt;= 5</text:p>
      <text:p text:style-name="P1">| <text:s text:c="2"/>| <text:s text:c="2"/>| <text:s text:c="2"/>| <text:s text:c="2"/>| <text:s text:c="2"/>| <text:s text:c="2"/>10 &lt;= 13: 1 (25.0/1.0)</text:p>
      <text:p text:style-name="P1">| <text:s text:c="2"/>| <text:s text:c="2"/>| <text:s text:c="2"/>| <text:s text:c="2"/>| <text:s text:c="2"/>| <text:s text:c="2"/>10 &gt; 13: 2 (15.0)</text:p>
      <text:p text:style-name="P1">| <text:s text:c="2"/>| <text:s text:c="2"/>| <text:s text:c="2"/>| <text:s text:c="2"/>| <text:s text:c="2"/>13 &gt; 5: 5 (2.0)</text:p>
      <text:p text:style-name="P1">| <text:s text:c="2"/>| <text:s text:c="2"/>| <text:s text:c="2"/>| <text:s text:c="2"/>38 &gt; 0</text:p>
      <text:p text:style-name="P1">| <text:s text:c="2"/>| <text:s text:c="2"/>| <text:s text:c="2"/>| <text:s text:c="2"/>| <text:s text:c="2"/>33 &lt;= 0: 3 (10.0/1.0)</text:p>
      <text:p text:style-name="P1">| <text:s text:c="2"/>| <text:s text:c="2"/>| <text:s text:c="2"/>| <text:s text:c="2"/>| <text:s text:c="2"/>33 &gt; 0: 4 (4.0)</text:p>
      <text:p text:style-name="P1">| <text:s text:c="2"/>| <text:s text:c="2"/>| <text:s text:c="2"/>5 &gt; 3</text:p>
      <text:p text:style-name="P1"><text:soft-page-break/>| <text:s text:c="2"/>| <text:s text:c="2"/>| <text:s text:c="2"/>| <text:s text:c="2"/>18 &lt;= 3: 3 (2.0/1.0)</text:p>
      <text:p text:style-name="P1">| <text:s text:c="2"/>| <text:s text:c="2"/>| <text:s text:c="2"/>| <text:s text:c="2"/>18 &gt; 3: 5 (65.0)</text:p>
      <text:p text:style-name="P1">| <text:s text:c="2"/>| <text:s text:c="2"/>42 &gt; 7</text:p>
      <text:p text:style-name="P1">| <text:s text:c="2"/>| <text:s text:c="2"/>| <text:s text:c="2"/>1 &lt;= 1</text:p>
      <text:p text:style-name="P1">| <text:s text:c="2"/>| <text:s text:c="2"/>| <text:s text:c="2"/>| <text:s text:c="2"/>20 &lt;= 7</text:p>
      <text:p text:style-name="P1">| <text:s text:c="2"/>| <text:s text:c="2"/>| <text:s text:c="2"/>| <text:s text:c="2"/>| <text:s text:c="2"/>30 &lt;= 1: 6 (103.0/1.0)</text:p>
      <text:p text:style-name="P1">| <text:s text:c="2"/>| <text:s text:c="2"/>| <text:s text:c="2"/>| <text:s text:c="2"/>| <text:s text:c="2"/>30 &gt; 1: 4 (12.0/1.0)</text:p>
      <text:p text:style-name="P1">| <text:s text:c="2"/>| <text:s text:c="2"/>| <text:s text:c="2"/>| <text:s text:c="2"/>20 &gt; 7</text:p>
      <text:p text:style-name="P1">| <text:s text:c="2"/>| <text:s text:c="2"/>| <text:s text:c="2"/>| <text:s text:c="2"/>| <text:s text:c="2"/>11 &lt;= 14: 4 (3.0/1.0)</text:p>
      <text:p text:style-name="P1">| <text:s text:c="2"/>| <text:s text:c="2"/>| <text:s text:c="2"/>| <text:s text:c="2"/>| <text:s text:c="2"/>11 &gt; 14: 1 (6.0)</text:p>
      <text:p text:style-name="P1">| <text:s text:c="2"/>| <text:s text:c="2"/>| <text:s text:c="2"/>1 &gt; 1: 2 (5.0/1.0)</text:p>
      <text:p text:style-name="P1">| <text:s text:c="2"/>21 &gt; 0</text:p>
      <text:p text:style-name="P1">| <text:s text:c="2"/>| <text:s text:c="2"/>2 &lt;= 0</text:p>
      <text:p text:style-name="P1">| <text:s text:c="2"/>| <text:s text:c="2"/>| <text:s text:c="2"/>20 &lt;= 13</text:p>
      <text:p text:style-name="P1">| <text:s text:c="2"/>| <text:s text:c="2"/>| <text:s text:c="2"/>| <text:s text:c="2"/>62 &lt;= 1</text:p>
      <text:p text:style-name="P1">| <text:s text:c="2"/>| <text:s text:c="2"/>| <text:s text:c="2"/>| <text:s text:c="2"/>| <text:s text:c="2"/>26 &lt;= 1: 7 (3.0/1.0)</text:p>
      <text:p text:style-name="P1">| <text:s text:c="2"/>| <text:s text:c="2"/>| <text:s text:c="2"/>| <text:s text:c="2"/>| <text:s text:c="2"/>26 &gt; 1</text:p>
      <text:p text:style-name="P1">| <text:s text:c="2"/>| <text:s text:c="2"/>| <text:s text:c="2"/>| <text:s text:c="2"/>| <text:s text:c="2"/>| <text:s text:c="2"/>5 &lt;= 10</text:p>
      <text:p text:style-name="P1">| <text:s text:c="2"/>| <text:s text:c="2"/>| <text:s text:c="2"/>| <text:s text:c="2"/>| <text:s text:c="2"/>| <text:s text:c="2"/>| <text:s text:c="2"/>54 &lt;= 2: 4 (64.0/1.0)</text:p>
      <text:p text:style-name="P1">| <text:s text:c="2"/>| <text:s text:c="2"/>| <text:s text:c="2"/>| <text:s text:c="2"/>| <text:s text:c="2"/>| <text:s text:c="2"/>| <text:s text:c="2"/>54 &gt; 2: 8 (2.0)</text:p>
      <text:p text:style-name="P1">| <text:s text:c="2"/>| <text:s text:c="2"/>| <text:s text:c="2"/>| <text:s text:c="2"/>| <text:s text:c="2"/>| <text:s text:c="2"/>5 &gt; 10</text:p>
      <text:p text:style-name="P1">| <text:s text:c="2"/>| <text:s text:c="2"/>| <text:s text:c="2"/>| <text:s text:c="2"/>| <text:s text:c="2"/>| <text:s text:c="2"/>| <text:s text:c="2"/>6 &lt;= 5</text:p>
      <text:p text:style-name="P1">| <text:s text:c="2"/>| <text:s text:c="2"/>| <text:s text:c="2"/>| <text:s text:c="2"/>| <text:s text:c="2"/>| <text:s text:c="2"/>| <text:s text:c="2"/>| <text:s text:c="2"/>59 &lt;= 2: 4 (6.0)</text:p>
      <text:p text:style-name="P1">| <text:s text:c="2"/>| <text:s text:c="2"/>| <text:s text:c="2"/>| <text:s text:c="2"/>| <text:s text:c="2"/>| <text:s text:c="2"/>| <text:s text:c="2"/>| <text:s text:c="2"/>59 &gt; 2: 9 (3.0/1.0)</text:p>
      <text:p text:style-name="P1">| <text:s text:c="2"/>| <text:s text:c="2"/>| <text:s text:c="2"/>| <text:s text:c="2"/>| <text:s text:c="2"/>| <text:s text:c="2"/>| <text:s text:c="2"/>6 &gt; 5: 9 (14.0/1.0)</text:p>
      <text:p text:style-name="P1">| <text:s text:c="2"/>| <text:s text:c="2"/>| <text:s text:c="2"/>| <text:s text:c="2"/>62 &gt; 1</text:p>
      <text:p text:style-name="P1">| <text:s text:c="2"/>| <text:s text:c="2"/>| <text:s text:c="2"/>| <text:s text:c="2"/>| <text:s text:c="2"/>3 &lt;= 6: 3 (2.0)</text:p>
      <text:p text:style-name="P1">| <text:s text:c="2"/>| <text:s text:c="2"/>| <text:s text:c="2"/>| <text:s text:c="2"/>| <text:s text:c="2"/>3 &gt; 6: 8 (3.0)</text:p>
      <text:p text:style-name="P1">| <text:s text:c="2"/>| <text:s text:c="2"/>| <text:s text:c="2"/>20 &gt; 13</text:p>
      <text:p text:style-name="P1">| <text:s text:c="2"/>| <text:s text:c="2"/>| <text:s text:c="2"/>| <text:s text:c="2"/>28 &lt;= 4: 9 (2.0)</text:p>
      <text:p text:style-name="P1">| <text:s text:c="2"/>| <text:s text:c="2"/>| <text:s text:c="2"/>| <text:s text:c="2"/>28 &gt; 4</text:p>
      <text:p text:style-name="P1">| <text:s text:c="2"/>| <text:s text:c="2"/>| <text:s text:c="2"/>| <text:s text:c="2"/>| <text:s text:c="2"/>41 &lt;= 4: 1 (41.0/2.0)</text:p>
      <text:p text:style-name="P1">| <text:s text:c="2"/>| <text:s text:c="2"/>| <text:s text:c="2"/>| <text:s text:c="2"/>| <text:s text:c="2"/>41 &gt; 4</text:p>
      <text:p text:style-name="P1">| <text:s text:c="2"/>| <text:s text:c="2"/>| <text:s text:c="2"/>| <text:s text:c="2"/>| <text:s text:c="2"/>| <text:s text:c="2"/>46 &lt;= 0: 1 (2.0)</text:p>
      <text:p text:style-name="P1">| <text:s text:c="2"/>| <text:s text:c="2"/>| <text:s text:c="2"/>| <text:s text:c="2"/>| <text:s text:c="2"/>| <text:s text:c="2"/>46 &gt; 0: 4 (5.0)</text:p>
      <text:p text:style-name="P1">| <text:s text:c="2"/>| <text:s text:c="2"/>2 &gt; 0</text:p>
      <text:p text:style-name="P1">| <text:s text:c="2"/>| <text:s text:c="2"/>| <text:s text:c="2"/>53 &lt;= 0</text:p>
      <text:p text:style-name="P1">| <text:s text:c="2"/>| <text:s text:c="2"/>| <text:s text:c="2"/>| <text:s text:c="2"/>12 &lt;= 3</text:p>
      <text:p text:style-name="P1">| <text:s text:c="2"/>| <text:s text:c="2"/>| <text:s text:c="2"/>| <text:s text:c="2"/>| <text:s text:c="2"/>5 &lt;= 7: 4 (7.0)</text:p>
      <text:p text:style-name="P1">| <text:s text:c="2"/>| <text:s text:c="2"/>| <text:s text:c="2"/>| <text:s text:c="2"/>| <text:s text:c="2"/>5 &gt; 7: 9 (2.0)</text:p>
      <text:p text:style-name="P1">| <text:s text:c="2"/>| <text:s text:c="2"/>| <text:s text:c="2"/>| <text:s text:c="2"/>12 &gt; 3</text:p>
      <text:p text:style-name="P1">| <text:s text:c="2"/>| <text:s text:c="2"/>| <text:s text:c="2"/>| <text:s text:c="2"/>| <text:s text:c="2"/>61 &lt;= 0</text:p>
      <text:p text:style-name="P1">| <text:s text:c="2"/>| <text:s text:c="2"/>| <text:s text:c="2"/>| <text:s text:c="2"/>| <text:s text:c="2"/>| <text:s text:c="2"/>29 &lt;= 0</text:p>
      <text:p text:style-name="P1">| <text:s text:c="2"/>| <text:s text:c="2"/>| <text:s text:c="2"/>| <text:s text:c="2"/>| <text:s text:c="2"/>| <text:s text:c="2"/>| <text:s text:c="2"/>50 &lt;= 7: 1 (2.0/1.0)</text:p>
      <text:p text:style-name="P1">| <text:s text:c="2"/>| <text:s text:c="2"/>| <text:s text:c="2"/>| <text:s text:c="2"/>| <text:s text:c="2"/>| <text:s text:c="2"/>| <text:s text:c="2"/>50 &gt; 7: 8 (6.0)</text:p>
      <text:p text:style-name="P1">| <text:s text:c="2"/>| <text:s text:c="2"/>| <text:s text:c="2"/>| <text:s text:c="2"/>| <text:s text:c="2"/>| <text:s text:c="2"/>29 &gt; 0</text:p>
      <text:p text:style-name="P1">| <text:s text:c="2"/>| <text:s text:c="2"/>| <text:s text:c="2"/>| <text:s text:c="2"/>| <text:s text:c="2"/>| <text:s text:c="2"/>| <text:s text:c="2"/>25 &lt;= 5</text:p>
      <text:p text:style-name="P1">| <text:s text:c="2"/>| <text:s text:c="2"/>| <text:s text:c="2"/>| <text:s text:c="2"/>| <text:s text:c="2"/>| <text:s text:c="2"/>| <text:s text:c="2"/>| <text:s text:c="2"/>60 &lt;= 8</text:p>
      <text:p text:style-name="P1">| <text:s text:c="2"/>| <text:s text:c="2"/>| <text:s text:c="2"/>| <text:s text:c="2"/>| <text:s text:c="2"/>| <text:s text:c="2"/>| <text:s text:c="2"/>| <text:s text:c="2"/>| <text:s text:c="2"/>18 &lt;= 13: 7 (85.0/1.0)</text:p>
      <text:p text:style-name="P1">| <text:s text:c="2"/>| <text:s text:c="2"/>| <text:s text:c="2"/>| <text:s text:c="2"/>| <text:s text:c="2"/>| <text:s text:c="2"/>| <text:s text:c="2"/>| <text:s text:c="2"/>| <text:s text:c="2"/>18 &gt; 13</text:p>
      <text:p text:style-name="P1">| <text:s text:c="2"/>| <text:s text:c="2"/>| <text:s text:c="2"/>| <text:s text:c="2"/>| <text:s text:c="2"/>| <text:s text:c="2"/>| <text:s text:c="2"/>| <text:s text:c="2"/>| <text:s text:c="2"/>| <text:s text:c="2"/>49 &lt;= 0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7 &lt;= 0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| <text:s text:c="2"/>| <text:s text:c="2"/>25 &lt;= 0: 9 (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5 &gt; 0: 7 (3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7 &gt; 0: 7 (2.0)</text:p>
      <text:p text:style-name="P1">| <text:s text:c="2"/>| <text:s text:c="2"/>| <text:s text:c="2"/>| <text:s text:c="2"/>| <text:s text:c="2"/>| <text:s text:c="2"/>| <text:s text:c="2"/>| <text:s text:c="2"/>| <text:s text:c="2"/>| <text:s text:c="2"/>49 &gt; 0: 8 (3.0)</text:p>
      <text:p text:style-name="P1">| <text:s text:c="2"/>| <text:s text:c="2"/>| <text:s text:c="2"/>| <text:s text:c="2"/>| <text:s text:c="2"/>| <text:s text:c="2"/>| <text:s text:c="2"/>| <text:s text:c="2"/>60 &gt; 8</text:p>
      <text:p text:style-name="P1">| <text:s text:c="2"/>| <text:s text:c="2"/>| <text:s text:c="2"/>| <text:s text:c="2"/>| <text:s text:c="2"/>| <text:s text:c="2"/>| <text:s text:c="2"/>| <text:s text:c="2"/>| <text:s text:c="2"/>25 &lt;= 2</text:p>
      <text:p text:style-name="P1">| <text:s text:c="2"/>| <text:s text:c="2"/>| <text:s text:c="2"/>| <text:s text:c="2"/>| <text:s text:c="2"/>| <text:s text:c="2"/>| <text:s text:c="2"/>| <text:s text:c="2"/>| <text:s text:c="2"/>| <text:s text:c="2"/>4 &lt;= 13: 1 (2.0)</text:p>
      <text:p text:style-name="P1">| <text:s text:c="2"/>| <text:s text:c="2"/>| <text:s text:c="2"/>| <text:s text:c="2"/>| <text:s text:c="2"/>| <text:s text:c="2"/>| <text:s text:c="2"/>| <text:s text:c="2"/>| <text:s text:c="2"/>| <text:s text:c="2"/>4 &gt; 13: 8 (3.0)</text:p>
      <text:p text:style-name="P1">| <text:s text:c="2"/>| <text:s text:c="2"/>| <text:s text:c="2"/>| <text:s text:c="2"/>| <text:s text:c="2"/>| <text:s text:c="2"/>| <text:s text:c="2"/>| <text:s text:c="2"/>| <text:s text:c="2"/>25 &gt; 2: 7 (2.0/1.0)</text:p>
      <text:p text:style-name="P1">| <text:s text:c="2"/>| <text:s text:c="2"/>| <text:s text:c="2"/>| <text:s text:c="2"/>| <text:s text:c="2"/>| <text:s text:c="2"/>| <text:s text:c="2"/>25 &gt; 5: 9 (5.0/1.0)</text:p>
      <text:p text:style-name="P1">| <text:s text:c="2"/>| <text:s text:c="2"/>| <text:s text:c="2"/>| <text:s text:c="2"/>| <text:s text:c="2"/>61 &gt; 0: 1 (4.0/1.0)</text:p>
      <text:p text:style-name="P1">| <text:s text:c="2"/>| <text:s text:c="2"/>| <text:s text:c="2"/>53 &gt; 0</text:p>
      <text:p text:style-name="P1">| <text:s text:c="2"/>| <text:s text:c="2"/>| <text:s text:c="2"/>| <text:s text:c="2"/>43 &lt;= 3</text:p>
      <text:p text:style-name="P1">| <text:s text:c="2"/>| <text:s text:c="2"/>| <text:s text:c="2"/>| <text:s text:c="2"/>| <text:s text:c="2"/>63 &lt;= 3</text:p>
      <text:p text:style-name="P1">| <text:s text:c="2"/>| <text:s text:c="2"/>| <text:s text:c="2"/>| <text:s text:c="2"/>| <text:s text:c="2"/>| <text:s text:c="2"/>42 &lt;= 11</text:p>
      <text:p text:style-name="P1">| <text:s text:c="2"/>| <text:s text:c="2"/>| <text:s text:c="2"/>| <text:s text:c="2"/>| <text:s text:c="2"/>| <text:s text:c="2"/>| <text:s text:c="2"/>29 &lt;= 14</text:p>
      <text:p text:style-name="P1">| <text:s text:c="2"/>| <text:s text:c="2"/>| <text:s text:c="2"/>| <text:s text:c="2"/>| <text:s text:c="2"/>| <text:s text:c="2"/>| <text:s text:c="2"/>| <text:s text:c="2"/>18 &lt;= 13</text:p>
      <text:p text:style-name="P1">| <text:s text:c="2"/>| <text:s text:c="2"/>| <text:s text:c="2"/>| <text:s text:c="2"/>| <text:s text:c="2"/>| <text:s text:c="2"/>| <text:s text:c="2"/>| <text:s text:c="2"/>| <text:s text:c="2"/>19 &lt;= 11: 3 (84.0/1.0)</text:p>
      <text:p text:style-name="P1">| <text:s text:c="2"/>| <text:s text:c="2"/>| <text:s text:c="2"/>| <text:s text:c="2"/>| <text:s text:c="2"/>| <text:s text:c="2"/>| <text:s text:c="2"/>| <text:s text:c="2"/>| <text:s text:c="2"/>19 &gt; 11</text:p>
      <text:p text:style-name="P1">| <text:s text:c="2"/>| <text:s text:c="2"/>| <text:s text:c="2"/>| <text:s text:c="2"/>| <text:s text:c="2"/>| <text:s text:c="2"/>| <text:s text:c="2"/>| <text:s text:c="2"/>| <text:s text:c="2"/>| <text:s text:c="2"/>3 &lt;= 15: 9 (2.0)</text:p>
      <text:p text:style-name="P1">| <text:s text:c="2"/>| <text:s text:c="2"/>| <text:s text:c="2"/>| <text:s text:c="2"/>| <text:s text:c="2"/>| <text:s text:c="2"/>| <text:s text:c="2"/>| <text:s text:c="2"/>| <text:s text:c="2"/>| <text:s text:c="2"/>3 &gt; 15: 3 (2.0)</text:p>
      <text:p text:style-name="P1">| <text:s text:c="2"/>| <text:s text:c="2"/>| <text:s text:c="2"/>| <text:s text:c="2"/>| <text:s text:c="2"/>| <text:s text:c="2"/>| <text:s text:c="2"/>| <text:s text:c="2"/>18 &gt; 13</text:p>
      <text:p text:style-name="P1">| <text:s text:c="2"/>| <text:s text:c="2"/>| <text:s text:c="2"/>| <text:s text:c="2"/>| <text:s text:c="2"/>| <text:s text:c="2"/>| <text:s text:c="2"/>| <text:s text:c="2"/>| <text:s text:c="2"/>6 &lt;= 0</text:p>
      <text:p text:style-name="P1">| <text:s text:c="2"/>| <text:s text:c="2"/>| <text:s text:c="2"/>| <text:s text:c="2"/>| <text:s text:c="2"/>| <text:s text:c="2"/>| <text:s text:c="2"/>| <text:s text:c="2"/>| <text:s text:c="2"/>| <text:s text:c="2"/>26 &lt;= 6: 3 (3.0)</text:p>
      <text:p text:style-name="P1">| <text:s text:c="2"/>| <text:s text:c="2"/>| <text:s text:c="2"/>| <text:s text:c="2"/>| <text:s text:c="2"/>| <text:s text:c="2"/>| <text:s text:c="2"/>| <text:s text:c="2"/>| <text:s text:c="2"/>| <text:s text:c="2"/>26 &gt; 6: 9 (7.0/1.0)</text:p>
      <text:p text:style-name="P1">| <text:s text:c="2"/>| <text:s text:c="2"/>| <text:s text:c="2"/>| <text:s text:c="2"/>| <text:s text:c="2"/>| <text:s text:c="2"/>| <text:s text:c="2"/>| <text:s text:c="2"/>| <text:s text:c="2"/>6 &gt; 0: 5 (7.0/1.0)</text:p>
      <text:p text:style-name="P1">| <text:s text:c="2"/>| <text:s text:c="2"/>| <text:s text:c="2"/>| <text:s text:c="2"/>| <text:s text:c="2"/>| <text:s text:c="2"/>| <text:s text:c="2"/>29 &gt; 14</text:p>
      <text:p text:style-name="P1">| <text:s text:c="2"/>| <text:s text:c="2"/>| <text:s text:c="2"/>| <text:s text:c="2"/>| <text:s text:c="2"/>| <text:s text:c="2"/>| <text:s text:c="2"/>| <text:s text:c="2"/>44 &lt;= 12: 9 (32.0)</text:p>
      <text:p text:style-name="P1">| <text:s text:c="2"/>| <text:s text:c="2"/>| <text:s text:c="2"/>| <text:s text:c="2"/>| <text:s text:c="2"/>| <text:s text:c="2"/>| <text:s text:c="2"/>| <text:s text:c="2"/>44 &gt; 12: 2 (2.0/1.0)</text:p>
      <text:p text:style-name="P1">| <text:s text:c="2"/>| <text:s text:c="2"/>| <text:s text:c="2"/>| <text:s text:c="2"/>| <text:s text:c="2"/>| <text:s text:c="2"/>42 &gt; 11</text:p>
      <text:p text:style-name="P1">| <text:s text:c="2"/>| <text:s text:c="2"/>| <text:s text:c="2"/>| <text:s text:c="2"/>| <text:s text:c="2"/>| <text:s text:c="2"/>| <text:s text:c="2"/>27 &lt;= 7: 3 (2.0/1.0)</text:p>
      <text:p text:style-name="P1">| <text:s text:c="2"/>| <text:s text:c="2"/>| <text:s text:c="2"/>| <text:s text:c="2"/>| <text:s text:c="2"/>| <text:s text:c="2"/>| <text:s text:c="2"/>27 &gt; 7: 8 (11.0)</text:p>
      <text:p text:style-name="P1">| <text:s text:c="2"/>| <text:s text:c="2"/>| <text:s text:c="2"/>| <text:s text:c="2"/>| <text:s text:c="2"/>63 &gt; 3: 2 (4.0)</text:p>
      <text:p text:style-name="P1">| <text:s text:c="2"/>| <text:s text:c="2"/>| <text:s text:c="2"/>| <text:s text:c="2"/>43 &gt; 3</text:p>
      <text:p text:style-name="P1">| <text:s text:c="2"/>| <text:s text:c="2"/>| <text:s text:c="2"/>| <text:s text:c="2"/>| <text:s text:c="2"/>27 &lt;= 9</text:p>
      <text:p text:style-name="P1">| <text:s text:c="2"/>| <text:s text:c="2"/>| <text:s text:c="2"/>| <text:s text:c="2"/>| <text:s text:c="2"/>| <text:s text:c="2"/>19 &lt;= 9</text:p>
      <text:p text:style-name="P1">| <text:s text:c="2"/>| <text:s text:c="2"/>| <text:s text:c="2"/>| <text:s text:c="2"/>| <text:s text:c="2"/>| <text:s text:c="2"/>| <text:s text:c="2"/>50 &lt;= 1: 7 (4.0/1.0)</text:p>
      <text:p text:style-name="P1">| <text:s text:c="2"/>| <text:s text:c="2"/>| <text:s text:c="2"/>| <text:s text:c="2"/>| <text:s text:c="2"/>| <text:s text:c="2"/>| <text:s text:c="2"/>50 &gt; 1</text:p>
      <text:p text:style-name="P1">| <text:s text:c="2"/>| <text:s text:c="2"/>| <text:s text:c="2"/>| <text:s text:c="2"/>| <text:s text:c="2"/>| <text:s text:c="2"/>| <text:s text:c="2"/>| <text:s text:c="2"/>38 &lt;= 3</text:p>
      <text:p text:style-name="P1">| <text:s text:c="2"/>| <text:s text:c="2"/>| <text:s text:c="2"/>| <text:s text:c="2"/>| <text:s text:c="2"/>| <text:s text:c="2"/>| <text:s text:c="2"/>| <text:s text:c="2"/>| <text:s text:c="2"/>45 &lt;= 14</text:p>
      <text:p text:style-name="P1">| <text:s text:c="2"/>| <text:s text:c="2"/>| <text:s text:c="2"/>| <text:s text:c="2"/>| <text:s text:c="2"/>| <text:s text:c="2"/>| <text:s text:c="2"/>| <text:s text:c="2"/>| <text:s text:c="2"/>| <text:s text:c="2"/>12 &lt;= 8: 8 (5.0/1.0)</text:p>
      <text:p text:style-name="P1">| <text:s text:c="2"/>| <text:s text:c="2"/>| <text:s text:c="2"/>| <text:s text:c="2"/>| <text:s text:c="2"/>| <text:s text:c="2"/>| <text:s text:c="2"/>| <text:s text:c="2"/>| <text:s text:c="2"/>| <text:s text:c="2"/>12 &gt; 8: 2 (53.0/1.0)</text:p>
      <text:p text:style-name="P1">| <text:s text:c="2"/>| <text:s text:c="2"/>| <text:s text:c="2"/>| <text:s text:c="2"/>| <text:s text:c="2"/>| <text:s text:c="2"/>| <text:s text:c="2"/>| <text:s text:c="2"/>| <text:s text:c="2"/>45 &gt; 14: 3 (2.0)</text:p>
      <text:p text:style-name="P1">| <text:s text:c="2"/>| <text:s text:c="2"/>| <text:s text:c="2"/>| <text:s text:c="2"/>| <text:s text:c="2"/>| <text:s text:c="2"/>| <text:s text:c="2"/>| <text:s text:c="2"/>38 &gt; 3: 3 (2.0)</text:p>
      <text:p text:style-name="P1">| <text:s text:c="2"/>| <text:s text:c="2"/>| <text:s text:c="2"/>| <text:s text:c="2"/>| <text:s text:c="2"/>| <text:s text:c="2"/>19 &gt; 9: 1 (3.0/1.0)</text:p>
      <text:p text:style-name="P1">| <text:s text:c="2"/>| <text:s text:c="2"/>| <text:s text:c="2"/>| <text:s text:c="2"/>| <text:s text:c="2"/>27 &gt; 9</text:p>
      <text:p text:style-name="P1">| <text:s text:c="2"/>| <text:s text:c="2"/>| <text:s text:c="2"/>| <text:s text:c="2"/>| <text:s text:c="2"/>| <text:s text:c="2"/>20 &lt;= 15</text:p>
      <text:p text:style-name="P1">| <text:s text:c="2"/>| <text:s text:c="2"/>| <text:s text:c="2"/>| <text:s text:c="2"/>| <text:s text:c="2"/>| <text:s text:c="2"/>| <text:s text:c="2"/>42 &lt;= 1</text:p>
      <text:p text:style-name="P1">| <text:s text:c="2"/>| <text:s text:c="2"/>| <text:s text:c="2"/>| <text:s text:c="2"/>| <text:s text:c="2"/>| <text:s text:c="2"/>| <text:s text:c="2"/>| <text:s text:c="2"/>59 &lt;= 15: 8 (4.0/1.0)</text:p>
      <text:p text:style-name="P1">| <text:s text:c="2"/>| <text:s text:c="2"/>| <text:s text:c="2"/>| <text:s text:c="2"/>| <text:s text:c="2"/>| <text:s text:c="2"/>| <text:s text:c="2"/>| <text:s text:c="2"/>59 &gt; 15: 3 (4.0)</text:p>
      <text:p text:style-name="P1">| <text:s text:c="2"/>| <text:s text:c="2"/>| <text:s text:c="2"/>| <text:s text:c="2"/>| <text:s text:c="2"/>| <text:s text:c="2"/>| <text:s text:c="2"/>42 &gt; 1: 8 (51.0/1.0)</text:p>
      <text:p text:style-name="P1">| <text:s text:c="2"/>| <text:s text:c="2"/>| <text:s text:c="2"/>| <text:s text:c="2"/>| <text:s text:c="2"/>| <text:s text:c="2"/>20 &gt; 15</text:p>
      <text:p text:style-name="P1"><text:soft-page-break/>| <text:s text:c="2"/>| <text:s text:c="2"/>| <text:s text:c="2"/>| <text:s text:c="2"/>| <text:s text:c="2"/>| <text:s text:c="2"/>| <text:s text:c="2"/>52 &lt;= 13</text:p>
      <text:p text:style-name="P1">| <text:s text:c="2"/>| <text:s text:c="2"/>| <text:s text:c="2"/>| <text:s text:c="2"/>| <text:s text:c="2"/>| <text:s text:c="2"/>| <text:s text:c="2"/>| <text:s text:c="2"/>58 &lt;= 8: 8 (5.0)</text:p>
      <text:p text:style-name="P1">| <text:s text:c="2"/>| <text:s text:c="2"/>| <text:s text:c="2"/>| <text:s text:c="2"/>| <text:s text:c="2"/>| <text:s text:c="2"/>| <text:s text:c="2"/>| <text:s text:c="2"/>58 &gt; 8: 2 (2.0)</text:p>
      <text:p text:style-name="P1">| <text:s text:c="2"/>| <text:s text:c="2"/>| <text:s text:c="2"/>| <text:s text:c="2"/>| <text:s text:c="2"/>| <text:s text:c="2"/>| <text:s text:c="2"/>52 &gt; 13: 1 (23.0)</text:p>
      <text:p text:style-name="P1"/>
      <text:p text:style-name="P1">Number of Leaves <text:s/>: <text:tab/>68</text:p>
      <text:p text:style-name="P1"/>
      <text:p text:style-name="P1">Size of the tree : <text:tab/>135</text:p>
      <text:p text:style-name="P1"/>
      <text:p text:style-name="P1"/>
      <text:p text:style-name="P1">Time taken to build model: 0.05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835 <text:s text:c="14"/>83.5 <text:s text:c="3"/>%</text:p>
      <text:p text:style-name="P1">Incorrectly Classified Instances <text:s text:c="6"/>165 <text:s text:c="14"/>16.5 <text:s text:c="3"/>%</text:p>
      <text:p text:style-name="P1">Kappa statistic <text:s text:c="25"/>0.8166</text:p>
      <text:p text:style-name="P1">Mean absolute error <text:s text:c="21"/>0.0367</text:p>
      <text:p text:style-name="P1">Root mean squared error <text:s text:c="17"/>0.1768</text:p>
      <text:p text:style-name="P1">Relative absolute error <text:s text:c="16"/>20.4161 %</text:p>
      <text:p text:style-name="P1">Root relative squared error <text:s text:c="12"/>58.9488 %</text:p>
      <text:p text:style-name="P1">Total Number of Instances <text:s text:c="12"/>1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71 <text:s text:c="4"/>0.003 <text:s text:c="5"/>0.971 <text:s text:c="4"/>0.971 <text:s text:c="4"/>0.971 <text:s text:c="5"/>0.984 <text:s text:c="3"/>0</text:p>
      <text:p text:style-name="P1">0.817 <text:s text:c="4"/>0.02 <text:s text:c="6"/>0.825 <text:s text:c="4"/>0.817 <text:s text:c="4"/>0.821 <text:s text:c="5"/>0.913 <text:s text:c="3"/>1</text:p>
      <text:p text:style-name="P1">0.828 <text:s text:c="4"/>0.023 <text:s text:c="5"/>0.774 <text:s text:c="4"/>0.828 <text:s text:c="4"/>0.8 <text:s text:c="7"/>0.912 <text:s text:c="3"/>2</text:p>
      <text:p text:style-name="P1">0.784 <text:s text:c="4"/>0.027 <text:s text:c="5"/>0.784 <text:s text:c="4"/>0.784 <text:s text:c="4"/>0.784 <text:s text:c="5"/>0.908 <text:s text:c="3"/>3</text:p>
      <text:p text:style-name="P1">0.8 <text:s text:c="6"/>0.017 <text:s text:c="5"/>0.848 <text:s text:c="4"/>0.8 <text:s text:c="6"/>0.824 <text:s text:c="5"/>0.912 <text:s text:c="3"/>4</text:p>
      <text:p text:style-name="P1">0.835 <text:s text:c="4"/>0.014 <text:s text:c="5"/>0.854 <text:s text:c="4"/>0.835 <text:s text:c="4"/>0.844 <text:s text:c="5"/>0.915 <text:s text:c="3"/>5</text:p>
      <text:p text:style-name="P1">0.963 <text:s text:c="4"/>0.006 <text:s text:c="5"/>0.954 <text:s text:c="4"/>0.963 <text:s text:c="4"/>0.958 <text:s text:c="5"/>0.979 <text:s text:c="3"/>6</text:p>
      <text:p text:style-name="P1">0.865 <text:s text:c="4"/>0.014 <text:s text:c="5"/>0.865 <text:s text:c="4"/>0.865 <text:s text:c="4"/>0.865 <text:s text:c="5"/>0.929 <text:s text:c="3"/>7</text:p>
      <text:p text:style-name="P1">0.726 <text:s text:c="4"/>0.034 <text:s text:c="5"/>0.69 <text:s text:c="5"/>0.726 <text:s text:c="4"/>0.708 <text:s text:c="5"/>0.843 <text:s text:c="3"/>8</text:p>
      <text:p text:style-name="P1">0.752 <text:s text:c="4"/>0.024 <text:s text:c="5"/>0.776 <text:s text:c="4"/>0.752 <text:s text:c="4"/>0.764 <text:s text:c="5"/>0.876 <text:s text:c="3"/>9</text:p>
      <text:p text:style-name="P1">Weighted Avg. <text:s text:c="3"/>0.835 <text:s text:c="4"/>0.018 <text:s text:c="5"/>0.836 <text:s text:c="4"/>0.835 <text:s text:c="4"/>0.835 <text:s text:c="5"/>0.918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00 <text:s text:c="2"/>0 <text:s text:c="2"/>0 <text:s text:c="2"/>0 <text:s text:c="2"/>0 <text:s text:c="2"/>3 <text:s text:c="2"/>0 <text:s text:c="2"/>0 <text:s text:c="2"/>0 <text:s text:c="2"/>0 | <text:s text:c="2"/>a = 0</text:p>
      <text:p text:style-name="P1">0 <text:s/>85 <text:s text:c="2"/>5 <text:s text:c="2"/>0 <text:s text:c="2"/>3 <text:s text:c="2"/>1 <text:s text:c="2"/>0 <text:s text:c="2"/>1 <text:s text:c="2"/>5 <text:s text:c="2"/>4 | <text:s text:c="2"/>b = 1</text:p>
      <text:p text:style-name="P1">0 <text:s text:c="2"/>4 <text:s/>72 <text:s text:c="2"/>5 <text:s text:c="2"/>0 <text:s text:c="2"/>0 <text:s text:c="2"/>1 <text:s text:c="2"/>1 <text:s text:c="2"/>3 <text:s text:c="2"/>1 | <text:s text:c="2"/>c = 2</text:p>
      <text:p text:style-name="P1">0 <text:s text:c="2"/>2 <text:s text:c="2"/>6 <text:s/>87 <text:s text:c="2"/>0 <text:s text:c="2"/>2 <text:s text:c="2"/>0 <text:s text:c="2"/>3 <text:s text:c="2"/>9 <text:s text:c="2"/>2 | <text:s text:c="2"/>d = 3</text:p>
      <text:p text:style-name="P1">0 <text:s text:c="2"/>3 <text:s text:c="2"/>0 <text:s text:c="2"/>1 <text:s/>84 <text:s text:c="2"/>2 <text:s text:c="2"/>4 <text:s text:c="2"/>0 <text:s text:c="2"/>6 <text:s text:c="2"/>5 | <text:s text:c="2"/>e = 4</text:p>
      <text:p text:style-name="P1">3 <text:s text:c="2"/>0 <text:s text:c="2"/>4 <text:s text:c="2"/>3 <text:s text:c="2"/>1 <text:s/>76 <text:s text:c="2"/>0 <text:s text:c="2"/>0 <text:s text:c="2"/>3 <text:s text:c="2"/>1 | <text:s text:c="2"/>f = 5</text:p>
      <text:p text:style-name="P1">0 <text:s text:c="2"/>0 <text:s text:c="2"/>1 <text:s text:c="2"/>0 <text:s text:c="2"/>2 <text:s text:c="2"/>0 103 <text:s text:c="2"/>0 <text:s text:c="2"/>1 <text:s text:c="2"/>0 | <text:s text:c="2"/>g = 6</text:p>
      <text:p text:style-name="P1">0 <text:s text:c="2"/>0 <text:s text:c="2"/>0 <text:s text:c="2"/>2 <text:s text:c="2"/>0 <text:s text:c="2"/>3 <text:s text:c="2"/>0 <text:s/>83 <text:s text:c="2"/>2 <text:s text:c="2"/>6 | <text:s text:c="2"/>h = 7</text:p>
      <text:p text:style-name="P1">0 <text:s text:c="2"/>5 <text:s text:c="2"/>4 <text:s text:c="2"/>6 <text:s text:c="2"/>2 <text:s text:c="2"/>1 <text:s text:c="2"/>0 <text:s text:c="2"/>5 <text:s/>69 <text:s text:c="2"/>3 | <text:s text:c="2"/>i = 8</text:p>
      <text:p text:style-name="P1">0 <text:s text:c="2"/>4 <text:s text:c="2"/>1 <text:s text:c="2"/>7 <text:s text:c="2"/>7 <text:s text:c="2"/>1 <text:s text:c="2"/>0 <text:s text:c="2"/>3 <text:s text:c="2"/>2 <text:s/>76 | <text:s text:c="2"/>j = 9</text:p>
      <text:p text:style-name="P1"><text:soft-page-break/></text:p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2 confidence factor = 0.01</text:p>
      <text:p text:style-name="P1"/>
      <text:p text:style-name="P1">=== Run information ===</text:p>
      <text:p text:style-name="P1"/>
      <text:p text:style-name="P1">Scheme:weka.classifiers.trees.J48 -C 0.01 -M 2</text:p>
      <text:p text:style-name="P1">Relation: <text:s text:c="4"/>optraining_plus_900</text:p>
      <text:p text:style-name="P1">Instances: <text:s text:c="3"/>100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<text:soft-page-break/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0</text:p>
      <text:p text:style-name="P1">| <text:s text:c="2"/>13 &lt;= 0</text:p>
      <text:p text:style-name="P1">| <text:s text:c="2"/>| <text:s text:c="2"/>9 &lt;= 1: 6 (5.0/1.0)</text:p>
      <text:p text:style-name="P1">| <text:s text:c="2"/>| <text:s text:c="2"/>9 &gt; 1: 2 (5.0)</text:p>
      <text:p text:style-name="P1">| <text:s text:c="2"/>13 &gt; 0</text:p>
      <text:p text:style-name="P1">| <text:s text:c="2"/>| <text:s text:c="2"/>28 &lt;= 3</text:p>
      <text:p text:style-name="P1">| <text:s text:c="2"/>| <text:s text:c="2"/>| <text:s text:c="2"/>45 &lt;= 1: 5 (6.0)</text:p>
      <text:p text:style-name="P1">| <text:s text:c="2"/>| <text:s text:c="2"/>| <text:s text:c="2"/>45 &gt; 1: 0 (104.0/1.0)</text:p>
      <text:p text:style-name="P1">| <text:s text:c="2"/>| <text:s text:c="2"/>28 &gt; 3</text:p>
      <text:p text:style-name="P1">| <text:s text:c="2"/>| <text:s text:c="2"/>| <text:s text:c="2"/>43 &lt;= 2</text:p>
      <text:p text:style-name="P1">| <text:s text:c="2"/>| <text:s text:c="2"/>| <text:s text:c="2"/>| <text:s text:c="2"/>21 &lt;= 9: 5 (7.0/1.0)</text:p>
      <text:p text:style-name="P1">| <text:s text:c="2"/>| <text:s text:c="2"/>| <text:s text:c="2"/>| <text:s text:c="2"/>21 &gt; 9: 9 (27.0/1.0)</text:p>
      <text:p text:style-name="P1">| <text:s text:c="2"/>| <text:s text:c="2"/>| <text:s text:c="2"/>43 &gt; 2: 4 (2.0/1.0)</text:p>
      <text:p text:style-name="P1">36 &gt; 0</text:p>
      <text:p text:style-name="P1">| <text:s text:c="2"/>21 &lt;= 0</text:p>
      <text:p text:style-name="P1">| <text:s text:c="2"/>| <text:s text:c="2"/>42 &lt;= 7</text:p>
      <text:p text:style-name="P1">| <text:s text:c="2"/>| <text:s text:c="2"/>| <text:s text:c="2"/>5 &lt;= 3</text:p>
      <text:p text:style-name="P1">| <text:s text:c="2"/>| <text:s text:c="2"/>| <text:s text:c="2"/>| <text:s text:c="2"/>38 &lt;= 0</text:p>
      <text:p text:style-name="P1">| <text:s text:c="2"/>| <text:s text:c="2"/>| <text:s text:c="2"/>| <text:s text:c="2"/>| <text:s text:c="2"/>13 &lt;= 5</text:p>
      <text:p text:style-name="P1">| <text:s text:c="2"/>| <text:s text:c="2"/>| <text:s text:c="2"/>| <text:s text:c="2"/>| <text:s text:c="2"/>| <text:s text:c="2"/>10 &lt;= 13: 1 (25.0/1.0)</text:p>
      <text:p text:style-name="P1">| <text:s text:c="2"/>| <text:s text:c="2"/>| <text:s text:c="2"/>| <text:s text:c="2"/>| <text:s text:c="2"/>| <text:s text:c="2"/>10 &gt; 13: 2 (15.0)</text:p>
      <text:p text:style-name="P1">| <text:s text:c="2"/>| <text:s text:c="2"/>| <text:s text:c="2"/>| <text:s text:c="2"/>| <text:s text:c="2"/>13 &gt; 5: 5 (2.0)</text:p>
      <text:p text:style-name="P1">| <text:s text:c="2"/>| <text:s text:c="2"/>| <text:s text:c="2"/>| <text:s text:c="2"/>38 &gt; 0</text:p>
      <text:p text:style-name="P1">| <text:s text:c="2"/>| <text:s text:c="2"/>| <text:s text:c="2"/>| <text:s text:c="2"/>| <text:s text:c="2"/>33 &lt;= 0: 3 (10.0/1.0)</text:p>
      <text:p text:style-name="P1">| <text:s text:c="2"/>| <text:s text:c="2"/>| <text:s text:c="2"/>| <text:s text:c="2"/>| <text:s text:c="2"/>33 &gt; 0: 4 (4.0)</text:p>
      <text:p text:style-name="P1">| <text:s text:c="2"/>| <text:s text:c="2"/>| <text:s text:c="2"/>5 &gt; 3</text:p>
      <text:p text:style-name="P1">| <text:s text:c="2"/>| <text:s text:c="2"/>| <text:s text:c="2"/>| <text:s text:c="2"/>18 &lt;= 3: 3 (2.0/1.0)</text:p>
      <text:p text:style-name="P1">| <text:s text:c="2"/>| <text:s text:c="2"/>| <text:s text:c="2"/>| <text:s text:c="2"/>18 &gt; 3: 5 (65.0)</text:p>
      <text:p text:style-name="P1">| <text:s text:c="2"/>| <text:s text:c="2"/>42 &gt; 7</text:p>
      <text:p text:style-name="P1"><text:soft-page-break/>| <text:s text:c="2"/>| <text:s text:c="2"/>| <text:s text:c="2"/>1 &lt;= 1</text:p>
      <text:p text:style-name="P1">| <text:s text:c="2"/>| <text:s text:c="2"/>| <text:s text:c="2"/>| <text:s text:c="2"/>20 &lt;= 7</text:p>
      <text:p text:style-name="P1">| <text:s text:c="2"/>| <text:s text:c="2"/>| <text:s text:c="2"/>| <text:s text:c="2"/>| <text:s text:c="2"/>30 &lt;= 1: 6 (103.0/1.0)</text:p>
      <text:p text:style-name="P1">| <text:s text:c="2"/>| <text:s text:c="2"/>| <text:s text:c="2"/>| <text:s text:c="2"/>| <text:s text:c="2"/>30 &gt; 1: 4 (12.0/1.0)</text:p>
      <text:p text:style-name="P1">| <text:s text:c="2"/>| <text:s text:c="2"/>| <text:s text:c="2"/>| <text:s text:c="2"/>20 &gt; 7</text:p>
      <text:p text:style-name="P1">| <text:s text:c="2"/>| <text:s text:c="2"/>| <text:s text:c="2"/>| <text:s text:c="2"/>| <text:s text:c="2"/>11 &lt;= 14: 4 (3.0/1.0)</text:p>
      <text:p text:style-name="P1">| <text:s text:c="2"/>| <text:s text:c="2"/>| <text:s text:c="2"/>| <text:s text:c="2"/>| <text:s text:c="2"/>11 &gt; 14: 1 (6.0)</text:p>
      <text:p text:style-name="P1">| <text:s text:c="2"/>| <text:s text:c="2"/>| <text:s text:c="2"/>1 &gt; 1: 2 (5.0/1.0)</text:p>
      <text:p text:style-name="P1">| <text:s text:c="2"/>21 &gt; 0</text:p>
      <text:p text:style-name="P1">| <text:s text:c="2"/>| <text:s text:c="2"/>2 &lt;= 0</text:p>
      <text:p text:style-name="P1">| <text:s text:c="2"/>| <text:s text:c="2"/>| <text:s text:c="2"/>20 &lt;= 13</text:p>
      <text:p text:style-name="P1">| <text:s text:c="2"/>| <text:s text:c="2"/>| <text:s text:c="2"/>| <text:s text:c="2"/>62 &lt;= 1</text:p>
      <text:p text:style-name="P1">| <text:s text:c="2"/>| <text:s text:c="2"/>| <text:s text:c="2"/>| <text:s text:c="2"/>| <text:s text:c="2"/>26 &lt;= 1: 7 (3.0/1.0)</text:p>
      <text:p text:style-name="P1">| <text:s text:c="2"/>| <text:s text:c="2"/>| <text:s text:c="2"/>| <text:s text:c="2"/>| <text:s text:c="2"/>26 &gt; 1</text:p>
      <text:p text:style-name="P1">| <text:s text:c="2"/>| <text:s text:c="2"/>| <text:s text:c="2"/>| <text:s text:c="2"/>| <text:s text:c="2"/>| <text:s text:c="2"/>5 &lt;= 10</text:p>
      <text:p text:style-name="P1">| <text:s text:c="2"/>| <text:s text:c="2"/>| <text:s text:c="2"/>| <text:s text:c="2"/>| <text:s text:c="2"/>| <text:s text:c="2"/>| <text:s text:c="2"/>54 &lt;= 2: 4 (64.0/1.0)</text:p>
      <text:p text:style-name="P1">| <text:s text:c="2"/>| <text:s text:c="2"/>| <text:s text:c="2"/>| <text:s text:c="2"/>| <text:s text:c="2"/>| <text:s text:c="2"/>| <text:s text:c="2"/>54 &gt; 2: 8 (2.0)</text:p>
      <text:p text:style-name="P1">| <text:s text:c="2"/>| <text:s text:c="2"/>| <text:s text:c="2"/>| <text:s text:c="2"/>| <text:s text:c="2"/>| <text:s text:c="2"/>5 &gt; 10</text:p>
      <text:p text:style-name="P1">| <text:s text:c="2"/>| <text:s text:c="2"/>| <text:s text:c="2"/>| <text:s text:c="2"/>| <text:s text:c="2"/>| <text:s text:c="2"/>| <text:s text:c="2"/>6 &lt;= 5</text:p>
      <text:p text:style-name="P1">| <text:s text:c="2"/>| <text:s text:c="2"/>| <text:s text:c="2"/>| <text:s text:c="2"/>| <text:s text:c="2"/>| <text:s text:c="2"/>| <text:s text:c="2"/>| <text:s text:c="2"/>59 &lt;= 2: 4 (6.0)</text:p>
      <text:p text:style-name="P1">| <text:s text:c="2"/>| <text:s text:c="2"/>| <text:s text:c="2"/>| <text:s text:c="2"/>| <text:s text:c="2"/>| <text:s text:c="2"/>| <text:s text:c="2"/>| <text:s text:c="2"/>59 &gt; 2: 9 (3.0/1.0)</text:p>
      <text:p text:style-name="P1">| <text:s text:c="2"/>| <text:s text:c="2"/>| <text:s text:c="2"/>| <text:s text:c="2"/>| <text:s text:c="2"/>| <text:s text:c="2"/>| <text:s text:c="2"/>6 &gt; 5: 9 (14.0/1.0)</text:p>
      <text:p text:style-name="P1">| <text:s text:c="2"/>| <text:s text:c="2"/>| <text:s text:c="2"/>| <text:s text:c="2"/>62 &gt; 1</text:p>
      <text:p text:style-name="P1">| <text:s text:c="2"/>| <text:s text:c="2"/>| <text:s text:c="2"/>| <text:s text:c="2"/>| <text:s text:c="2"/>3 &lt;= 6: 3 (2.0)</text:p>
      <text:p text:style-name="P1">| <text:s text:c="2"/>| <text:s text:c="2"/>| <text:s text:c="2"/>| <text:s text:c="2"/>| <text:s text:c="2"/>3 &gt; 6: 8 (3.0)</text:p>
      <text:p text:style-name="P1">| <text:s text:c="2"/>| <text:s text:c="2"/>| <text:s text:c="2"/>20 &gt; 13</text:p>
      <text:p text:style-name="P1">| <text:s text:c="2"/>| <text:s text:c="2"/>| <text:s text:c="2"/>| <text:s text:c="2"/>28 &lt;= 4: 9 (2.0)</text:p>
      <text:p text:style-name="P1">| <text:s text:c="2"/>| <text:s text:c="2"/>| <text:s text:c="2"/>| <text:s text:c="2"/>28 &gt; 4</text:p>
      <text:p text:style-name="P1">| <text:s text:c="2"/>| <text:s text:c="2"/>| <text:s text:c="2"/>| <text:s text:c="2"/>| <text:s text:c="2"/>41 &lt;= 4: 1 (41.0/2.0)</text:p>
      <text:p text:style-name="P1">| <text:s text:c="2"/>| <text:s text:c="2"/>| <text:s text:c="2"/>| <text:s text:c="2"/>| <text:s text:c="2"/>41 &gt; 4</text:p>
      <text:p text:style-name="P1">| <text:s text:c="2"/>| <text:s text:c="2"/>| <text:s text:c="2"/>| <text:s text:c="2"/>| <text:s text:c="2"/>| <text:s text:c="2"/>46 &lt;= 0: 1 (2.0)</text:p>
      <text:p text:style-name="P1">| <text:s text:c="2"/>| <text:s text:c="2"/>| <text:s text:c="2"/>| <text:s text:c="2"/>| <text:s text:c="2"/>| <text:s text:c="2"/>46 &gt; 0: 4 (5.0)</text:p>
      <text:p text:style-name="P1">| <text:s text:c="2"/>| <text:s text:c="2"/>2 &gt; 0</text:p>
      <text:p text:style-name="P1">| <text:s text:c="2"/>| <text:s text:c="2"/>| <text:s text:c="2"/>53 &lt;= 0</text:p>
      <text:p text:style-name="P1">| <text:s text:c="2"/>| <text:s text:c="2"/>| <text:s text:c="2"/>| <text:s text:c="2"/>12 &lt;= 3</text:p>
      <text:p text:style-name="P1">| <text:s text:c="2"/>| <text:s text:c="2"/>| <text:s text:c="2"/>| <text:s text:c="2"/>| <text:s text:c="2"/>5 &lt;= 7: 4 (7.0)</text:p>
      <text:p text:style-name="P1">| <text:s text:c="2"/>| <text:s text:c="2"/>| <text:s text:c="2"/>| <text:s text:c="2"/>| <text:s text:c="2"/>5 &gt; 7: 9 (2.0)</text:p>
      <text:p text:style-name="P1">| <text:s text:c="2"/>| <text:s text:c="2"/>| <text:s text:c="2"/>| <text:s text:c="2"/>12 &gt; 3</text:p>
      <text:p text:style-name="P1">| <text:s text:c="2"/>| <text:s text:c="2"/>| <text:s text:c="2"/>| <text:s text:c="2"/>| <text:s text:c="2"/>61 &lt;= 0</text:p>
      <text:p text:style-name="P1">| <text:s text:c="2"/>| <text:s text:c="2"/>| <text:s text:c="2"/>| <text:s text:c="2"/>| <text:s text:c="2"/>| <text:s text:c="2"/>29 &lt;= 0</text:p>
      <text:p text:style-name="P1">| <text:s text:c="2"/>| <text:s text:c="2"/>| <text:s text:c="2"/>| <text:s text:c="2"/>| <text:s text:c="2"/>| <text:s text:c="2"/>| <text:s text:c="2"/>50 &lt;= 7: 1 (2.0/1.0)</text:p>
      <text:p text:style-name="P1">| <text:s text:c="2"/>| <text:s text:c="2"/>| <text:s text:c="2"/>| <text:s text:c="2"/>| <text:s text:c="2"/>| <text:s text:c="2"/>| <text:s text:c="2"/>50 &gt; 7: 8 (6.0)</text:p>
      <text:p text:style-name="P1">| <text:s text:c="2"/>| <text:s text:c="2"/>| <text:s text:c="2"/>| <text:s text:c="2"/>| <text:s text:c="2"/>| <text:s text:c="2"/>29 &gt; 0</text:p>
      <text:p text:style-name="P1">| <text:s text:c="2"/>| <text:s text:c="2"/>| <text:s text:c="2"/>| <text:s text:c="2"/>| <text:s text:c="2"/>| <text:s text:c="2"/>| <text:s text:c="2"/>25 &lt;= 5</text:p>
      <text:p text:style-name="P1">| <text:s text:c="2"/>| <text:s text:c="2"/>| <text:s text:c="2"/>| <text:s text:c="2"/>| <text:s text:c="2"/>| <text:s text:c="2"/>| <text:s text:c="2"/>| <text:s text:c="2"/>60 &lt;= 8</text:p>
      <text:p text:style-name="P1">| <text:s text:c="2"/>| <text:s text:c="2"/>| <text:s text:c="2"/>| <text:s text:c="2"/>| <text:s text:c="2"/>| <text:s text:c="2"/>| <text:s text:c="2"/>| <text:s text:c="2"/>| <text:s text:c="2"/>18 &lt;= 13: 7 (85.0/1.0)</text:p>
      <text:p text:style-name="P1">| <text:s text:c="2"/>| <text:s text:c="2"/>| <text:s text:c="2"/>| <text:s text:c="2"/>| <text:s text:c="2"/>| <text:s text:c="2"/>| <text:s text:c="2"/>| <text:s text:c="2"/>| <text:s text:c="2"/>18 &gt; 13</text:p>
      <text:p text:style-name="P1">| <text:s text:c="2"/>| <text:s text:c="2"/>| <text:s text:c="2"/>| <text:s text:c="2"/>| <text:s text:c="2"/>| <text:s text:c="2"/>| <text:s text:c="2"/>| <text:s text:c="2"/>| <text:s text:c="2"/>| <text:s text:c="2"/>49 &lt;= 0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7 &lt;= 0: 9 (8.0/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7 &gt; 0: 7 (2.0)</text:p>
      <text:p text:style-name="P1">| <text:s text:c="2"/>| <text:s text:c="2"/>| <text:s text:c="2"/>| <text:s text:c="2"/>| <text:s text:c="2"/>| <text:s text:c="2"/>| <text:s text:c="2"/>| <text:s text:c="2"/>| <text:s text:c="2"/>| <text:s text:c="2"/>49 &gt; 0: 8 (3.0)</text:p>
      <text:p text:style-name="P1">| <text:s text:c="2"/>| <text:s text:c="2"/>| <text:s text:c="2"/>| <text:s text:c="2"/>| <text:s text:c="2"/>| <text:s text:c="2"/>| <text:s text:c="2"/>| <text:s text:c="2"/>60 &gt; 8</text:p>
      <text:p text:style-name="P1"><text:soft-page-break/>| <text:s text:c="2"/>| <text:s text:c="2"/>| <text:s text:c="2"/>| <text:s text:c="2"/>| <text:s text:c="2"/>| <text:s text:c="2"/>| <text:s text:c="2"/>| <text:s text:c="2"/>| <text:s text:c="2"/>4 &lt;= 13: 1 (4.0/2.0)</text:p>
      <text:p text:style-name="P1">| <text:s text:c="2"/>| <text:s text:c="2"/>| <text:s text:c="2"/>| <text:s text:c="2"/>| <text:s text:c="2"/>| <text:s text:c="2"/>| <text:s text:c="2"/>| <text:s text:c="2"/>| <text:s text:c="2"/>4 &gt; 13: 8 (3.0)</text:p>
      <text:p text:style-name="P1">| <text:s text:c="2"/>| <text:s text:c="2"/>| <text:s text:c="2"/>| <text:s text:c="2"/>| <text:s text:c="2"/>| <text:s text:c="2"/>| <text:s text:c="2"/>25 &gt; 5: 9 (5.0/1.0)</text:p>
      <text:p text:style-name="P1">| <text:s text:c="2"/>| <text:s text:c="2"/>| <text:s text:c="2"/>| <text:s text:c="2"/>| <text:s text:c="2"/>61 &gt; 0: 1 (4.0/1.0)</text:p>
      <text:p text:style-name="P1">| <text:s text:c="2"/>| <text:s text:c="2"/>| <text:s text:c="2"/>53 &gt; 0</text:p>
      <text:p text:style-name="P1">| <text:s text:c="2"/>| <text:s text:c="2"/>| <text:s text:c="2"/>| <text:s text:c="2"/>43 &lt;= 3</text:p>
      <text:p text:style-name="P1">| <text:s text:c="2"/>| <text:s text:c="2"/>| <text:s text:c="2"/>| <text:s text:c="2"/>| <text:s text:c="2"/>63 &lt;= 3</text:p>
      <text:p text:style-name="P1">| <text:s text:c="2"/>| <text:s text:c="2"/>| <text:s text:c="2"/>| <text:s text:c="2"/>| <text:s text:c="2"/>| <text:s text:c="2"/>42 &lt;= 11</text:p>
      <text:p text:style-name="P1">| <text:s text:c="2"/>| <text:s text:c="2"/>| <text:s text:c="2"/>| <text:s text:c="2"/>| <text:s text:c="2"/>| <text:s text:c="2"/>| <text:s text:c="2"/>29 &lt;= 14</text:p>
      <text:p text:style-name="P1">| <text:s text:c="2"/>| <text:s text:c="2"/>| <text:s text:c="2"/>| <text:s text:c="2"/>| <text:s text:c="2"/>| <text:s text:c="2"/>| <text:s text:c="2"/>| <text:s text:c="2"/>18 &lt;= 13: 3 (88.0/3.0)</text:p>
      <text:p text:style-name="P1">| <text:s text:c="2"/>| <text:s text:c="2"/>| <text:s text:c="2"/>| <text:s text:c="2"/>| <text:s text:c="2"/>| <text:s text:c="2"/>| <text:s text:c="2"/>| <text:s text:c="2"/>18 &gt; 13</text:p>
      <text:p text:style-name="P1">| <text:s text:c="2"/>| <text:s text:c="2"/>| <text:s text:c="2"/>| <text:s text:c="2"/>| <text:s text:c="2"/>| <text:s text:c="2"/>| <text:s text:c="2"/>| <text:s text:c="2"/>| <text:s text:c="2"/>6 &lt;= 0</text:p>
      <text:p text:style-name="P1">| <text:s text:c="2"/>| <text:s text:c="2"/>| <text:s text:c="2"/>| <text:s text:c="2"/>| <text:s text:c="2"/>| <text:s text:c="2"/>| <text:s text:c="2"/>| <text:s text:c="2"/>| <text:s text:c="2"/>| <text:s text:c="2"/>26 &lt;= 6: 3 (3.0)</text:p>
      <text:p text:style-name="P1">| <text:s text:c="2"/>| <text:s text:c="2"/>| <text:s text:c="2"/>| <text:s text:c="2"/>| <text:s text:c="2"/>| <text:s text:c="2"/>| <text:s text:c="2"/>| <text:s text:c="2"/>| <text:s text:c="2"/>| <text:s text:c="2"/>26 &gt; 6: 9 (7.0/1.0)</text:p>
      <text:p text:style-name="P1">| <text:s text:c="2"/>| <text:s text:c="2"/>| <text:s text:c="2"/>| <text:s text:c="2"/>| <text:s text:c="2"/>| <text:s text:c="2"/>| <text:s text:c="2"/>| <text:s text:c="2"/>| <text:s text:c="2"/>6 &gt; 0: 5 (7.0/1.0)</text:p>
      <text:p text:style-name="P1">| <text:s text:c="2"/>| <text:s text:c="2"/>| <text:s text:c="2"/>| <text:s text:c="2"/>| <text:s text:c="2"/>| <text:s text:c="2"/>| <text:s text:c="2"/>29 &gt; 14</text:p>
      <text:p text:style-name="P1">| <text:s text:c="2"/>| <text:s text:c="2"/>| <text:s text:c="2"/>| <text:s text:c="2"/>| <text:s text:c="2"/>| <text:s text:c="2"/>| <text:s text:c="2"/>| <text:s text:c="2"/>44 &lt;= 12: 9 (32.0)</text:p>
      <text:p text:style-name="P1">| <text:s text:c="2"/>| <text:s text:c="2"/>| <text:s text:c="2"/>| <text:s text:c="2"/>| <text:s text:c="2"/>| <text:s text:c="2"/>| <text:s text:c="2"/>| <text:s text:c="2"/>44 &gt; 12: 2 (2.0/1.0)</text:p>
      <text:p text:style-name="P1">| <text:s text:c="2"/>| <text:s text:c="2"/>| <text:s text:c="2"/>| <text:s text:c="2"/>| <text:s text:c="2"/>| <text:s text:c="2"/>42 &gt; 11</text:p>
      <text:p text:style-name="P1">| <text:s text:c="2"/>| <text:s text:c="2"/>| <text:s text:c="2"/>| <text:s text:c="2"/>| <text:s text:c="2"/>| <text:s text:c="2"/>| <text:s text:c="2"/>27 &lt;= 7: 3 (2.0/1.0)</text:p>
      <text:p text:style-name="P1">| <text:s text:c="2"/>| <text:s text:c="2"/>| <text:s text:c="2"/>| <text:s text:c="2"/>| <text:s text:c="2"/>| <text:s text:c="2"/>| <text:s text:c="2"/>27 &gt; 7: 8 (11.0)</text:p>
      <text:p text:style-name="P1">| <text:s text:c="2"/>| <text:s text:c="2"/>| <text:s text:c="2"/>| <text:s text:c="2"/>| <text:s text:c="2"/>63 &gt; 3: 2 (4.0)</text:p>
      <text:p text:style-name="P1">| <text:s text:c="2"/>| <text:s text:c="2"/>| <text:s text:c="2"/>| <text:s text:c="2"/>43 &gt; 3</text:p>
      <text:p text:style-name="P1">| <text:s text:c="2"/>| <text:s text:c="2"/>| <text:s text:c="2"/>| <text:s text:c="2"/>| <text:s text:c="2"/>27 &lt;= 9</text:p>
      <text:p text:style-name="P1">| <text:s text:c="2"/>| <text:s text:c="2"/>| <text:s text:c="2"/>| <text:s text:c="2"/>| <text:s text:c="2"/>| <text:s text:c="2"/>19 &lt;= 9</text:p>
      <text:p text:style-name="P1">| <text:s text:c="2"/>| <text:s text:c="2"/>| <text:s text:c="2"/>| <text:s text:c="2"/>| <text:s text:c="2"/>| <text:s text:c="2"/>| <text:s text:c="2"/>50 &lt;= 1: 7 (4.0/1.0)</text:p>
      <text:p text:style-name="P1">| <text:s text:c="2"/>| <text:s text:c="2"/>| <text:s text:c="2"/>| <text:s text:c="2"/>| <text:s text:c="2"/>| <text:s text:c="2"/>| <text:s text:c="2"/>50 &gt; 1</text:p>
      <text:p text:style-name="P1">| <text:s text:c="2"/>| <text:s text:c="2"/>| <text:s text:c="2"/>| <text:s text:c="2"/>| <text:s text:c="2"/>| <text:s text:c="2"/>| <text:s text:c="2"/>| <text:s text:c="2"/>38 &lt;= 3</text:p>
      <text:p text:style-name="P1">| <text:s text:c="2"/>| <text:s text:c="2"/>| <text:s text:c="2"/>| <text:s text:c="2"/>| <text:s text:c="2"/>| <text:s text:c="2"/>| <text:s text:c="2"/>| <text:s text:c="2"/>| <text:s text:c="2"/>45 &lt;= 14</text:p>
      <text:p text:style-name="P1">| <text:s text:c="2"/>| <text:s text:c="2"/>| <text:s text:c="2"/>| <text:s text:c="2"/>| <text:s text:c="2"/>| <text:s text:c="2"/>| <text:s text:c="2"/>| <text:s text:c="2"/>| <text:s text:c="2"/>| <text:s text:c="2"/>12 &lt;= 8: 8 (5.0/1.0)</text:p>
      <text:p text:style-name="P1">| <text:s text:c="2"/>| <text:s text:c="2"/>| <text:s text:c="2"/>| <text:s text:c="2"/>| <text:s text:c="2"/>| <text:s text:c="2"/>| <text:s text:c="2"/>| <text:s text:c="2"/>| <text:s text:c="2"/>| <text:s text:c="2"/>12 &gt; 8: 2 (53.0/1.0)</text:p>
      <text:p text:style-name="P1">| <text:s text:c="2"/>| <text:s text:c="2"/>| <text:s text:c="2"/>| <text:s text:c="2"/>| <text:s text:c="2"/>| <text:s text:c="2"/>| <text:s text:c="2"/>| <text:s text:c="2"/>| <text:s text:c="2"/>45 &gt; 14: 3 (2.0)</text:p>
      <text:p text:style-name="P1">| <text:s text:c="2"/>| <text:s text:c="2"/>| <text:s text:c="2"/>| <text:s text:c="2"/>| <text:s text:c="2"/>| <text:s text:c="2"/>| <text:s text:c="2"/>| <text:s text:c="2"/>38 &gt; 3: 3 (2.0)</text:p>
      <text:p text:style-name="P1">| <text:s text:c="2"/>| <text:s text:c="2"/>| <text:s text:c="2"/>| <text:s text:c="2"/>| <text:s text:c="2"/>| <text:s text:c="2"/>19 &gt; 9: 1 (3.0/1.0)</text:p>
      <text:p text:style-name="P1">| <text:s text:c="2"/>| <text:s text:c="2"/>| <text:s text:c="2"/>| <text:s text:c="2"/>| <text:s text:c="2"/>27 &gt; 9</text:p>
      <text:p text:style-name="P1">| <text:s text:c="2"/>| <text:s text:c="2"/>| <text:s text:c="2"/>| <text:s text:c="2"/>| <text:s text:c="2"/>| <text:s text:c="2"/>20 &lt;= 15</text:p>
      <text:p text:style-name="P1">| <text:s text:c="2"/>| <text:s text:c="2"/>| <text:s text:c="2"/>| <text:s text:c="2"/>| <text:s text:c="2"/>| <text:s text:c="2"/>| <text:s text:c="2"/>42 &lt;= 1</text:p>
      <text:p text:style-name="P1">| <text:s text:c="2"/>| <text:s text:c="2"/>| <text:s text:c="2"/>| <text:s text:c="2"/>| <text:s text:c="2"/>| <text:s text:c="2"/>| <text:s text:c="2"/>| <text:s text:c="2"/>59 &lt;= 15: 8 (4.0/1.0)</text:p>
      <text:p text:style-name="P1">| <text:s text:c="2"/>| <text:s text:c="2"/>| <text:s text:c="2"/>| <text:s text:c="2"/>| <text:s text:c="2"/>| <text:s text:c="2"/>| <text:s text:c="2"/>| <text:s text:c="2"/>59 &gt; 15: 3 (4.0)</text:p>
      <text:p text:style-name="P1">| <text:s text:c="2"/>| <text:s text:c="2"/>| <text:s text:c="2"/>| <text:s text:c="2"/>| <text:s text:c="2"/>| <text:s text:c="2"/>| <text:s text:c="2"/>42 &gt; 1: 8 (51.0/1.0)</text:p>
      <text:p text:style-name="P1">| <text:s text:c="2"/>| <text:s text:c="2"/>| <text:s text:c="2"/>| <text:s text:c="2"/>| <text:s text:c="2"/>| <text:s text:c="2"/>20 &gt; 15</text:p>
      <text:p text:style-name="P1">| <text:s text:c="2"/>| <text:s text:c="2"/>| <text:s text:c="2"/>| <text:s text:c="2"/>| <text:s text:c="2"/>| <text:s text:c="2"/>| <text:s text:c="2"/>52 &lt;= 13</text:p>
      <text:p text:style-name="P1">| <text:s text:c="2"/>| <text:s text:c="2"/>| <text:s text:c="2"/>| <text:s text:c="2"/>| <text:s text:c="2"/>| <text:s text:c="2"/>| <text:s text:c="2"/>| <text:s text:c="2"/>58 &lt;= 8: 8 (5.0)</text:p>
      <text:p text:style-name="P1">| <text:s text:c="2"/>| <text:s text:c="2"/>| <text:s text:c="2"/>| <text:s text:c="2"/>| <text:s text:c="2"/>| <text:s text:c="2"/>| <text:s text:c="2"/>| <text:s text:c="2"/>58 &gt; 8: 2 (2.0)</text:p>
      <text:p text:style-name="P1">| <text:s text:c="2"/>| <text:s text:c="2"/>| <text:s text:c="2"/>| <text:s text:c="2"/>| <text:s text:c="2"/>| <text:s text:c="2"/>| <text:s text:c="2"/>52 &gt; 13: 1 (23.0)</text:p>
      <text:p text:style-name="P1"/>
      <text:p text:style-name="P1">Number of Leaves <text:s/>: <text:tab/>64</text:p>
      <text:p text:style-name="P1"/>
      <text:p text:style-name="P1">Size of the tree : <text:tab/>127</text:p>
      <text:p text:style-name="P1"/>
      <text:p text:style-name="P1"/>
      <text:p text:style-name="P1">Time taken to build model: 0.05 seconds</text:p>
      <text:p text:style-name="P1"><text:soft-page-break/></text:p>
      <text:p text:style-name="P1">=== Stratified cross-validation ===</text:p>
      <text:p text:style-name="P1">=== Summary ===</text:p>
      <text:p text:style-name="P1"/>
      <text:p text:style-name="P1">Correctly Classified Instances <text:s text:c="8"/>834 <text:s text:c="14"/>83.4 <text:s text:c="3"/>%</text:p>
      <text:p text:style-name="P1">Incorrectly Classified Instances <text:s text:c="6"/>166 <text:s text:c="14"/>16.6 <text:s text:c="3"/>%</text:p>
      <text:p text:style-name="P1">Kappa statistic <text:s text:c="25"/>0.8155</text:p>
      <text:p text:style-name="P1">Mean absolute error <text:s text:c="21"/>0.0378</text:p>
      <text:p text:style-name="P1">Root mean squared error <text:s text:c="17"/>0.1768</text:p>
      <text:p text:style-name="P1">Relative absolute error <text:s text:c="16"/>20.9969 %</text:p>
      <text:p text:style-name="P1">Root relative squared error <text:s text:c="12"/>58.9384 %</text:p>
      <text:p text:style-name="P1">Total Number of Instances <text:s text:c="12"/>1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71 <text:s text:c="4"/>0.003 <text:s text:c="5"/>0.971 <text:s text:c="4"/>0.971 <text:s text:c="4"/>0.971 <text:s text:c="5"/>0.984 <text:s text:c="3"/>0</text:p>
      <text:p text:style-name="P1">0.817 <text:s text:c="4"/>0.02 <text:s text:c="6"/>0.825 <text:s text:c="4"/>0.817 <text:s text:c="4"/>0.821 <text:s text:c="5"/>0.916 <text:s text:c="3"/>1</text:p>
      <text:p text:style-name="P1">0.805 <text:s text:c="4"/>0.024 <text:s text:c="5"/>0.761 <text:s text:c="4"/>0.805 <text:s text:c="4"/>0.782 <text:s text:c="5"/>0.904 <text:s text:c="3"/>2</text:p>
      <text:p text:style-name="P1">0.784 <text:s text:c="4"/>0.028 <text:s text:c="5"/>0.777 <text:s text:c="4"/>0.784 <text:s text:c="4"/>0.78 <text:s text:c="6"/>0.907 <text:s text:c="3"/>3</text:p>
      <text:p text:style-name="P1">0.81 <text:s text:c="5"/>0.017 <text:s text:c="5"/>0.85 <text:s text:c="5"/>0.81 <text:s text:c="5"/>0.829 <text:s text:c="5"/>0.917 <text:s text:c="3"/>4</text:p>
      <text:p text:style-name="P1">0.835 <text:s text:c="4"/>0.015 <text:s text:c="5"/>0.844 <text:s text:c="4"/>0.835 <text:s text:c="4"/>0.84 <text:s text:c="6"/>0.915 <text:s text:c="3"/>5</text:p>
      <text:p text:style-name="P1">0.963 <text:s text:c="4"/>0.006 <text:s text:c="5"/>0.954 <text:s text:c="4"/>0.963 <text:s text:c="4"/>0.958 <text:s text:c="5"/>0.979 <text:s text:c="3"/>6</text:p>
      <text:p text:style-name="P1">0.875 <text:s text:c="4"/>0.015 <text:s text:c="5"/>0.857 <text:s text:c="4"/>0.875 <text:s text:c="4"/>0.866 <text:s text:c="5"/>0.933 <text:s text:c="3"/>7</text:p>
      <text:p text:style-name="P1">0.716 <text:s text:c="4"/>0.032 <text:s text:c="5"/>0.701 <text:s text:c="4"/>0.716 <text:s text:c="4"/>0.708 <text:s text:c="5"/>0.842 <text:s text:c="3"/>8</text:p>
      <text:p text:style-name="P1">0.752 <text:s text:c="4"/>0.023 <text:s text:c="5"/>0.784 <text:s text:c="4"/>0.752 <text:s text:c="4"/>0.768 <text:s text:c="5"/>0.867 <text:s text:c="3"/>9</text:p>
      <text:p text:style-name="P1">Weighted Avg. <text:s text:c="3"/>0.834 <text:s text:c="4"/>0.018 <text:s text:c="5"/>0.834 <text:s text:c="4"/>0.834 <text:s text:c="4"/>0.834 <text:s text:c="5"/>0.917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00 <text:s text:c="2"/>0 <text:s text:c="2"/>0 <text:s text:c="2"/>0 <text:s text:c="2"/>0 <text:s text:c="2"/>3 <text:s text:c="2"/>0 <text:s text:c="2"/>0 <text:s text:c="2"/>0 <text:s text:c="2"/>0 | <text:s text:c="2"/>a = 0</text:p>
      <text:p text:style-name="P1">0 <text:s/>85 <text:s text:c="2"/>5 <text:s text:c="2"/>1 <text:s text:c="2"/>3 <text:s text:c="2"/>1 <text:s text:c="2"/>0 <text:s text:c="2"/>1 <text:s text:c="2"/>5 <text:s text:c="2"/>3 | <text:s text:c="2"/>b = 1</text:p>
      <text:p text:style-name="P1">0 <text:s text:c="2"/>6 <text:s/>70 <text:s text:c="2"/>5 <text:s text:c="2"/>0 <text:s text:c="2"/>0 <text:s text:c="2"/>1 <text:s text:c="2"/>1 <text:s text:c="2"/>3 <text:s text:c="2"/>1 | <text:s text:c="2"/>c = 2</text:p>
      <text:p text:style-name="P1">0 <text:s text:c="2"/>1 <text:s text:c="2"/>6 <text:s/>87 <text:s text:c="2"/>0 <text:s text:c="2"/>3 <text:s text:c="2"/>0 <text:s text:c="2"/>3 <text:s text:c="2"/>9 <text:s text:c="2"/>2 | <text:s text:c="2"/>d = 3</text:p>
      <text:p text:style-name="P1">0 <text:s text:c="2"/>3 <text:s text:c="2"/>0 <text:s text:c="2"/>1 <text:s/>85 <text:s text:c="2"/>2 <text:s text:c="2"/>4 <text:s text:c="2"/>0 <text:s text:c="2"/>5 <text:s text:c="2"/>5 | <text:s text:c="2"/>e = 4</text:p>
      <text:p text:style-name="P1">3 <text:s text:c="2"/>0 <text:s text:c="2"/>4 <text:s text:c="2"/>3 <text:s text:c="2"/>1 <text:s/>76 <text:s text:c="2"/>0 <text:s text:c="2"/>0 <text:s text:c="2"/>3 <text:s text:c="2"/>1 | <text:s text:c="2"/>f = 5</text:p>
      <text:p text:style-name="P1">0 <text:s text:c="2"/>0 <text:s text:c="2"/>1 <text:s text:c="2"/>0 <text:s text:c="2"/>2 <text:s text:c="2"/>0 103 <text:s text:c="2"/>0 <text:s text:c="2"/>1 <text:s text:c="2"/>0 | <text:s text:c="2"/>g = 6</text:p>
      <text:p text:style-name="P1">0 <text:s text:c="2"/>0 <text:s text:c="2"/>0 <text:s text:c="2"/>2 <text:s text:c="2"/>0 <text:s text:c="2"/>3 <text:s text:c="2"/>0 <text:s/>84 <text:s text:c="2"/>1 <text:s text:c="2"/>6 | <text:s text:c="2"/>h = 7</text:p>
      <text:p text:style-name="P1">0 <text:s text:c="2"/>5 <text:s text:c="2"/>4 <text:s text:c="2"/>6 <text:s text:c="2"/>2 <text:s text:c="2"/>1 <text:s text:c="2"/>0 <text:s text:c="2"/>6 <text:s/>68 <text:s text:c="2"/>3 | <text:s text:c="2"/>i = 8</text:p>
      <text:p text:style-name="P1">0 <text:s text:c="2"/>3 <text:s text:c="2"/>2 <text:s text:c="2"/>7 <text:s text:c="2"/>7 <text:s text:c="2"/>1 <text:s text:c="2"/>0 <text:s text:c="2"/>3 <text:s text:c="2"/>2 <text:s/>76 | <text:s text:c="2"/>j = 9</text:p>
      <text:p text:style-name="P1"/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3 conf fact = 0.1</text:p>
      <text:p text:style-name="P1"/>
      <text:p text:style-name="P1">=== Run information ===</text:p>
      <text:p text:style-name="P1"/>
      <text:p text:style-name="P1">Scheme:weka.classifiers.trees.J48 -C 0.1 -M 2</text:p>
      <text:p text:style-name="P1"><text:soft-page-break/>Relation: <text:s text:c="4"/>optraining_plus_900</text:p>
      <text:p text:style-name="P1">Instances: <text:s text:c="3"/>100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<text:soft-page-break/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0</text:p>
      <text:p text:style-name="P1">| <text:s text:c="2"/>13 &lt;= 0</text:p>
      <text:p text:style-name="P1">| <text:s text:c="2"/>| <text:s text:c="2"/>9 &lt;= 1: 6 (5.0/1.0)</text:p>
      <text:p text:style-name="P1">| <text:s text:c="2"/>| <text:s text:c="2"/>9 &gt; 1: 2 (5.0)</text:p>
      <text:p text:style-name="P1">| <text:s text:c="2"/>13 &gt; 0</text:p>
      <text:p text:style-name="P1">| <text:s text:c="2"/>| <text:s text:c="2"/>28 &lt;= 3</text:p>
      <text:p text:style-name="P1">| <text:s text:c="2"/>| <text:s text:c="2"/>| <text:s text:c="2"/>45 &lt;= 1: 5 (6.0)</text:p>
      <text:p text:style-name="P1">| <text:s text:c="2"/>| <text:s text:c="2"/>| <text:s text:c="2"/>45 &gt; 1: 0 (104.0/1.0)</text:p>
      <text:p text:style-name="P1">| <text:s text:c="2"/>| <text:s text:c="2"/>28 &gt; 3</text:p>
      <text:p text:style-name="P1">| <text:s text:c="2"/>| <text:s text:c="2"/>| <text:s text:c="2"/>43 &lt;= 2</text:p>
      <text:p text:style-name="P1">| <text:s text:c="2"/>| <text:s text:c="2"/>| <text:s text:c="2"/>| <text:s text:c="2"/>21 &lt;= 9: 5 (7.0/1.0)</text:p>
      <text:p text:style-name="P1">| <text:s text:c="2"/>| <text:s text:c="2"/>| <text:s text:c="2"/>| <text:s text:c="2"/>21 &gt; 9: 9 (27.0/1.0)</text:p>
      <text:p text:style-name="P1">| <text:s text:c="2"/>| <text:s text:c="2"/>| <text:s text:c="2"/>43 &gt; 2: 4 (2.0/1.0)</text:p>
      <text:p text:style-name="P1">36 &gt; 0</text:p>
      <text:p text:style-name="P1">| <text:s text:c="2"/>21 &lt;= 0</text:p>
      <text:p text:style-name="P1">| <text:s text:c="2"/>| <text:s text:c="2"/>42 &lt;= 7</text:p>
      <text:p text:style-name="P1">| <text:s text:c="2"/>| <text:s text:c="2"/>| <text:s text:c="2"/>5 &lt;= 3</text:p>
      <text:p text:style-name="P1">| <text:s text:c="2"/>| <text:s text:c="2"/>| <text:s text:c="2"/>| <text:s text:c="2"/>38 &lt;= 0</text:p>
      <text:p text:style-name="P1">| <text:s text:c="2"/>| <text:s text:c="2"/>| <text:s text:c="2"/>| <text:s text:c="2"/>| <text:s text:c="2"/>13 &lt;= 5</text:p>
      <text:p text:style-name="P1">| <text:s text:c="2"/>| <text:s text:c="2"/>| <text:s text:c="2"/>| <text:s text:c="2"/>| <text:s text:c="2"/>| <text:s text:c="2"/>10 &lt;= 13: 1 (25.0/1.0)</text:p>
      <text:p text:style-name="P1">| <text:s text:c="2"/>| <text:s text:c="2"/>| <text:s text:c="2"/>| <text:s text:c="2"/>| <text:s text:c="2"/>| <text:s text:c="2"/>10 &gt; 13: 2 (15.0)</text:p>
      <text:p text:style-name="P1">| <text:s text:c="2"/>| <text:s text:c="2"/>| <text:s text:c="2"/>| <text:s text:c="2"/>| <text:s text:c="2"/>13 &gt; 5: 5 (2.0)</text:p>
      <text:p text:style-name="P1">| <text:s text:c="2"/>| <text:s text:c="2"/>| <text:s text:c="2"/>| <text:s text:c="2"/>38 &gt; 0</text:p>
      <text:p text:style-name="P1">| <text:s text:c="2"/>| <text:s text:c="2"/>| <text:s text:c="2"/>| <text:s text:c="2"/>| <text:s text:c="2"/>33 &lt;= 0: 3 (10.0/1.0)</text:p>
      <text:p text:style-name="P1">| <text:s text:c="2"/>| <text:s text:c="2"/>| <text:s text:c="2"/>| <text:s text:c="2"/>| <text:s text:c="2"/>33 &gt; 0: 4 (4.0)</text:p>
      <text:p text:style-name="P1">| <text:s text:c="2"/>| <text:s text:c="2"/>| <text:s text:c="2"/>5 &gt; 3</text:p>
      <text:p text:style-name="P1">| <text:s text:c="2"/>| <text:s text:c="2"/>| <text:s text:c="2"/>| <text:s text:c="2"/>18 &lt;= 3: 3 (2.0/1.0)</text:p>
      <text:p text:style-name="P1">| <text:s text:c="2"/>| <text:s text:c="2"/>| <text:s text:c="2"/>| <text:s text:c="2"/>18 &gt; 3: 5 (65.0)</text:p>
      <text:p text:style-name="P1">| <text:s text:c="2"/>| <text:s text:c="2"/>42 &gt; 7</text:p>
      <text:p text:style-name="P1">| <text:s text:c="2"/>| <text:s text:c="2"/>| <text:s text:c="2"/>1 &lt;= 1</text:p>
      <text:p text:style-name="P1">| <text:s text:c="2"/>| <text:s text:c="2"/>| <text:s text:c="2"/>| <text:s text:c="2"/>20 &lt;= 7</text:p>
      <text:p text:style-name="P1">| <text:s text:c="2"/>| <text:s text:c="2"/>| <text:s text:c="2"/>| <text:s text:c="2"/>| <text:s text:c="2"/>30 &lt;= 1: 6 (103.0/1.0)</text:p>
      <text:p text:style-name="P1">| <text:s text:c="2"/>| <text:s text:c="2"/>| <text:s text:c="2"/>| <text:s text:c="2"/>| <text:s text:c="2"/>30 &gt; 1: 4 (12.0/1.0)</text:p>
      <text:p text:style-name="P1">| <text:s text:c="2"/>| <text:s text:c="2"/>| <text:s text:c="2"/>| <text:s text:c="2"/>20 &gt; 7</text:p>
      <text:p text:style-name="P1">| <text:s text:c="2"/>| <text:s text:c="2"/>| <text:s text:c="2"/>| <text:s text:c="2"/>| <text:s text:c="2"/>11 &lt;= 14: 4 (3.0/1.0)</text:p>
      <text:p text:style-name="P1">| <text:s text:c="2"/>| <text:s text:c="2"/>| <text:s text:c="2"/>| <text:s text:c="2"/>| <text:s text:c="2"/>11 &gt; 14: 1 (6.0)</text:p>
      <text:p text:style-name="P1">| <text:s text:c="2"/>| <text:s text:c="2"/>| <text:s text:c="2"/>1 &gt; 1: 2 (5.0/1.0)</text:p>
      <text:p text:style-name="P1">| <text:s text:c="2"/>21 &gt; 0</text:p>
      <text:p text:style-name="P1">| <text:s text:c="2"/>| <text:s text:c="2"/>2 &lt;= 0</text:p>
      <text:p text:style-name="P1"><text:soft-page-break/>| <text:s text:c="2"/>| <text:s text:c="2"/>| <text:s text:c="2"/>20 &lt;= 13</text:p>
      <text:p text:style-name="P1">| <text:s text:c="2"/>| <text:s text:c="2"/>| <text:s text:c="2"/>| <text:s text:c="2"/>62 &lt;= 1</text:p>
      <text:p text:style-name="P1">| <text:s text:c="2"/>| <text:s text:c="2"/>| <text:s text:c="2"/>| <text:s text:c="2"/>| <text:s text:c="2"/>26 &lt;= 1: 7 (3.0/1.0)</text:p>
      <text:p text:style-name="P1">| <text:s text:c="2"/>| <text:s text:c="2"/>| <text:s text:c="2"/>| <text:s text:c="2"/>| <text:s text:c="2"/>26 &gt; 1</text:p>
      <text:p text:style-name="P1">| <text:s text:c="2"/>| <text:s text:c="2"/>| <text:s text:c="2"/>| <text:s text:c="2"/>| <text:s text:c="2"/>| <text:s text:c="2"/>5 &lt;= 10</text:p>
      <text:p text:style-name="P1">| <text:s text:c="2"/>| <text:s text:c="2"/>| <text:s text:c="2"/>| <text:s text:c="2"/>| <text:s text:c="2"/>| <text:s text:c="2"/>| <text:s text:c="2"/>54 &lt;= 2: 4 (64.0/1.0)</text:p>
      <text:p text:style-name="P1">| <text:s text:c="2"/>| <text:s text:c="2"/>| <text:s text:c="2"/>| <text:s text:c="2"/>| <text:s text:c="2"/>| <text:s text:c="2"/>| <text:s text:c="2"/>54 &gt; 2: 8 (2.0)</text:p>
      <text:p text:style-name="P1">| <text:s text:c="2"/>| <text:s text:c="2"/>| <text:s text:c="2"/>| <text:s text:c="2"/>| <text:s text:c="2"/>| <text:s text:c="2"/>5 &gt; 10</text:p>
      <text:p text:style-name="P1">| <text:s text:c="2"/>| <text:s text:c="2"/>| <text:s text:c="2"/>| <text:s text:c="2"/>| <text:s text:c="2"/>| <text:s text:c="2"/>| <text:s text:c="2"/>6 &lt;= 5</text:p>
      <text:p text:style-name="P1">| <text:s text:c="2"/>| <text:s text:c="2"/>| <text:s text:c="2"/>| <text:s text:c="2"/>| <text:s text:c="2"/>| <text:s text:c="2"/>| <text:s text:c="2"/>| <text:s text:c="2"/>59 &lt;= 2: 4 (6.0)</text:p>
      <text:p text:style-name="P1">| <text:s text:c="2"/>| <text:s text:c="2"/>| <text:s text:c="2"/>| <text:s text:c="2"/>| <text:s text:c="2"/>| <text:s text:c="2"/>| <text:s text:c="2"/>| <text:s text:c="2"/>59 &gt; 2: 9 (3.0/1.0)</text:p>
      <text:p text:style-name="P1">| <text:s text:c="2"/>| <text:s text:c="2"/>| <text:s text:c="2"/>| <text:s text:c="2"/>| <text:s text:c="2"/>| <text:s text:c="2"/>| <text:s text:c="2"/>6 &gt; 5: 9 (14.0/1.0)</text:p>
      <text:p text:style-name="P1">| <text:s text:c="2"/>| <text:s text:c="2"/>| <text:s text:c="2"/>| <text:s text:c="2"/>62 &gt; 1</text:p>
      <text:p text:style-name="P1">| <text:s text:c="2"/>| <text:s text:c="2"/>| <text:s text:c="2"/>| <text:s text:c="2"/>| <text:s text:c="2"/>3 &lt;= 6: 3 (2.0)</text:p>
      <text:p text:style-name="P1">| <text:s text:c="2"/>| <text:s text:c="2"/>| <text:s text:c="2"/>| <text:s text:c="2"/>| <text:s text:c="2"/>3 &gt; 6: 8 (3.0)</text:p>
      <text:p text:style-name="P1">| <text:s text:c="2"/>| <text:s text:c="2"/>| <text:s text:c="2"/>20 &gt; 13</text:p>
      <text:p text:style-name="P1">| <text:s text:c="2"/>| <text:s text:c="2"/>| <text:s text:c="2"/>| <text:s text:c="2"/>28 &lt;= 4: 9 (2.0)</text:p>
      <text:p text:style-name="P1">| <text:s text:c="2"/>| <text:s text:c="2"/>| <text:s text:c="2"/>| <text:s text:c="2"/>28 &gt; 4</text:p>
      <text:p text:style-name="P1">| <text:s text:c="2"/>| <text:s text:c="2"/>| <text:s text:c="2"/>| <text:s text:c="2"/>| <text:s text:c="2"/>41 &lt;= 4: 1 (41.0/2.0)</text:p>
      <text:p text:style-name="P1">| <text:s text:c="2"/>| <text:s text:c="2"/>| <text:s text:c="2"/>| <text:s text:c="2"/>| <text:s text:c="2"/>41 &gt; 4</text:p>
      <text:p text:style-name="P1">| <text:s text:c="2"/>| <text:s text:c="2"/>| <text:s text:c="2"/>| <text:s text:c="2"/>| <text:s text:c="2"/>| <text:s text:c="2"/>46 &lt;= 0: 1 (2.0)</text:p>
      <text:p text:style-name="P1">| <text:s text:c="2"/>| <text:s text:c="2"/>| <text:s text:c="2"/>| <text:s text:c="2"/>| <text:s text:c="2"/>| <text:s text:c="2"/>46 &gt; 0: 4 (5.0)</text:p>
      <text:p text:style-name="P1">| <text:s text:c="2"/>| <text:s text:c="2"/>2 &gt; 0</text:p>
      <text:p text:style-name="P1">| <text:s text:c="2"/>| <text:s text:c="2"/>| <text:s text:c="2"/>53 &lt;= 0</text:p>
      <text:p text:style-name="P1">| <text:s text:c="2"/>| <text:s text:c="2"/>| <text:s text:c="2"/>| <text:s text:c="2"/>12 &lt;= 3</text:p>
      <text:p text:style-name="P1">| <text:s text:c="2"/>| <text:s text:c="2"/>| <text:s text:c="2"/>| <text:s text:c="2"/>| <text:s text:c="2"/>5 &lt;= 7: 4 (7.0)</text:p>
      <text:p text:style-name="P1">| <text:s text:c="2"/>| <text:s text:c="2"/>| <text:s text:c="2"/>| <text:s text:c="2"/>| <text:s text:c="2"/>5 &gt; 7: 9 (2.0)</text:p>
      <text:p text:style-name="P1">| <text:s text:c="2"/>| <text:s text:c="2"/>| <text:s text:c="2"/>| <text:s text:c="2"/>12 &gt; 3</text:p>
      <text:p text:style-name="P1">| <text:s text:c="2"/>| <text:s text:c="2"/>| <text:s text:c="2"/>| <text:s text:c="2"/>| <text:s text:c="2"/>61 &lt;= 0</text:p>
      <text:p text:style-name="P1">| <text:s text:c="2"/>| <text:s text:c="2"/>| <text:s text:c="2"/>| <text:s text:c="2"/>| <text:s text:c="2"/>| <text:s text:c="2"/>29 &lt;= 0</text:p>
      <text:p text:style-name="P1">| <text:s text:c="2"/>| <text:s text:c="2"/>| <text:s text:c="2"/>| <text:s text:c="2"/>| <text:s text:c="2"/>| <text:s text:c="2"/>| <text:s text:c="2"/>50 &lt;= 7: 1 (2.0/1.0)</text:p>
      <text:p text:style-name="P1">| <text:s text:c="2"/>| <text:s text:c="2"/>| <text:s text:c="2"/>| <text:s text:c="2"/>| <text:s text:c="2"/>| <text:s text:c="2"/>| <text:s text:c="2"/>50 &gt; 7: 8 (6.0)</text:p>
      <text:p text:style-name="P1">| <text:s text:c="2"/>| <text:s text:c="2"/>| <text:s text:c="2"/>| <text:s text:c="2"/>| <text:s text:c="2"/>| <text:s text:c="2"/>29 &gt; 0</text:p>
      <text:p text:style-name="P1">| <text:s text:c="2"/>| <text:s text:c="2"/>| <text:s text:c="2"/>| <text:s text:c="2"/>| <text:s text:c="2"/>| <text:s text:c="2"/>| <text:s text:c="2"/>25 &lt;= 5</text:p>
      <text:p text:style-name="P1">| <text:s text:c="2"/>| <text:s text:c="2"/>| <text:s text:c="2"/>| <text:s text:c="2"/>| <text:s text:c="2"/>| <text:s text:c="2"/>| <text:s text:c="2"/>| <text:s text:c="2"/>60 &lt;= 8</text:p>
      <text:p text:style-name="P1">| <text:s text:c="2"/>| <text:s text:c="2"/>| <text:s text:c="2"/>| <text:s text:c="2"/>| <text:s text:c="2"/>| <text:s text:c="2"/>| <text:s text:c="2"/>| <text:s text:c="2"/>| <text:s text:c="2"/>18 &lt;= 13: 7 (85.0/1.0)</text:p>
      <text:p text:style-name="P1">| <text:s text:c="2"/>| <text:s text:c="2"/>| <text:s text:c="2"/>| <text:s text:c="2"/>| <text:s text:c="2"/>| <text:s text:c="2"/>| <text:s text:c="2"/>| <text:s text:c="2"/>| <text:s text:c="2"/>18 &gt; 13</text:p>
      <text:p text:style-name="P1">| <text:s text:c="2"/>| <text:s text:c="2"/>| <text:s text:c="2"/>| <text:s text:c="2"/>| <text:s text:c="2"/>| <text:s text:c="2"/>| <text:s text:c="2"/>| <text:s text:c="2"/>| <text:s text:c="2"/>| <text:s text:c="2"/>49 &lt;= 0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7 &lt;= 0: 9 (8.0/2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7 &gt; 0: 7 (2.0)</text:p>
      <text:p text:style-name="P1">| <text:s text:c="2"/>| <text:s text:c="2"/>| <text:s text:c="2"/>| <text:s text:c="2"/>| <text:s text:c="2"/>| <text:s text:c="2"/>| <text:s text:c="2"/>| <text:s text:c="2"/>| <text:s text:c="2"/>| <text:s text:c="2"/>49 &gt; 0: 8 (3.0)</text:p>
      <text:p text:style-name="P1">| <text:s text:c="2"/>| <text:s text:c="2"/>| <text:s text:c="2"/>| <text:s text:c="2"/>| <text:s text:c="2"/>| <text:s text:c="2"/>| <text:s text:c="2"/>| <text:s text:c="2"/>60 &gt; 8</text:p>
      <text:p text:style-name="P1">| <text:s text:c="2"/>| <text:s text:c="2"/>| <text:s text:c="2"/>| <text:s text:c="2"/>| <text:s text:c="2"/>| <text:s text:c="2"/>| <text:s text:c="2"/>| <text:s text:c="2"/>| <text:s text:c="2"/>25 &lt;= 2</text:p>
      <text:p text:style-name="P1">| <text:s text:c="2"/>| <text:s text:c="2"/>| <text:s text:c="2"/>| <text:s text:c="2"/>| <text:s text:c="2"/>| <text:s text:c="2"/>| <text:s text:c="2"/>| <text:s text:c="2"/>| <text:s text:c="2"/>| <text:s text:c="2"/>4 &lt;= 13: 1 (2.0)</text:p>
      <text:p text:style-name="P1">| <text:s text:c="2"/>| <text:s text:c="2"/>| <text:s text:c="2"/>| <text:s text:c="2"/>| <text:s text:c="2"/>| <text:s text:c="2"/>| <text:s text:c="2"/>| <text:s text:c="2"/>| <text:s text:c="2"/>| <text:s text:c="2"/>4 &gt; 13: 8 (3.0)</text:p>
      <text:p text:style-name="P1">| <text:s text:c="2"/>| <text:s text:c="2"/>| <text:s text:c="2"/>| <text:s text:c="2"/>| <text:s text:c="2"/>| <text:s text:c="2"/>| <text:s text:c="2"/>| <text:s text:c="2"/>| <text:s text:c="2"/>25 &gt; 2: 7 (2.0/1.0)</text:p>
      <text:p text:style-name="P1">| <text:s text:c="2"/>| <text:s text:c="2"/>| <text:s text:c="2"/>| <text:s text:c="2"/>| <text:s text:c="2"/>| <text:s text:c="2"/>| <text:s text:c="2"/>25 &gt; 5: 9 (5.0/1.0)</text:p>
      <text:p text:style-name="P1">| <text:s text:c="2"/>| <text:s text:c="2"/>| <text:s text:c="2"/>| <text:s text:c="2"/>| <text:s text:c="2"/>61 &gt; 0: 1 (4.0/1.0)</text:p>
      <text:p text:style-name="P1">| <text:s text:c="2"/>| <text:s text:c="2"/>| <text:s text:c="2"/>53 &gt; 0</text:p>
      <text:p text:style-name="P1">| <text:s text:c="2"/>| <text:s text:c="2"/>| <text:s text:c="2"/>| <text:s text:c="2"/>43 &lt;= 3</text:p>
      <text:p text:style-name="P1">| <text:s text:c="2"/>| <text:s text:c="2"/>| <text:s text:c="2"/>| <text:s text:c="2"/>| <text:s text:c="2"/>63 &lt;= 3</text:p>
      <text:p text:style-name="P1">| <text:s text:c="2"/>| <text:s text:c="2"/>| <text:s text:c="2"/>| <text:s text:c="2"/>| <text:s text:c="2"/>| <text:s text:c="2"/>42 &lt;= 11</text:p>
      <text:p text:style-name="P1"><text:soft-page-break/>| <text:s text:c="2"/>| <text:s text:c="2"/>| <text:s text:c="2"/>| <text:s text:c="2"/>| <text:s text:c="2"/>| <text:s text:c="2"/>| <text:s text:c="2"/>29 &lt;= 14</text:p>
      <text:p text:style-name="P1">| <text:s text:c="2"/>| <text:s text:c="2"/>| <text:s text:c="2"/>| <text:s text:c="2"/>| <text:s text:c="2"/>| <text:s text:c="2"/>| <text:s text:c="2"/>| <text:s text:c="2"/>18 &lt;= 13: 3 (88.0/3.0)</text:p>
      <text:p text:style-name="P1">| <text:s text:c="2"/>| <text:s text:c="2"/>| <text:s text:c="2"/>| <text:s text:c="2"/>| <text:s text:c="2"/>| <text:s text:c="2"/>| <text:s text:c="2"/>| <text:s text:c="2"/>18 &gt; 13</text:p>
      <text:p text:style-name="P1">| <text:s text:c="2"/>| <text:s text:c="2"/>| <text:s text:c="2"/>| <text:s text:c="2"/>| <text:s text:c="2"/>| <text:s text:c="2"/>| <text:s text:c="2"/>| <text:s text:c="2"/>| <text:s text:c="2"/>6 &lt;= 0</text:p>
      <text:p text:style-name="P1">| <text:s text:c="2"/>| <text:s text:c="2"/>| <text:s text:c="2"/>| <text:s text:c="2"/>| <text:s text:c="2"/>| <text:s text:c="2"/>| <text:s text:c="2"/>| <text:s text:c="2"/>| <text:s text:c="2"/>| <text:s text:c="2"/>26 &lt;= 6: 3 (3.0)</text:p>
      <text:p text:style-name="P1">| <text:s text:c="2"/>| <text:s text:c="2"/>| <text:s text:c="2"/>| <text:s text:c="2"/>| <text:s text:c="2"/>| <text:s text:c="2"/>| <text:s text:c="2"/>| <text:s text:c="2"/>| <text:s text:c="2"/>| <text:s text:c="2"/>26 &gt; 6: 9 (7.0/1.0)</text:p>
      <text:p text:style-name="P1">| <text:s text:c="2"/>| <text:s text:c="2"/>| <text:s text:c="2"/>| <text:s text:c="2"/>| <text:s text:c="2"/>| <text:s text:c="2"/>| <text:s text:c="2"/>| <text:s text:c="2"/>| <text:s text:c="2"/>6 &gt; 0: 5 (7.0/1.0)</text:p>
      <text:p text:style-name="P1">| <text:s text:c="2"/>| <text:s text:c="2"/>| <text:s text:c="2"/>| <text:s text:c="2"/>| <text:s text:c="2"/>| <text:s text:c="2"/>| <text:s text:c="2"/>29 &gt; 14</text:p>
      <text:p text:style-name="P1">| <text:s text:c="2"/>| <text:s text:c="2"/>| <text:s text:c="2"/>| <text:s text:c="2"/>| <text:s text:c="2"/>| <text:s text:c="2"/>| <text:s text:c="2"/>| <text:s text:c="2"/>44 &lt;= 12: 9 (32.0)</text:p>
      <text:p text:style-name="P1">| <text:s text:c="2"/>| <text:s text:c="2"/>| <text:s text:c="2"/>| <text:s text:c="2"/>| <text:s text:c="2"/>| <text:s text:c="2"/>| <text:s text:c="2"/>| <text:s text:c="2"/>44 &gt; 12: 2 (2.0/1.0)</text:p>
      <text:p text:style-name="P1">| <text:s text:c="2"/>| <text:s text:c="2"/>| <text:s text:c="2"/>| <text:s text:c="2"/>| <text:s text:c="2"/>| <text:s text:c="2"/>42 &gt; 11</text:p>
      <text:p text:style-name="P1">| <text:s text:c="2"/>| <text:s text:c="2"/>| <text:s text:c="2"/>| <text:s text:c="2"/>| <text:s text:c="2"/>| <text:s text:c="2"/>| <text:s text:c="2"/>27 &lt;= 7: 3 (2.0/1.0)</text:p>
      <text:p text:style-name="P1">| <text:s text:c="2"/>| <text:s text:c="2"/>| <text:s text:c="2"/>| <text:s text:c="2"/>| <text:s text:c="2"/>| <text:s text:c="2"/>| <text:s text:c="2"/>27 &gt; 7: 8 (11.0)</text:p>
      <text:p text:style-name="P1">| <text:s text:c="2"/>| <text:s text:c="2"/>| <text:s text:c="2"/>| <text:s text:c="2"/>| <text:s text:c="2"/>63 &gt; 3: 2 (4.0)</text:p>
      <text:p text:style-name="P1">| <text:s text:c="2"/>| <text:s text:c="2"/>| <text:s text:c="2"/>| <text:s text:c="2"/>43 &gt; 3</text:p>
      <text:p text:style-name="P1">| <text:s text:c="2"/>| <text:s text:c="2"/>| <text:s text:c="2"/>| <text:s text:c="2"/>| <text:s text:c="2"/>27 &lt;= 9</text:p>
      <text:p text:style-name="P1">| <text:s text:c="2"/>| <text:s text:c="2"/>| <text:s text:c="2"/>| <text:s text:c="2"/>| <text:s text:c="2"/>| <text:s text:c="2"/>19 &lt;= 9</text:p>
      <text:p text:style-name="P1">| <text:s text:c="2"/>| <text:s text:c="2"/>| <text:s text:c="2"/>| <text:s text:c="2"/>| <text:s text:c="2"/>| <text:s text:c="2"/>| <text:s text:c="2"/>50 &lt;= 1: 7 (4.0/1.0)</text:p>
      <text:p text:style-name="P1">| <text:s text:c="2"/>| <text:s text:c="2"/>| <text:s text:c="2"/>| <text:s text:c="2"/>| <text:s text:c="2"/>| <text:s text:c="2"/>| <text:s text:c="2"/>50 &gt; 1</text:p>
      <text:p text:style-name="P1">| <text:s text:c="2"/>| <text:s text:c="2"/>| <text:s text:c="2"/>| <text:s text:c="2"/>| <text:s text:c="2"/>| <text:s text:c="2"/>| <text:s text:c="2"/>| <text:s text:c="2"/>38 &lt;= 3</text:p>
      <text:p text:style-name="P1">| <text:s text:c="2"/>| <text:s text:c="2"/>| <text:s text:c="2"/>| <text:s text:c="2"/>| <text:s text:c="2"/>| <text:s text:c="2"/>| <text:s text:c="2"/>| <text:s text:c="2"/>| <text:s text:c="2"/>45 &lt;= 14</text:p>
      <text:p text:style-name="P1">| <text:s text:c="2"/>| <text:s text:c="2"/>| <text:s text:c="2"/>| <text:s text:c="2"/>| <text:s text:c="2"/>| <text:s text:c="2"/>| <text:s text:c="2"/>| <text:s text:c="2"/>| <text:s text:c="2"/>| <text:s text:c="2"/>12 &lt;= 8: 8 (5.0/1.0)</text:p>
      <text:p text:style-name="P1">| <text:s text:c="2"/>| <text:s text:c="2"/>| <text:s text:c="2"/>| <text:s text:c="2"/>| <text:s text:c="2"/>| <text:s text:c="2"/>| <text:s text:c="2"/>| <text:s text:c="2"/>| <text:s text:c="2"/>| <text:s text:c="2"/>12 &gt; 8: 2 (53.0/1.0)</text:p>
      <text:p text:style-name="P1">| <text:s text:c="2"/>| <text:s text:c="2"/>| <text:s text:c="2"/>| <text:s text:c="2"/>| <text:s text:c="2"/>| <text:s text:c="2"/>| <text:s text:c="2"/>| <text:s text:c="2"/>| <text:s text:c="2"/>45 &gt; 14: 3 (2.0)</text:p>
      <text:p text:style-name="P1">| <text:s text:c="2"/>| <text:s text:c="2"/>| <text:s text:c="2"/>| <text:s text:c="2"/>| <text:s text:c="2"/>| <text:s text:c="2"/>| <text:s text:c="2"/>| <text:s text:c="2"/>38 &gt; 3: 3 (2.0)</text:p>
      <text:p text:style-name="P1">| <text:s text:c="2"/>| <text:s text:c="2"/>| <text:s text:c="2"/>| <text:s text:c="2"/>| <text:s text:c="2"/>| <text:s text:c="2"/>19 &gt; 9: 1 (3.0/1.0)</text:p>
      <text:p text:style-name="P1">| <text:s text:c="2"/>| <text:s text:c="2"/>| <text:s text:c="2"/>| <text:s text:c="2"/>| <text:s text:c="2"/>27 &gt; 9</text:p>
      <text:p text:style-name="P1">| <text:s text:c="2"/>| <text:s text:c="2"/>| <text:s text:c="2"/>| <text:s text:c="2"/>| <text:s text:c="2"/>| <text:s text:c="2"/>20 &lt;= 15</text:p>
      <text:p text:style-name="P1">| <text:s text:c="2"/>| <text:s text:c="2"/>| <text:s text:c="2"/>| <text:s text:c="2"/>| <text:s text:c="2"/>| <text:s text:c="2"/>| <text:s text:c="2"/>42 &lt;= 1</text:p>
      <text:p text:style-name="P1">| <text:s text:c="2"/>| <text:s text:c="2"/>| <text:s text:c="2"/>| <text:s text:c="2"/>| <text:s text:c="2"/>| <text:s text:c="2"/>| <text:s text:c="2"/>| <text:s text:c="2"/>59 &lt;= 15: 8 (4.0/1.0)</text:p>
      <text:p text:style-name="P1">| <text:s text:c="2"/>| <text:s text:c="2"/>| <text:s text:c="2"/>| <text:s text:c="2"/>| <text:s text:c="2"/>| <text:s text:c="2"/>| <text:s text:c="2"/>| <text:s text:c="2"/>59 &gt; 15: 3 (4.0)</text:p>
      <text:p text:style-name="P1">| <text:s text:c="2"/>| <text:s text:c="2"/>| <text:s text:c="2"/>| <text:s text:c="2"/>| <text:s text:c="2"/>| <text:s text:c="2"/>| <text:s text:c="2"/>42 &gt; 1: 8 (51.0/1.0)</text:p>
      <text:p text:style-name="P1">| <text:s text:c="2"/>| <text:s text:c="2"/>| <text:s text:c="2"/>| <text:s text:c="2"/>| <text:s text:c="2"/>| <text:s text:c="2"/>20 &gt; 15</text:p>
      <text:p text:style-name="P1">| <text:s text:c="2"/>| <text:s text:c="2"/>| <text:s text:c="2"/>| <text:s text:c="2"/>| <text:s text:c="2"/>| <text:s text:c="2"/>| <text:s text:c="2"/>52 &lt;= 13</text:p>
      <text:p text:style-name="P1">| <text:s text:c="2"/>| <text:s text:c="2"/>| <text:s text:c="2"/>| <text:s text:c="2"/>| <text:s text:c="2"/>| <text:s text:c="2"/>| <text:s text:c="2"/>| <text:s text:c="2"/>58 &lt;= 8: 8 (5.0)</text:p>
      <text:p text:style-name="P1">| <text:s text:c="2"/>| <text:s text:c="2"/>| <text:s text:c="2"/>| <text:s text:c="2"/>| <text:s text:c="2"/>| <text:s text:c="2"/>| <text:s text:c="2"/>| <text:s text:c="2"/>58 &gt; 8: 2 (2.0)</text:p>
      <text:p text:style-name="P1">| <text:s text:c="2"/>| <text:s text:c="2"/>| <text:s text:c="2"/>| <text:s text:c="2"/>| <text:s text:c="2"/>| <text:s text:c="2"/>| <text:s text:c="2"/>52 &gt; 13: 1 (23.0)</text:p>
      <text:p text:style-name="P1"/>
      <text:p text:style-name="P1">Number of Leaves <text:s/>: <text:tab/>65</text:p>
      <text:p text:style-name="P1"/>
      <text:p text:style-name="P1">Size of the tree : <text:tab/>129</text:p>
      <text:p text:style-name="P1"/>
      <text:p text:style-name="P1"/>
      <text:p text:style-name="P1">Time taken to build model: 0.04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835 <text:s text:c="14"/>83.5 <text:s text:c="3"/>%</text:p>
      <text:p text:style-name="P1">Incorrectly Classified Instances <text:s text:c="6"/>165 <text:s text:c="14"/>16.5 <text:s text:c="3"/>%</text:p>
      <text:p text:style-name="P1">Kappa statistic <text:s text:c="25"/>0.8166</text:p>
      <text:p text:style-name="P1">Mean absolute error <text:s text:c="21"/>0.0373</text:p>
      <text:p text:style-name="P1"><text:soft-page-break/>Root mean squared error <text:s text:c="17"/>0.1765</text:p>
      <text:p text:style-name="P1">Relative absolute error <text:s text:c="16"/>20.7434 %</text:p>
      <text:p text:style-name="P1">Root relative squared error <text:s text:c="12"/>58.8449 %</text:p>
      <text:p text:style-name="P1">Total Number of Instances <text:s text:c="12"/>1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71 <text:s text:c="4"/>0.003 <text:s text:c="5"/>0.971 <text:s text:c="4"/>0.971 <text:s text:c="4"/>0.971 <text:s text:c="5"/>0.984 <text:s text:c="3"/>0</text:p>
      <text:p text:style-name="P1">0.817 <text:s text:c="4"/>0.02 <text:s text:c="6"/>0.825 <text:s text:c="4"/>0.817 <text:s text:c="4"/>0.821 <text:s text:c="5"/>0.913 <text:s text:c="3"/>1</text:p>
      <text:p text:style-name="P1">0.828 <text:s text:c="4"/>0.023 <text:s text:c="5"/>0.774 <text:s text:c="4"/>0.828 <text:s text:c="4"/>0.8 <text:s text:c="7"/>0.921 <text:s text:c="3"/>2</text:p>
      <text:p text:style-name="P1">0.784 <text:s text:c="4"/>0.027 <text:s text:c="5"/>0.784 <text:s text:c="4"/>0.784 <text:s text:c="4"/>0.784 <text:s text:c="5"/>0.907 <text:s text:c="3"/>3</text:p>
      <text:p text:style-name="P1">0.8 <text:s text:c="6"/>0.017 <text:s text:c="5"/>0.848 <text:s text:c="4"/>0.8 <text:s text:c="6"/>0.824 <text:s text:c="5"/>0.912 <text:s text:c="3"/>4</text:p>
      <text:p text:style-name="P1">0.835 <text:s text:c="4"/>0.014 <text:s text:c="5"/>0.854 <text:s text:c="4"/>0.835 <text:s text:c="4"/>0.844 <text:s text:c="5"/>0.915 <text:s text:c="3"/>5</text:p>
      <text:p text:style-name="P1">0.963 <text:s text:c="4"/>0.006 <text:s text:c="5"/>0.954 <text:s text:c="4"/>0.963 <text:s text:c="4"/>0.958 <text:s text:c="5"/>0.979 <text:s text:c="3"/>6</text:p>
      <text:p text:style-name="P1">0.875 <text:s text:c="4"/>0.015 <text:s text:c="5"/>0.857 <text:s text:c="4"/>0.875 <text:s text:c="4"/>0.866 <text:s text:c="5"/>0.932 <text:s text:c="3"/>7</text:p>
      <text:p text:style-name="P1">0.716 <text:s text:c="4"/>0.033 <text:s text:c="5"/>0.694 <text:s text:c="4"/>0.716 <text:s text:c="4"/>0.705 <text:s text:c="5"/>0.84 <text:s text:c="4"/>8</text:p>
      <text:p text:style-name="P1">0.752 <text:s text:c="4"/>0.024 <text:s text:c="5"/>0.776 <text:s text:c="4"/>0.752 <text:s text:c="4"/>0.764 <text:s text:c="5"/>0.878 <text:s text:c="3"/>9</text:p>
      <text:p text:style-name="P1">Weighted Avg. <text:s text:c="3"/>0.835 <text:s text:c="4"/>0.018 <text:s text:c="5"/>0.836 <text:s text:c="4"/>0.835 <text:s text:c="4"/>0.835 <text:s text:c="5"/>0.919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00 <text:s text:c="2"/>0 <text:s text:c="2"/>0 <text:s text:c="2"/>0 <text:s text:c="2"/>0 <text:s text:c="2"/>3 <text:s text:c="2"/>0 <text:s text:c="2"/>0 <text:s text:c="2"/>0 <text:s text:c="2"/>0 | <text:s text:c="2"/>a = 0</text:p>
      <text:p text:style-name="P1">0 <text:s/>85 <text:s text:c="2"/>5 <text:s text:c="2"/>0 <text:s text:c="2"/>3 <text:s text:c="2"/>1 <text:s text:c="2"/>0 <text:s text:c="2"/>1 <text:s text:c="2"/>5 <text:s text:c="2"/>4 | <text:s text:c="2"/>b = 1</text:p>
      <text:p text:style-name="P1">0 <text:s text:c="2"/>4 <text:s/>72 <text:s text:c="2"/>5 <text:s text:c="2"/>0 <text:s text:c="2"/>0 <text:s text:c="2"/>1 <text:s text:c="2"/>1 <text:s text:c="2"/>3 <text:s text:c="2"/>1 | <text:s text:c="2"/>c = 2</text:p>
      <text:p text:style-name="P1">0 <text:s text:c="2"/>2 <text:s text:c="2"/>6 <text:s/>87 <text:s text:c="2"/>0 <text:s text:c="2"/>2 <text:s text:c="2"/>0 <text:s text:c="2"/>3 <text:s text:c="2"/>9 <text:s text:c="2"/>2 | <text:s text:c="2"/>d = 3</text:p>
      <text:p text:style-name="P1">0 <text:s text:c="2"/>3 <text:s text:c="2"/>0 <text:s text:c="2"/>1 <text:s/>84 <text:s text:c="2"/>2 <text:s text:c="2"/>4 <text:s text:c="2"/>0 <text:s text:c="2"/>6 <text:s text:c="2"/>5 | <text:s text:c="2"/>e = 4</text:p>
      <text:p text:style-name="P1">3 <text:s text:c="2"/>0 <text:s text:c="2"/>4 <text:s text:c="2"/>3 <text:s text:c="2"/>1 <text:s/>76 <text:s text:c="2"/>0 <text:s text:c="2"/>0 <text:s text:c="2"/>3 <text:s text:c="2"/>1 | <text:s text:c="2"/>f = 5</text:p>
      <text:p text:style-name="P1">0 <text:s text:c="2"/>0 <text:s text:c="2"/>1 <text:s text:c="2"/>0 <text:s text:c="2"/>2 <text:s text:c="2"/>0 103 <text:s text:c="2"/>0 <text:s text:c="2"/>1 <text:s text:c="2"/>0 | <text:s text:c="2"/>g = 6</text:p>
      <text:p text:style-name="P1">0 <text:s text:c="2"/>0 <text:s text:c="2"/>0 <text:s text:c="2"/>2 <text:s text:c="2"/>0 <text:s text:c="2"/>3 <text:s text:c="2"/>0 <text:s/>84 <text:s text:c="2"/>1 <text:s text:c="2"/>6 | <text:s text:c="2"/>h = 7</text:p>
      <text:p text:style-name="P1">0 <text:s text:c="2"/>5 <text:s text:c="2"/>4 <text:s text:c="2"/>6 <text:s text:c="2"/>2 <text:s text:c="2"/>1 <text:s text:c="2"/>0 <text:s text:c="2"/>6 <text:s/>68 <text:s text:c="2"/>3 | <text:s text:c="2"/>i = 8</text:p>
      <text:p text:style-name="P1">0 <text:s text:c="2"/>4 <text:s text:c="2"/>1 <text:s text:c="2"/>7 <text:s text:c="2"/>7 <text:s text:c="2"/>1 <text:s text:c="2"/>0 <text:s text:c="2"/>3 <text:s text:c="2"/>2 <text:s/>76 | <text:s text:c="2"/>j = 9</text:p>
      <text:p text:style-name="P1"/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4 conf fact = 0.5 (0.25 is the default)</text:p>
      <text:p text:style-name="P1"/>
      <text:p text:style-name="P1">=== Run information ===</text:p>
      <text:p text:style-name="P1"/>
      <text:p text:style-name="P1">Scheme:weka.classifiers.trees.J48 -C 0.5 -M 2</text:p>
      <text:p text:style-name="P1">Relation: <text:s text:c="4"/>optraining_plus_900</text:p>
      <text:p text:style-name="P1">Instances: <text:s text:c="3"/>100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<text:soft-page-break/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<text:soft-page-break/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0</text:p>
      <text:p text:style-name="P1">| <text:s text:c="2"/>13 &lt;= 0</text:p>
      <text:p text:style-name="P1">| <text:s text:c="2"/>| <text:s text:c="2"/>9 &lt;= 1: 6 (5.0/1.0)</text:p>
      <text:p text:style-name="P1">| <text:s text:c="2"/>| <text:s text:c="2"/>9 &gt; 1: 2 (5.0)</text:p>
      <text:p text:style-name="P1">| <text:s text:c="2"/>13 &gt; 0</text:p>
      <text:p text:style-name="P1">| <text:s text:c="2"/>| <text:s text:c="2"/>28 &lt;= 3</text:p>
      <text:p text:style-name="P1">| <text:s text:c="2"/>| <text:s text:c="2"/>| <text:s text:c="2"/>45 &lt;= 1: 5 (6.0)</text:p>
      <text:p text:style-name="P1">| <text:s text:c="2"/>| <text:s text:c="2"/>| <text:s text:c="2"/>45 &gt; 1: 0 (104.0/1.0)</text:p>
      <text:p text:style-name="P1">| <text:s text:c="2"/>| <text:s text:c="2"/>28 &gt; 3</text:p>
      <text:p text:style-name="P1">| <text:s text:c="2"/>| <text:s text:c="2"/>| <text:s text:c="2"/>43 &lt;= 2</text:p>
      <text:p text:style-name="P1">| <text:s text:c="2"/>| <text:s text:c="2"/>| <text:s text:c="2"/>| <text:s text:c="2"/>21 &lt;= 9: 5 (7.0/1.0)</text:p>
      <text:p text:style-name="P1">| <text:s text:c="2"/>| <text:s text:c="2"/>| <text:s text:c="2"/>| <text:s text:c="2"/>21 &gt; 9: 9 (27.0/1.0)</text:p>
      <text:p text:style-name="P1">| <text:s text:c="2"/>| <text:s text:c="2"/>| <text:s text:c="2"/>43 &gt; 2: 4 (2.0/1.0)</text:p>
      <text:p text:style-name="P1">36 &gt; 0</text:p>
      <text:p text:style-name="P1">| <text:s text:c="2"/>21 &lt;= 0</text:p>
      <text:p text:style-name="P1">| <text:s text:c="2"/>| <text:s text:c="2"/>42 &lt;= 7</text:p>
      <text:p text:style-name="P1">| <text:s text:c="2"/>| <text:s text:c="2"/>| <text:s text:c="2"/>5 &lt;= 3</text:p>
      <text:p text:style-name="P1">| <text:s text:c="2"/>| <text:s text:c="2"/>| <text:s text:c="2"/>| <text:s text:c="2"/>38 &lt;= 0</text:p>
      <text:p text:style-name="P1">| <text:s text:c="2"/>| <text:s text:c="2"/>| <text:s text:c="2"/>| <text:s text:c="2"/>| <text:s text:c="2"/>13 &lt;= 5</text:p>
      <text:p text:style-name="P1">| <text:s text:c="2"/>| <text:s text:c="2"/>| <text:s text:c="2"/>| <text:s text:c="2"/>| <text:s text:c="2"/>| <text:s text:c="2"/>10 &lt;= 13: 1 (25.0/1.0)</text:p>
      <text:p text:style-name="P1">| <text:s text:c="2"/>| <text:s text:c="2"/>| <text:s text:c="2"/>| <text:s text:c="2"/>| <text:s text:c="2"/>| <text:s text:c="2"/>10 &gt; 13: 2 (15.0)</text:p>
      <text:p text:style-name="P1">| <text:s text:c="2"/>| <text:s text:c="2"/>| <text:s text:c="2"/>| <text:s text:c="2"/>| <text:s text:c="2"/>13 &gt; 5: 5 (2.0)</text:p>
      <text:p text:style-name="P1">| <text:s text:c="2"/>| <text:s text:c="2"/>| <text:s text:c="2"/>| <text:s text:c="2"/>38 &gt; 0</text:p>
      <text:p text:style-name="P1">| <text:s text:c="2"/>| <text:s text:c="2"/>| <text:s text:c="2"/>| <text:s text:c="2"/>| <text:s text:c="2"/>33 &lt;= 0: 3 (10.0/1.0)</text:p>
      <text:p text:style-name="P1">| <text:s text:c="2"/>| <text:s text:c="2"/>| <text:s text:c="2"/>| <text:s text:c="2"/>| <text:s text:c="2"/>33 &gt; 0: 4 (4.0)</text:p>
      <text:p text:style-name="P1">| <text:s text:c="2"/>| <text:s text:c="2"/>| <text:s text:c="2"/>5 &gt; 3</text:p>
      <text:p text:style-name="P1">| <text:s text:c="2"/>| <text:s text:c="2"/>| <text:s text:c="2"/>| <text:s text:c="2"/>18 &lt;= 3: 3 (2.0/1.0)</text:p>
      <text:p text:style-name="P1">| <text:s text:c="2"/>| <text:s text:c="2"/>| <text:s text:c="2"/>| <text:s text:c="2"/>18 &gt; 3: 5 (65.0)</text:p>
      <text:p text:style-name="P1">| <text:s text:c="2"/>| <text:s text:c="2"/>42 &gt; 7</text:p>
      <text:p text:style-name="P1">| <text:s text:c="2"/>| <text:s text:c="2"/>| <text:s text:c="2"/>1 &lt;= 1</text:p>
      <text:p text:style-name="P1">| <text:s text:c="2"/>| <text:s text:c="2"/>| <text:s text:c="2"/>| <text:s text:c="2"/>20 &lt;= 7</text:p>
      <text:p text:style-name="P1">| <text:s text:c="2"/>| <text:s text:c="2"/>| <text:s text:c="2"/>| <text:s text:c="2"/>| <text:s text:c="2"/>30 &lt;= 1: 6 (103.0/1.0)</text:p>
      <text:p text:style-name="P1">| <text:s text:c="2"/>| <text:s text:c="2"/>| <text:s text:c="2"/>| <text:s text:c="2"/>| <text:s text:c="2"/>30 &gt; 1: 4 (12.0/1.0)</text:p>
      <text:p text:style-name="P1">| <text:s text:c="2"/>| <text:s text:c="2"/>| <text:s text:c="2"/>| <text:s text:c="2"/>20 &gt; 7</text:p>
      <text:p text:style-name="P1">| <text:s text:c="2"/>| <text:s text:c="2"/>| <text:s text:c="2"/>| <text:s text:c="2"/>| <text:s text:c="2"/>11 &lt;= 14: 4 (3.0/1.0)</text:p>
      <text:p text:style-name="P1">| <text:s text:c="2"/>| <text:s text:c="2"/>| <text:s text:c="2"/>| <text:s text:c="2"/>| <text:s text:c="2"/>11 &gt; 14: 1 (6.0)</text:p>
      <text:p text:style-name="P1">| <text:s text:c="2"/>| <text:s text:c="2"/>| <text:s text:c="2"/>1 &gt; 1: 2 (5.0/1.0)</text:p>
      <text:p text:style-name="P1">| <text:s text:c="2"/>21 &gt; 0</text:p>
      <text:p text:style-name="P1">| <text:s text:c="2"/>| <text:s text:c="2"/>2 &lt;= 0</text:p>
      <text:p text:style-name="P1">| <text:s text:c="2"/>| <text:s text:c="2"/>| <text:s text:c="2"/>20 &lt;= 13</text:p>
      <text:p text:style-name="P1">| <text:s text:c="2"/>| <text:s text:c="2"/>| <text:s text:c="2"/>| <text:s text:c="2"/>62 &lt;= 1</text:p>
      <text:p text:style-name="P1">| <text:s text:c="2"/>| <text:s text:c="2"/>| <text:s text:c="2"/>| <text:s text:c="2"/>| <text:s text:c="2"/>26 &lt;= 1: 7 (3.0/1.0)</text:p>
      <text:p text:style-name="P1">| <text:s text:c="2"/>| <text:s text:c="2"/>| <text:s text:c="2"/>| <text:s text:c="2"/>| <text:s text:c="2"/>26 &gt; 1</text:p>
      <text:p text:style-name="P1">| <text:s text:c="2"/>| <text:s text:c="2"/>| <text:s text:c="2"/>| <text:s text:c="2"/>| <text:s text:c="2"/>| <text:s text:c="2"/>5 &lt;= 10</text:p>
      <text:p text:style-name="P1">| <text:s text:c="2"/>| <text:s text:c="2"/>| <text:s text:c="2"/>| <text:s text:c="2"/>| <text:s text:c="2"/>| <text:s text:c="2"/>| <text:s text:c="2"/>54 &lt;= 2: 4 (64.0/1.0)</text:p>
      <text:p text:style-name="P1">| <text:s text:c="2"/>| <text:s text:c="2"/>| <text:s text:c="2"/>| <text:s text:c="2"/>| <text:s text:c="2"/>| <text:s text:c="2"/>| <text:s text:c="2"/>54 &gt; 2: 8 (2.0)</text:p>
      <text:p text:style-name="P1">| <text:s text:c="2"/>| <text:s text:c="2"/>| <text:s text:c="2"/>| <text:s text:c="2"/>| <text:s text:c="2"/>| <text:s text:c="2"/>5 &gt; 10</text:p>
      <text:p text:style-name="P1"><text:soft-page-break/>| <text:s text:c="2"/>| <text:s text:c="2"/>| <text:s text:c="2"/>| <text:s text:c="2"/>| <text:s text:c="2"/>| <text:s text:c="2"/>| <text:s text:c="2"/>46 &lt;= 0</text:p>
      <text:p text:style-name="P1">| <text:s text:c="2"/>| <text:s text:c="2"/>| <text:s text:c="2"/>| <text:s text:c="2"/>| <text:s text:c="2"/>| <text:s text:c="2"/>| <text:s text:c="2"/>| <text:s text:c="2"/>6 &lt;= 5</text:p>
      <text:p text:style-name="P1">| <text:s text:c="2"/>| <text:s text:c="2"/>| <text:s text:c="2"/>| <text:s text:c="2"/>| <text:s text:c="2"/>| <text:s text:c="2"/>| <text:s text:c="2"/>| <text:s text:c="2"/>| <text:s text:c="2"/>59 &lt;= 2: 4 (4.0)</text:p>
      <text:p text:style-name="P1">| <text:s text:c="2"/>| <text:s text:c="2"/>| <text:s text:c="2"/>| <text:s text:c="2"/>| <text:s text:c="2"/>| <text:s text:c="2"/>| <text:s text:c="2"/>| <text:s text:c="2"/>| <text:s text:c="2"/>59 &gt; 2: 9 (2.0)</text:p>
      <text:p text:style-name="P1">| <text:s text:c="2"/>| <text:s text:c="2"/>| <text:s text:c="2"/>| <text:s text:c="2"/>| <text:s text:c="2"/>| <text:s text:c="2"/>| <text:s text:c="2"/>| <text:s text:c="2"/>6 &gt; 5: 9 (13.0)</text:p>
      <text:p text:style-name="P1">| <text:s text:c="2"/>| <text:s text:c="2"/>| <text:s text:c="2"/>| <text:s text:c="2"/>| <text:s text:c="2"/>| <text:s text:c="2"/>| <text:s text:c="2"/>46 &gt; 0: 4 (4.0/1.0)</text:p>
      <text:p text:style-name="P1">| <text:s text:c="2"/>| <text:s text:c="2"/>| <text:s text:c="2"/>| <text:s text:c="2"/>62 &gt; 1</text:p>
      <text:p text:style-name="P1">| <text:s text:c="2"/>| <text:s text:c="2"/>| <text:s text:c="2"/>| <text:s text:c="2"/>| <text:s text:c="2"/>3 &lt;= 6: 3 (2.0)</text:p>
      <text:p text:style-name="P1">| <text:s text:c="2"/>| <text:s text:c="2"/>| <text:s text:c="2"/>| <text:s text:c="2"/>| <text:s text:c="2"/>3 &gt; 6: 8 (3.0)</text:p>
      <text:p text:style-name="P1">| <text:s text:c="2"/>| <text:s text:c="2"/>| <text:s text:c="2"/>20 &gt; 13</text:p>
      <text:p text:style-name="P1">| <text:s text:c="2"/>| <text:s text:c="2"/>| <text:s text:c="2"/>| <text:s text:c="2"/>28 &lt;= 4: 9 (2.0)</text:p>
      <text:p text:style-name="P1">| <text:s text:c="2"/>| <text:s text:c="2"/>| <text:s text:c="2"/>| <text:s text:c="2"/>28 &gt; 4</text:p>
      <text:p text:style-name="P1">| <text:s text:c="2"/>| <text:s text:c="2"/>| <text:s text:c="2"/>| <text:s text:c="2"/>| <text:s text:c="2"/>41 &lt;= 4: 1 (41.0/2.0)</text:p>
      <text:p text:style-name="P1">| <text:s text:c="2"/>| <text:s text:c="2"/>| <text:s text:c="2"/>| <text:s text:c="2"/>| <text:s text:c="2"/>41 &gt; 4</text:p>
      <text:p text:style-name="P1">| <text:s text:c="2"/>| <text:s text:c="2"/>| <text:s text:c="2"/>| <text:s text:c="2"/>| <text:s text:c="2"/>| <text:s text:c="2"/>46 &lt;= 0: 1 (2.0)</text:p>
      <text:p text:style-name="P1">| <text:s text:c="2"/>| <text:s text:c="2"/>| <text:s text:c="2"/>| <text:s text:c="2"/>| <text:s text:c="2"/>| <text:s text:c="2"/>46 &gt; 0: 4 (5.0)</text:p>
      <text:p text:style-name="P1">| <text:s text:c="2"/>| <text:s text:c="2"/>2 &gt; 0</text:p>
      <text:p text:style-name="P1">| <text:s text:c="2"/>| <text:s text:c="2"/>| <text:s text:c="2"/>53 &lt;= 0</text:p>
      <text:p text:style-name="P1">| <text:s text:c="2"/>| <text:s text:c="2"/>| <text:s text:c="2"/>| <text:s text:c="2"/>12 &lt;= 3</text:p>
      <text:p text:style-name="P1">| <text:s text:c="2"/>| <text:s text:c="2"/>| <text:s text:c="2"/>| <text:s text:c="2"/>| <text:s text:c="2"/>5 &lt;= 7: 4 (7.0)</text:p>
      <text:p text:style-name="P1">| <text:s text:c="2"/>| <text:s text:c="2"/>| <text:s text:c="2"/>| <text:s text:c="2"/>| <text:s text:c="2"/>5 &gt; 7: 9 (2.0)</text:p>
      <text:p text:style-name="P1">| <text:s text:c="2"/>| <text:s text:c="2"/>| <text:s text:c="2"/>| <text:s text:c="2"/>12 &gt; 3</text:p>
      <text:p text:style-name="P1">| <text:s text:c="2"/>| <text:s text:c="2"/>| <text:s text:c="2"/>| <text:s text:c="2"/>| <text:s text:c="2"/>61 &lt;= 0</text:p>
      <text:p text:style-name="P1">| <text:s text:c="2"/>| <text:s text:c="2"/>| <text:s text:c="2"/>| <text:s text:c="2"/>| <text:s text:c="2"/>| <text:s text:c="2"/>29 &lt;= 0</text:p>
      <text:p text:style-name="P1">| <text:s text:c="2"/>| <text:s text:c="2"/>| <text:s text:c="2"/>| <text:s text:c="2"/>| <text:s text:c="2"/>| <text:s text:c="2"/>| <text:s text:c="2"/>50 &lt;= 7: 1 (2.0/1.0)</text:p>
      <text:p text:style-name="P1">| <text:s text:c="2"/>| <text:s text:c="2"/>| <text:s text:c="2"/>| <text:s text:c="2"/>| <text:s text:c="2"/>| <text:s text:c="2"/>| <text:s text:c="2"/>50 &gt; 7: 8 (6.0)</text:p>
      <text:p text:style-name="P1">| <text:s text:c="2"/>| <text:s text:c="2"/>| <text:s text:c="2"/>| <text:s text:c="2"/>| <text:s text:c="2"/>| <text:s text:c="2"/>29 &gt; 0</text:p>
      <text:p text:style-name="P1">| <text:s text:c="2"/>| <text:s text:c="2"/>| <text:s text:c="2"/>| <text:s text:c="2"/>| <text:s text:c="2"/>| <text:s text:c="2"/>| <text:s text:c="2"/>25 &lt;= 5</text:p>
      <text:p text:style-name="P1">| <text:s text:c="2"/>| <text:s text:c="2"/>| <text:s text:c="2"/>| <text:s text:c="2"/>| <text:s text:c="2"/>| <text:s text:c="2"/>| <text:s text:c="2"/>| <text:s text:c="2"/>60 &lt;= 8</text:p>
      <text:p text:style-name="P1">| <text:s text:c="2"/>| <text:s text:c="2"/>| <text:s text:c="2"/>| <text:s text:c="2"/>| <text:s text:c="2"/>| <text:s text:c="2"/>| <text:s text:c="2"/>| <text:s text:c="2"/>| <text:s text:c="2"/>18 &lt;= 13: 7 (85.0/1.0)</text:p>
      <text:p text:style-name="P1">| <text:s text:c="2"/>| <text:s text:c="2"/>| <text:s text:c="2"/>| <text:s text:c="2"/>| <text:s text:c="2"/>| <text:s text:c="2"/>| <text:s text:c="2"/>| <text:s text:c="2"/>| <text:s text:c="2"/>18 &gt; 13</text:p>
      <text:p text:style-name="P1">| <text:s text:c="2"/>| <text:s text:c="2"/>| <text:s text:c="2"/>| <text:s text:c="2"/>| <text:s text:c="2"/>| <text:s text:c="2"/>| <text:s text:c="2"/>| <text:s text:c="2"/>| <text:s text:c="2"/>| <text:s text:c="2"/>49 &lt;= 0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7 &lt;= 0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5 &lt;= 0: 9 (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5 &gt; 0: 7 (3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7 &gt; 0: 7 (2.0)</text:p>
      <text:p text:style-name="P1">| <text:s text:c="2"/>| <text:s text:c="2"/>| <text:s text:c="2"/>| <text:s text:c="2"/>| <text:s text:c="2"/>| <text:s text:c="2"/>| <text:s text:c="2"/>| <text:s text:c="2"/>| <text:s text:c="2"/>| <text:s text:c="2"/>49 &gt; 0: 8 (3.0)</text:p>
      <text:p text:style-name="P1">| <text:s text:c="2"/>| <text:s text:c="2"/>| <text:s text:c="2"/>| <text:s text:c="2"/>| <text:s text:c="2"/>| <text:s text:c="2"/>| <text:s text:c="2"/>| <text:s text:c="2"/>60 &gt; 8</text:p>
      <text:p text:style-name="P1">| <text:s text:c="2"/>| <text:s text:c="2"/>| <text:s text:c="2"/>| <text:s text:c="2"/>| <text:s text:c="2"/>| <text:s text:c="2"/>| <text:s text:c="2"/>| <text:s text:c="2"/>| <text:s text:c="2"/>25 &lt;= 2</text:p>
      <text:p text:style-name="P1">| <text:s text:c="2"/>| <text:s text:c="2"/>| <text:s text:c="2"/>| <text:s text:c="2"/>| <text:s text:c="2"/>| <text:s text:c="2"/>| <text:s text:c="2"/>| <text:s text:c="2"/>| <text:s text:c="2"/>| <text:s text:c="2"/>4 &lt;= 13: 1 (2.0)</text:p>
      <text:p text:style-name="P1">| <text:s text:c="2"/>| <text:s text:c="2"/>| <text:s text:c="2"/>| <text:s text:c="2"/>| <text:s text:c="2"/>| <text:s text:c="2"/>| <text:s text:c="2"/>| <text:s text:c="2"/>| <text:s text:c="2"/>| <text:s text:c="2"/>4 &gt; 13: 8 (3.0)</text:p>
      <text:p text:style-name="P1">| <text:s text:c="2"/>| <text:s text:c="2"/>| <text:s text:c="2"/>| <text:s text:c="2"/>| <text:s text:c="2"/>| <text:s text:c="2"/>| <text:s text:c="2"/>| <text:s text:c="2"/>| <text:s text:c="2"/>25 &gt; 2: 7 (2.0/1.0)</text:p>
      <text:p text:style-name="P1">| <text:s text:c="2"/>| <text:s text:c="2"/>| <text:s text:c="2"/>| <text:s text:c="2"/>| <text:s text:c="2"/>| <text:s text:c="2"/>| <text:s text:c="2"/>25 &gt; 5: 9 (5.0/1.0)</text:p>
      <text:p text:style-name="P1">| <text:s text:c="2"/>| <text:s text:c="2"/>| <text:s text:c="2"/>| <text:s text:c="2"/>| <text:s text:c="2"/>61 &gt; 0: 1 (4.0/1.0)</text:p>
      <text:p text:style-name="P1">| <text:s text:c="2"/>| <text:s text:c="2"/>| <text:s text:c="2"/>53 &gt; 0</text:p>
      <text:p text:style-name="P1">| <text:s text:c="2"/>| <text:s text:c="2"/>| <text:s text:c="2"/>| <text:s text:c="2"/>43 &lt;= 3</text:p>
      <text:p text:style-name="P1">| <text:s text:c="2"/>| <text:s text:c="2"/>| <text:s text:c="2"/>| <text:s text:c="2"/>| <text:s text:c="2"/>63 &lt;= 3</text:p>
      <text:p text:style-name="P1">| <text:s text:c="2"/>| <text:s text:c="2"/>| <text:s text:c="2"/>| <text:s text:c="2"/>| <text:s text:c="2"/>| <text:s text:c="2"/>42 &lt;= 11</text:p>
      <text:p text:style-name="P1">| <text:s text:c="2"/>| <text:s text:c="2"/>| <text:s text:c="2"/>| <text:s text:c="2"/>| <text:s text:c="2"/>| <text:s text:c="2"/>| <text:s text:c="2"/>29 &lt;= 14</text:p>
      <text:p text:style-name="P1">| <text:s text:c="2"/>| <text:s text:c="2"/>| <text:s text:c="2"/>| <text:s text:c="2"/>| <text:s text:c="2"/>| <text:s text:c="2"/>| <text:s text:c="2"/>| <text:s text:c="2"/>18 &lt;= 13</text:p>
      <text:p text:style-name="P1">| <text:s text:c="2"/>| <text:s text:c="2"/>| <text:s text:c="2"/>| <text:s text:c="2"/>| <text:s text:c="2"/>| <text:s text:c="2"/>| <text:s text:c="2"/>| <text:s text:c="2"/>| <text:s text:c="2"/>19 &lt;= 11: 3 (84.0/1.0)</text:p>
      <text:p text:style-name="P1">| <text:s text:c="2"/>| <text:s text:c="2"/>| <text:s text:c="2"/>| <text:s text:c="2"/>| <text:s text:c="2"/>| <text:s text:c="2"/>| <text:s text:c="2"/>| <text:s text:c="2"/>| <text:s text:c="2"/>19 &gt; 11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3 &lt;= 15: 9 (2.0)</text:p>
      <text:p text:style-name="P1">| <text:s text:c="2"/>| <text:s text:c="2"/>| <text:s text:c="2"/>| <text:s text:c="2"/>| <text:s text:c="2"/>| <text:s text:c="2"/>| <text:s text:c="2"/>| <text:s text:c="2"/>| <text:s text:c="2"/>| <text:s text:c="2"/>3 &gt; 15: 3 (2.0)</text:p>
      <text:p text:style-name="P1">| <text:s text:c="2"/>| <text:s text:c="2"/>| <text:s text:c="2"/>| <text:s text:c="2"/>| <text:s text:c="2"/>| <text:s text:c="2"/>| <text:s text:c="2"/>| <text:s text:c="2"/>18 &gt; 13</text:p>
      <text:p text:style-name="P1">| <text:s text:c="2"/>| <text:s text:c="2"/>| <text:s text:c="2"/>| <text:s text:c="2"/>| <text:s text:c="2"/>| <text:s text:c="2"/>| <text:s text:c="2"/>| <text:s text:c="2"/>| <text:s text:c="2"/>6 &lt;= 0</text:p>
      <text:p text:style-name="P1">| <text:s text:c="2"/>| <text:s text:c="2"/>| <text:s text:c="2"/>| <text:s text:c="2"/>| <text:s text:c="2"/>| <text:s text:c="2"/>| <text:s text:c="2"/>| <text:s text:c="2"/>| <text:s text:c="2"/>| <text:s text:c="2"/>26 &lt;= 6: 3 (3.0)</text:p>
      <text:p text:style-name="P1">| <text:s text:c="2"/>| <text:s text:c="2"/>| <text:s text:c="2"/>| <text:s text:c="2"/>| <text:s text:c="2"/>| <text:s text:c="2"/>| <text:s text:c="2"/>| <text:s text:c="2"/>| <text:s text:c="2"/>| <text:s text:c="2"/>26 &gt; 6: 9 (7.0/1.0)</text:p>
      <text:p text:style-name="P1">| <text:s text:c="2"/>| <text:s text:c="2"/>| <text:s text:c="2"/>| <text:s text:c="2"/>| <text:s text:c="2"/>| <text:s text:c="2"/>| <text:s text:c="2"/>| <text:s text:c="2"/>| <text:s text:c="2"/>6 &gt; 0: 5 (7.0/1.0)</text:p>
      <text:p text:style-name="P1">| <text:s text:c="2"/>| <text:s text:c="2"/>| <text:s text:c="2"/>| <text:s text:c="2"/>| <text:s text:c="2"/>| <text:s text:c="2"/>| <text:s text:c="2"/>29 &gt; 14</text:p>
      <text:p text:style-name="P1">| <text:s text:c="2"/>| <text:s text:c="2"/>| <text:s text:c="2"/>| <text:s text:c="2"/>| <text:s text:c="2"/>| <text:s text:c="2"/>| <text:s text:c="2"/>| <text:s text:c="2"/>44 &lt;= 12: 9 (32.0)</text:p>
      <text:p text:style-name="P1">| <text:s text:c="2"/>| <text:s text:c="2"/>| <text:s text:c="2"/>| <text:s text:c="2"/>| <text:s text:c="2"/>| <text:s text:c="2"/>| <text:s text:c="2"/>| <text:s text:c="2"/>44 &gt; 12: 2 (2.0/1.0)</text:p>
      <text:p text:style-name="P1">| <text:s text:c="2"/>| <text:s text:c="2"/>| <text:s text:c="2"/>| <text:s text:c="2"/>| <text:s text:c="2"/>| <text:s text:c="2"/>42 &gt; 11</text:p>
      <text:p text:style-name="P1">| <text:s text:c="2"/>| <text:s text:c="2"/>| <text:s text:c="2"/>| <text:s text:c="2"/>| <text:s text:c="2"/>| <text:s text:c="2"/>| <text:s text:c="2"/>27 &lt;= 7: 3 (2.0/1.0)</text:p>
      <text:p text:style-name="P1">| <text:s text:c="2"/>| <text:s text:c="2"/>| <text:s text:c="2"/>| <text:s text:c="2"/>| <text:s text:c="2"/>| <text:s text:c="2"/>| <text:s text:c="2"/>27 &gt; 7: 8 (11.0)</text:p>
      <text:p text:style-name="P1">| <text:s text:c="2"/>| <text:s text:c="2"/>| <text:s text:c="2"/>| <text:s text:c="2"/>| <text:s text:c="2"/>63 &gt; 3: 2 (4.0)</text:p>
      <text:p text:style-name="P1">| <text:s text:c="2"/>| <text:s text:c="2"/>| <text:s text:c="2"/>| <text:s text:c="2"/>43 &gt; 3</text:p>
      <text:p text:style-name="P1">| <text:s text:c="2"/>| <text:s text:c="2"/>| <text:s text:c="2"/>| <text:s text:c="2"/>| <text:s text:c="2"/>27 &lt;= 9</text:p>
      <text:p text:style-name="P1">| <text:s text:c="2"/>| <text:s text:c="2"/>| <text:s text:c="2"/>| <text:s text:c="2"/>| <text:s text:c="2"/>| <text:s text:c="2"/>19 &lt;= 9</text:p>
      <text:p text:style-name="P1">| <text:s text:c="2"/>| <text:s text:c="2"/>| <text:s text:c="2"/>| <text:s text:c="2"/>| <text:s text:c="2"/>| <text:s text:c="2"/>| <text:s text:c="2"/>50 &lt;= 1: 7 (4.0/1.0)</text:p>
      <text:p text:style-name="P1">| <text:s text:c="2"/>| <text:s text:c="2"/>| <text:s text:c="2"/>| <text:s text:c="2"/>| <text:s text:c="2"/>| <text:s text:c="2"/>| <text:s text:c="2"/>50 &gt; 1</text:p>
      <text:p text:style-name="P1">| <text:s text:c="2"/>| <text:s text:c="2"/>| <text:s text:c="2"/>| <text:s text:c="2"/>| <text:s text:c="2"/>| <text:s text:c="2"/>| <text:s text:c="2"/>| <text:s text:c="2"/>38 &lt;= 3</text:p>
      <text:p text:style-name="P1">| <text:s text:c="2"/>| <text:s text:c="2"/>| <text:s text:c="2"/>| <text:s text:c="2"/>| <text:s text:c="2"/>| <text:s text:c="2"/>| <text:s text:c="2"/>| <text:s text:c="2"/>| <text:s text:c="2"/>45 &lt;= 14</text:p>
      <text:p text:style-name="P1">| <text:s text:c="2"/>| <text:s text:c="2"/>| <text:s text:c="2"/>| <text:s text:c="2"/>| <text:s text:c="2"/>| <text:s text:c="2"/>| <text:s text:c="2"/>| <text:s text:c="2"/>| <text:s text:c="2"/>| <text:s text:c="2"/>12 &lt;= 8: 8 (5.0/1.0)</text:p>
      <text:p text:style-name="P1">| <text:s text:c="2"/>| <text:s text:c="2"/>| <text:s text:c="2"/>| <text:s text:c="2"/>| <text:s text:c="2"/>| <text:s text:c="2"/>| <text:s text:c="2"/>| <text:s text:c="2"/>| <text:s text:c="2"/>| <text:s text:c="2"/>12 &gt; 8: 2 (53.0/1.0)</text:p>
      <text:p text:style-name="P1">| <text:s text:c="2"/>| <text:s text:c="2"/>| <text:s text:c="2"/>| <text:s text:c="2"/>| <text:s text:c="2"/>| <text:s text:c="2"/>| <text:s text:c="2"/>| <text:s text:c="2"/>| <text:s text:c="2"/>45 &gt; 14: 3 (2.0)</text:p>
      <text:p text:style-name="P1">| <text:s text:c="2"/>| <text:s text:c="2"/>| <text:s text:c="2"/>| <text:s text:c="2"/>| <text:s text:c="2"/>| <text:s text:c="2"/>| <text:s text:c="2"/>| <text:s text:c="2"/>38 &gt; 3: 3 (2.0)</text:p>
      <text:p text:style-name="P1">| <text:s text:c="2"/>| <text:s text:c="2"/>| <text:s text:c="2"/>| <text:s text:c="2"/>| <text:s text:c="2"/>| <text:s text:c="2"/>19 &gt; 9: 1 (3.0/1.0)</text:p>
      <text:p text:style-name="P1">| <text:s text:c="2"/>| <text:s text:c="2"/>| <text:s text:c="2"/>| <text:s text:c="2"/>| <text:s text:c="2"/>27 &gt; 9</text:p>
      <text:p text:style-name="P1">| <text:s text:c="2"/>| <text:s text:c="2"/>| <text:s text:c="2"/>| <text:s text:c="2"/>| <text:s text:c="2"/>| <text:s text:c="2"/>20 &lt;= 15</text:p>
      <text:p text:style-name="P1">| <text:s text:c="2"/>| <text:s text:c="2"/>| <text:s text:c="2"/>| <text:s text:c="2"/>| <text:s text:c="2"/>| <text:s text:c="2"/>| <text:s text:c="2"/>42 &lt;= 1</text:p>
      <text:p text:style-name="P1">| <text:s text:c="2"/>| <text:s text:c="2"/>| <text:s text:c="2"/>| <text:s text:c="2"/>| <text:s text:c="2"/>| <text:s text:c="2"/>| <text:s text:c="2"/>| <text:s text:c="2"/>59 &lt;= 15: 8 (4.0/1.0)</text:p>
      <text:p text:style-name="P1">| <text:s text:c="2"/>| <text:s text:c="2"/>| <text:s text:c="2"/>| <text:s text:c="2"/>| <text:s text:c="2"/>| <text:s text:c="2"/>| <text:s text:c="2"/>| <text:s text:c="2"/>59 &gt; 15: 3 (4.0)</text:p>
      <text:p text:style-name="P1">| <text:s text:c="2"/>| <text:s text:c="2"/>| <text:s text:c="2"/>| <text:s text:c="2"/>| <text:s text:c="2"/>| <text:s text:c="2"/>| <text:s text:c="2"/>42 &gt; 1: 8 (51.0/1.0)</text:p>
      <text:p text:style-name="P1">| <text:s text:c="2"/>| <text:s text:c="2"/>| <text:s text:c="2"/>| <text:s text:c="2"/>| <text:s text:c="2"/>| <text:s text:c="2"/>20 &gt; 15</text:p>
      <text:p text:style-name="P1">| <text:s text:c="2"/>| <text:s text:c="2"/>| <text:s text:c="2"/>| <text:s text:c="2"/>| <text:s text:c="2"/>| <text:s text:c="2"/>| <text:s text:c="2"/>52 &lt;= 13</text:p>
      <text:p text:style-name="P1">| <text:s text:c="2"/>| <text:s text:c="2"/>| <text:s text:c="2"/>| <text:s text:c="2"/>| <text:s text:c="2"/>| <text:s text:c="2"/>| <text:s text:c="2"/>| <text:s text:c="2"/>58 &lt;= 8: 8 (5.0)</text:p>
      <text:p text:style-name="P1">| <text:s text:c="2"/>| <text:s text:c="2"/>| <text:s text:c="2"/>| <text:s text:c="2"/>| <text:s text:c="2"/>| <text:s text:c="2"/>| <text:s text:c="2"/>| <text:s text:c="2"/>58 &gt; 8: 2 (2.0)</text:p>
      <text:p text:style-name="P1">| <text:s text:c="2"/>| <text:s text:c="2"/>| <text:s text:c="2"/>| <text:s text:c="2"/>| <text:s text:c="2"/>| <text:s text:c="2"/>| <text:s text:c="2"/>52 &gt; 13: 1 (23.0)</text:p>
      <text:p text:style-name="P1"/>
      <text:p text:style-name="P1">Number of Leaves <text:s/>: <text:tab/>69</text:p>
      <text:p text:style-name="P1"/>
      <text:p text:style-name="P1">Size of the tree : <text:tab/>137</text:p>
      <text:p text:style-name="P1"/>
      <text:p text:style-name="P1"/>
      <text:p text:style-name="P1">Time taken to build model: 0.05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835 <text:s text:c="14"/>83.5 <text:s text:c="3"/>%</text:p>
      <text:p text:style-name="P1">Incorrectly Classified Instances <text:s text:c="6"/>165 <text:s text:c="14"/>16.5 <text:s text:c="3"/>%</text:p>
      <text:p text:style-name="P1">Kappa statistic <text:s text:c="25"/>0.8166</text:p>
      <text:p text:style-name="P1">Mean absolute error <text:s text:c="21"/>0.0368</text:p>
      <text:p text:style-name="P1"><text:soft-page-break/>Root mean squared error <text:s text:c="17"/>0.1771</text:p>
      <text:p text:style-name="P1">Relative absolute error <text:s text:c="16"/>20.4603 %</text:p>
      <text:p text:style-name="P1">Root relative squared error <text:s text:c="12"/>59.0602 %</text:p>
      <text:p text:style-name="P1">Total Number of Instances <text:s text:c="12"/>1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71 <text:s text:c="4"/>0.003 <text:s text:c="5"/>0.971 <text:s text:c="4"/>0.971 <text:s text:c="4"/>0.971 <text:s text:c="5"/>0.984 <text:s text:c="3"/>0</text:p>
      <text:p text:style-name="P1">0.817 <text:s text:c="4"/>0.019 <text:s text:c="5"/>0.833 <text:s text:c="4"/>0.817 <text:s text:c="4"/>0.825 <text:s text:c="5"/>0.914 <text:s text:c="3"/>1</text:p>
      <text:p text:style-name="P1">0.828 <text:s text:c="4"/>0.023 <text:s text:c="5"/>0.774 <text:s text:c="4"/>0.828 <text:s text:c="4"/>0.8 <text:s text:c="7"/>0.905 <text:s text:c="3"/>2</text:p>
      <text:p text:style-name="P1">0.784 <text:s text:c="4"/>0.027 <text:s text:c="5"/>0.784 <text:s text:c="4"/>0.784 <text:s text:c="4"/>0.784 <text:s text:c="5"/>0.907 <text:s text:c="3"/>3</text:p>
      <text:p text:style-name="P1">0.8 <text:s text:c="6"/>0.017 <text:s text:c="5"/>0.848 <text:s text:c="4"/>0.8 <text:s text:c="6"/>0.824 <text:s text:c="5"/>0.913 <text:s text:c="3"/>4</text:p>
      <text:p text:style-name="P1">0.835 <text:s text:c="4"/>0.014 <text:s text:c="5"/>0.854 <text:s text:c="4"/>0.835 <text:s text:c="4"/>0.844 <text:s text:c="5"/>0.915 <text:s text:c="3"/>5</text:p>
      <text:p text:style-name="P1">0.963 <text:s text:c="4"/>0.006 <text:s text:c="5"/>0.954 <text:s text:c="4"/>0.963 <text:s text:c="4"/>0.958 <text:s text:c="5"/>0.979 <text:s text:c="3"/>6</text:p>
      <text:p text:style-name="P1">0.865 <text:s text:c="4"/>0.014 <text:s text:c="5"/>0.865 <text:s text:c="4"/>0.865 <text:s text:c="4"/>0.865 <text:s text:c="5"/>0.929 <text:s text:c="3"/>7</text:p>
      <text:p text:style-name="P1">0.726 <text:s text:c="4"/>0.034 <text:s text:c="5"/>0.69 <text:s text:c="5"/>0.726 <text:s text:c="4"/>0.708 <text:s text:c="5"/>0.843 <text:s text:c="3"/>8</text:p>
      <text:p text:style-name="P1">0.752 <text:s text:c="4"/>0.026 <text:s text:c="5"/>0.768 <text:s text:c="4"/>0.752 <text:s text:c="4"/>0.76 <text:s text:c="6"/>0.875 <text:s text:c="3"/>9</text:p>
      <text:p text:style-name="P1">Weighted Avg. <text:s text:c="3"/>0.835 <text:s text:c="4"/>0.018 <text:s text:c="5"/>0.836 <text:s text:c="4"/>0.835 <text:s text:c="4"/>0.835 <text:s text:c="5"/>0.917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00 <text:s text:c="2"/>0 <text:s text:c="2"/>0 <text:s text:c="2"/>0 <text:s text:c="2"/>0 <text:s text:c="2"/>3 <text:s text:c="2"/>0 <text:s text:c="2"/>0 <text:s text:c="2"/>0 <text:s text:c="2"/>0 | <text:s text:c="2"/>a = 0</text:p>
      <text:p text:style-name="P1">0 <text:s/>85 <text:s text:c="2"/>5 <text:s text:c="2"/>0 <text:s text:c="2"/>3 <text:s text:c="2"/>1 <text:s text:c="2"/>0 <text:s text:c="2"/>1 <text:s text:c="2"/>5 <text:s text:c="2"/>4 | <text:s text:c="2"/>b = 1</text:p>
      <text:p text:style-name="P1">0 <text:s text:c="2"/>3 <text:s/>72 <text:s text:c="2"/>5 <text:s text:c="2"/>0 <text:s text:c="2"/>0 <text:s text:c="2"/>1 <text:s text:c="2"/>1 <text:s text:c="2"/>3 <text:s text:c="2"/>2 | <text:s text:c="2"/>c = 2</text:p>
      <text:p text:style-name="P1">0 <text:s text:c="2"/>2 <text:s text:c="2"/>6 <text:s/>87 <text:s text:c="2"/>0 <text:s text:c="2"/>2 <text:s text:c="2"/>0 <text:s text:c="2"/>3 <text:s text:c="2"/>9 <text:s text:c="2"/>2 | <text:s text:c="2"/>d = 3</text:p>
      <text:p text:style-name="P1">0 <text:s text:c="2"/>3 <text:s text:c="2"/>0 <text:s text:c="2"/>1 <text:s/>84 <text:s text:c="2"/>2 <text:s text:c="2"/>4 <text:s text:c="2"/>0 <text:s text:c="2"/>6 <text:s text:c="2"/>5 | <text:s text:c="2"/>e = 4</text:p>
      <text:p text:style-name="P1">3 <text:s text:c="2"/>0 <text:s text:c="2"/>4 <text:s text:c="2"/>3 <text:s text:c="2"/>1 <text:s/>76 <text:s text:c="2"/>0 <text:s text:c="2"/>0 <text:s text:c="2"/>3 <text:s text:c="2"/>1 | <text:s text:c="2"/>f = 5</text:p>
      <text:p text:style-name="P1">0 <text:s text:c="2"/>0 <text:s text:c="2"/>1 <text:s text:c="2"/>0 <text:s text:c="2"/>2 <text:s text:c="2"/>0 103 <text:s text:c="2"/>0 <text:s text:c="2"/>1 <text:s text:c="2"/>0 | <text:s text:c="2"/>g = 6</text:p>
      <text:p text:style-name="P1">0 <text:s text:c="2"/>0 <text:s text:c="2"/>0 <text:s text:c="2"/>2 <text:s text:c="2"/>0 <text:s text:c="2"/>3 <text:s text:c="2"/>0 <text:s/>83 <text:s text:c="2"/>2 <text:s text:c="2"/>6 | <text:s text:c="2"/>h = 7</text:p>
      <text:p text:style-name="P1">0 <text:s text:c="2"/>5 <text:s text:c="2"/>4 <text:s text:c="2"/>6 <text:s text:c="2"/>2 <text:s text:c="2"/>1 <text:s text:c="2"/>0 <text:s text:c="2"/>5 <text:s/>69 <text:s text:c="2"/>3 | <text:s text:c="2"/>i = 8</text:p>
      <text:p text:style-name="P1">0 <text:s text:c="2"/>4 <text:s text:c="2"/>1 <text:s text:c="2"/>7 <text:s text:c="2"/>7 <text:s text:c="2"/>1 <text:s text:c="2"/>0 <text:s text:c="2"/>3 <text:s text:c="2"/>2 <text:s/>76 | <text:s text:c="2"/>j = 9</text:p>
      <text:p text:style-name="P1"/>
      <text:p text:style-name="P1"/>
      <text:p text:style-name="P1">best conf fact = 0.2 (default)</text:p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5 num obj min = 2</text:p>
      <text:p text:style-name="P1"/>
      <text:p text:style-name="P1"/>
      <text:p text:style-name="P1">=== Run information ===</text:p>
      <text:p text:style-name="P1"/>
      <text:p text:style-name="P1">Scheme:weka.classifiers.trees.J48 -C 0.2 -M 2</text:p>
      <text:p text:style-name="P1">Relation: <text:s text:c="4"/>optraining_plus_900</text:p>
      <text:p text:style-name="P1">Instances: <text:s text:c="3"/>100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<text:soft-page-break/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><text:soft-page-break/></text:p>
      <text:p text:style-name="P1"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0</text:p>
      <text:p text:style-name="P1">| <text:s text:c="2"/>13 &lt;= 0</text:p>
      <text:p text:style-name="P1">| <text:s text:c="2"/>| <text:s text:c="2"/>9 &lt;= 1: 6 (5.0/1.0)</text:p>
      <text:p text:style-name="P1">| <text:s text:c="2"/>| <text:s text:c="2"/>9 &gt; 1: 2 (5.0)</text:p>
      <text:p text:style-name="P1">| <text:s text:c="2"/>13 &gt; 0</text:p>
      <text:p text:style-name="P1">| <text:s text:c="2"/>| <text:s text:c="2"/>28 &lt;= 3</text:p>
      <text:p text:style-name="P1">| <text:s text:c="2"/>| <text:s text:c="2"/>| <text:s text:c="2"/>45 &lt;= 1: 5 (6.0)</text:p>
      <text:p text:style-name="P1">| <text:s text:c="2"/>| <text:s text:c="2"/>| <text:s text:c="2"/>45 &gt; 1: 0 (104.0/1.0)</text:p>
      <text:p text:style-name="P1">| <text:s text:c="2"/>| <text:s text:c="2"/>28 &gt; 3</text:p>
      <text:p text:style-name="P1">| <text:s text:c="2"/>| <text:s text:c="2"/>| <text:s text:c="2"/>43 &lt;= 2</text:p>
      <text:p text:style-name="P1">| <text:s text:c="2"/>| <text:s text:c="2"/>| <text:s text:c="2"/>| <text:s text:c="2"/>21 &lt;= 9: 5 (7.0/1.0)</text:p>
      <text:p text:style-name="P1">| <text:s text:c="2"/>| <text:s text:c="2"/>| <text:s text:c="2"/>| <text:s text:c="2"/>21 &gt; 9: 9 (27.0/1.0)</text:p>
      <text:p text:style-name="P1">| <text:s text:c="2"/>| <text:s text:c="2"/>| <text:s text:c="2"/>43 &gt; 2: 4 (2.0/1.0)</text:p>
      <text:p text:style-name="P1">36 &gt; 0</text:p>
      <text:p text:style-name="P1">| <text:s text:c="2"/>21 &lt;= 0</text:p>
      <text:p text:style-name="P1">| <text:s text:c="2"/>| <text:s text:c="2"/>42 &lt;= 7</text:p>
      <text:p text:style-name="P1">| <text:s text:c="2"/>| <text:s text:c="2"/>| <text:s text:c="2"/>5 &lt;= 3</text:p>
      <text:p text:style-name="P1">| <text:s text:c="2"/>| <text:s text:c="2"/>| <text:s text:c="2"/>| <text:s text:c="2"/>38 &lt;= 0</text:p>
      <text:p text:style-name="P1">| <text:s text:c="2"/>| <text:s text:c="2"/>| <text:s text:c="2"/>| <text:s text:c="2"/>| <text:s text:c="2"/>13 &lt;= 5</text:p>
      <text:p text:style-name="P1">| <text:s text:c="2"/>| <text:s text:c="2"/>| <text:s text:c="2"/>| <text:s text:c="2"/>| <text:s text:c="2"/>| <text:s text:c="2"/>10 &lt;= 13: 1 (25.0/1.0)</text:p>
      <text:p text:style-name="P1">| <text:s text:c="2"/>| <text:s text:c="2"/>| <text:s text:c="2"/>| <text:s text:c="2"/>| <text:s text:c="2"/>| <text:s text:c="2"/>10 &gt; 13: 2 (15.0)</text:p>
      <text:p text:style-name="P1">| <text:s text:c="2"/>| <text:s text:c="2"/>| <text:s text:c="2"/>| <text:s text:c="2"/>| <text:s text:c="2"/>13 &gt; 5: 5 (2.0)</text:p>
      <text:p text:style-name="P1">| <text:s text:c="2"/>| <text:s text:c="2"/>| <text:s text:c="2"/>| <text:s text:c="2"/>38 &gt; 0</text:p>
      <text:p text:style-name="P1">| <text:s text:c="2"/>| <text:s text:c="2"/>| <text:s text:c="2"/>| <text:s text:c="2"/>| <text:s text:c="2"/>33 &lt;= 0: 3 (10.0/1.0)</text:p>
      <text:p text:style-name="P1">| <text:s text:c="2"/>| <text:s text:c="2"/>| <text:s text:c="2"/>| <text:s text:c="2"/>| <text:s text:c="2"/>33 &gt; 0: 4 (4.0)</text:p>
      <text:p text:style-name="P1">| <text:s text:c="2"/>| <text:s text:c="2"/>| <text:s text:c="2"/>5 &gt; 3</text:p>
      <text:p text:style-name="P1">| <text:s text:c="2"/>| <text:s text:c="2"/>| <text:s text:c="2"/>| <text:s text:c="2"/>18 &lt;= 3: 3 (2.0/1.0)</text:p>
      <text:p text:style-name="P1">| <text:s text:c="2"/>| <text:s text:c="2"/>| <text:s text:c="2"/>| <text:s text:c="2"/>18 &gt; 3: 5 (65.0)</text:p>
      <text:p text:style-name="P1">| <text:s text:c="2"/>| <text:s text:c="2"/>42 &gt; 7</text:p>
      <text:p text:style-name="P1">| <text:s text:c="2"/>| <text:s text:c="2"/>| <text:s text:c="2"/>1 &lt;= 1</text:p>
      <text:p text:style-name="P1">| <text:s text:c="2"/>| <text:s text:c="2"/>| <text:s text:c="2"/>| <text:s text:c="2"/>20 &lt;= 7</text:p>
      <text:p text:style-name="P1">| <text:s text:c="2"/>| <text:s text:c="2"/>| <text:s text:c="2"/>| <text:s text:c="2"/>| <text:s text:c="2"/>30 &lt;= 1: 6 (103.0/1.0)</text:p>
      <text:p text:style-name="P1">| <text:s text:c="2"/>| <text:s text:c="2"/>| <text:s text:c="2"/>| <text:s text:c="2"/>| <text:s text:c="2"/>30 &gt; 1: 4 (12.0/1.0)</text:p>
      <text:p text:style-name="P1">| <text:s text:c="2"/>| <text:s text:c="2"/>| <text:s text:c="2"/>| <text:s text:c="2"/>20 &gt; 7</text:p>
      <text:p text:style-name="P1">| <text:s text:c="2"/>| <text:s text:c="2"/>| <text:s text:c="2"/>| <text:s text:c="2"/>| <text:s text:c="2"/>11 &lt;= 14: 4 (3.0/1.0)</text:p>
      <text:p text:style-name="P1">| <text:s text:c="2"/>| <text:s text:c="2"/>| <text:s text:c="2"/>| <text:s text:c="2"/>| <text:s text:c="2"/>11 &gt; 14: 1 (6.0)</text:p>
      <text:p text:style-name="P1">| <text:s text:c="2"/>| <text:s text:c="2"/>| <text:s text:c="2"/>1 &gt; 1: 2 (5.0/1.0)</text:p>
      <text:p text:style-name="P1">| <text:s text:c="2"/>21 &gt; 0</text:p>
      <text:p text:style-name="P1">| <text:s text:c="2"/>| <text:s text:c="2"/>2 &lt;= 0</text:p>
      <text:p text:style-name="P1">| <text:s text:c="2"/>| <text:s text:c="2"/>| <text:s text:c="2"/>20 &lt;= 13</text:p>
      <text:p text:style-name="P1">| <text:s text:c="2"/>| <text:s text:c="2"/>| <text:s text:c="2"/>| <text:s text:c="2"/>62 &lt;= 1</text:p>
      <text:p text:style-name="P1">| <text:s text:c="2"/>| <text:s text:c="2"/>| <text:s text:c="2"/>| <text:s text:c="2"/>| <text:s text:c="2"/>26 &lt;= 1: 7 (3.0/1.0)</text:p>
      <text:p text:style-name="P1">| <text:s text:c="2"/>| <text:s text:c="2"/>| <text:s text:c="2"/>| <text:s text:c="2"/>| <text:s text:c="2"/>26 &gt; 1</text:p>
      <text:p text:style-name="P1">| <text:s text:c="2"/>| <text:s text:c="2"/>| <text:s text:c="2"/>| <text:s text:c="2"/>| <text:s text:c="2"/>| <text:s text:c="2"/>5 &lt;= 10</text:p>
      <text:p text:style-name="P1">| <text:s text:c="2"/>| <text:s text:c="2"/>| <text:s text:c="2"/>| <text:s text:c="2"/>| <text:s text:c="2"/>| <text:s text:c="2"/>| <text:s text:c="2"/>54 &lt;= 2: 4 (64.0/1.0)</text:p>
      <text:p text:style-name="P1">| <text:s text:c="2"/>| <text:s text:c="2"/>| <text:s text:c="2"/>| <text:s text:c="2"/>| <text:s text:c="2"/>| <text:s text:c="2"/>| <text:s text:c="2"/>54 &gt; 2: 8 (2.0)</text:p>
      <text:p text:style-name="P1"><text:soft-page-break/>| <text:s text:c="2"/>| <text:s text:c="2"/>| <text:s text:c="2"/>| <text:s text:c="2"/>| <text:s text:c="2"/>| <text:s text:c="2"/>5 &gt; 10</text:p>
      <text:p text:style-name="P1">| <text:s text:c="2"/>| <text:s text:c="2"/>| <text:s text:c="2"/>| <text:s text:c="2"/>| <text:s text:c="2"/>| <text:s text:c="2"/>| <text:s text:c="2"/>6 &lt;= 5</text:p>
      <text:p text:style-name="P1">| <text:s text:c="2"/>| <text:s text:c="2"/>| <text:s text:c="2"/>| <text:s text:c="2"/>| <text:s text:c="2"/>| <text:s text:c="2"/>| <text:s text:c="2"/>| <text:s text:c="2"/>59 &lt;= 2: 4 (6.0)</text:p>
      <text:p text:style-name="P1">| <text:s text:c="2"/>| <text:s text:c="2"/>| <text:s text:c="2"/>| <text:s text:c="2"/>| <text:s text:c="2"/>| <text:s text:c="2"/>| <text:s text:c="2"/>| <text:s text:c="2"/>59 &gt; 2: 9 (3.0/1.0)</text:p>
      <text:p text:style-name="P1">| <text:s text:c="2"/>| <text:s text:c="2"/>| <text:s text:c="2"/>| <text:s text:c="2"/>| <text:s text:c="2"/>| <text:s text:c="2"/>| <text:s text:c="2"/>6 &gt; 5: 9 (14.0/1.0)</text:p>
      <text:p text:style-name="P1">| <text:s text:c="2"/>| <text:s text:c="2"/>| <text:s text:c="2"/>| <text:s text:c="2"/>62 &gt; 1</text:p>
      <text:p text:style-name="P1">| <text:s text:c="2"/>| <text:s text:c="2"/>| <text:s text:c="2"/>| <text:s text:c="2"/>| <text:s text:c="2"/>3 &lt;= 6: 3 (2.0)</text:p>
      <text:p text:style-name="P1">| <text:s text:c="2"/>| <text:s text:c="2"/>| <text:s text:c="2"/>| <text:s text:c="2"/>| <text:s text:c="2"/>3 &gt; 6: 8 (3.0)</text:p>
      <text:p text:style-name="P1">| <text:s text:c="2"/>| <text:s text:c="2"/>| <text:s text:c="2"/>20 &gt; 13</text:p>
      <text:p text:style-name="P1">| <text:s text:c="2"/>| <text:s text:c="2"/>| <text:s text:c="2"/>| <text:s text:c="2"/>28 &lt;= 4: 9 (2.0)</text:p>
      <text:p text:style-name="P1">| <text:s text:c="2"/>| <text:s text:c="2"/>| <text:s text:c="2"/>| <text:s text:c="2"/>28 &gt; 4</text:p>
      <text:p text:style-name="P1">| <text:s text:c="2"/>| <text:s text:c="2"/>| <text:s text:c="2"/>| <text:s text:c="2"/>| <text:s text:c="2"/>41 &lt;= 4: 1 (41.0/2.0)</text:p>
      <text:p text:style-name="P1">| <text:s text:c="2"/>| <text:s text:c="2"/>| <text:s text:c="2"/>| <text:s text:c="2"/>| <text:s text:c="2"/>41 &gt; 4</text:p>
      <text:p text:style-name="P1">| <text:s text:c="2"/>| <text:s text:c="2"/>| <text:s text:c="2"/>| <text:s text:c="2"/>| <text:s text:c="2"/>| <text:s text:c="2"/>46 &lt;= 0: 1 (2.0)</text:p>
      <text:p text:style-name="P1">| <text:s text:c="2"/>| <text:s text:c="2"/>| <text:s text:c="2"/>| <text:s text:c="2"/>| <text:s text:c="2"/>| <text:s text:c="2"/>46 &gt; 0: 4 (5.0)</text:p>
      <text:p text:style-name="P1">| <text:s text:c="2"/>| <text:s text:c="2"/>2 &gt; 0</text:p>
      <text:p text:style-name="P1">| <text:s text:c="2"/>| <text:s text:c="2"/>| <text:s text:c="2"/>53 &lt;= 0</text:p>
      <text:p text:style-name="P1">| <text:s text:c="2"/>| <text:s text:c="2"/>| <text:s text:c="2"/>| <text:s text:c="2"/>12 &lt;= 3</text:p>
      <text:p text:style-name="P1">| <text:s text:c="2"/>| <text:s text:c="2"/>| <text:s text:c="2"/>| <text:s text:c="2"/>| <text:s text:c="2"/>5 &lt;= 7: 4 (7.0)</text:p>
      <text:p text:style-name="P1">| <text:s text:c="2"/>| <text:s text:c="2"/>| <text:s text:c="2"/>| <text:s text:c="2"/>| <text:s text:c="2"/>5 &gt; 7: 9 (2.0)</text:p>
      <text:p text:style-name="P1">| <text:s text:c="2"/>| <text:s text:c="2"/>| <text:s text:c="2"/>| <text:s text:c="2"/>12 &gt; 3</text:p>
      <text:p text:style-name="P1">| <text:s text:c="2"/>| <text:s text:c="2"/>| <text:s text:c="2"/>| <text:s text:c="2"/>| <text:s text:c="2"/>61 &lt;= 0</text:p>
      <text:p text:style-name="P1">| <text:s text:c="2"/>| <text:s text:c="2"/>| <text:s text:c="2"/>| <text:s text:c="2"/>| <text:s text:c="2"/>| <text:s text:c="2"/>29 &lt;= 0</text:p>
      <text:p text:style-name="P1">| <text:s text:c="2"/>| <text:s text:c="2"/>| <text:s text:c="2"/>| <text:s text:c="2"/>| <text:s text:c="2"/>| <text:s text:c="2"/>| <text:s text:c="2"/>50 &lt;= 7: 1 (2.0/1.0)</text:p>
      <text:p text:style-name="P1">| <text:s text:c="2"/>| <text:s text:c="2"/>| <text:s text:c="2"/>| <text:s text:c="2"/>| <text:s text:c="2"/>| <text:s text:c="2"/>| <text:s text:c="2"/>50 &gt; 7: 8 (6.0)</text:p>
      <text:p text:style-name="P1">| <text:s text:c="2"/>| <text:s text:c="2"/>| <text:s text:c="2"/>| <text:s text:c="2"/>| <text:s text:c="2"/>| <text:s text:c="2"/>29 &gt; 0</text:p>
      <text:p text:style-name="P1">| <text:s text:c="2"/>| <text:s text:c="2"/>| <text:s text:c="2"/>| <text:s text:c="2"/>| <text:s text:c="2"/>| <text:s text:c="2"/>| <text:s text:c="2"/>25 &lt;= 5</text:p>
      <text:p text:style-name="P1">| <text:s text:c="2"/>| <text:s text:c="2"/>| <text:s text:c="2"/>| <text:s text:c="2"/>| <text:s text:c="2"/>| <text:s text:c="2"/>| <text:s text:c="2"/>| <text:s text:c="2"/>60 &lt;= 8</text:p>
      <text:p text:style-name="P1">| <text:s text:c="2"/>| <text:s text:c="2"/>| <text:s text:c="2"/>| <text:s text:c="2"/>| <text:s text:c="2"/>| <text:s text:c="2"/>| <text:s text:c="2"/>| <text:s text:c="2"/>| <text:s text:c="2"/>18 &lt;= 13: 7 (85.0/1.0)</text:p>
      <text:p text:style-name="P1">| <text:s text:c="2"/>| <text:s text:c="2"/>| <text:s text:c="2"/>| <text:s text:c="2"/>| <text:s text:c="2"/>| <text:s text:c="2"/>| <text:s text:c="2"/>| <text:s text:c="2"/>| <text:s text:c="2"/>18 &gt; 13</text:p>
      <text:p text:style-name="P1">| <text:s text:c="2"/>| <text:s text:c="2"/>| <text:s text:c="2"/>| <text:s text:c="2"/>| <text:s text:c="2"/>| <text:s text:c="2"/>| <text:s text:c="2"/>| <text:s text:c="2"/>| <text:s text:c="2"/>| <text:s text:c="2"/>49 &lt;= 0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7 &lt;= 0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5 &lt;= 0: 9 (5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| <text:s text:c="2"/>25 &gt; 0: 7 (3.0/1.0)</text:p>
      <text:p text:style-name="P1">| <text:s text:c="2"/>| <text:s text:c="2"/>| <text:s text:c="2"/>| <text:s text:c="2"/>| <text:s text:c="2"/>| <text:s text:c="2"/>| <text:s text:c="2"/>| <text:s text:c="2"/>| <text:s text:c="2"/>| <text:s text:c="2"/>| <text:s text:c="2"/>7 &gt; 0: 7 (2.0)</text:p>
      <text:p text:style-name="P1">| <text:s text:c="2"/>| <text:s text:c="2"/>| <text:s text:c="2"/>| <text:s text:c="2"/>| <text:s text:c="2"/>| <text:s text:c="2"/>| <text:s text:c="2"/>| <text:s text:c="2"/>| <text:s text:c="2"/>| <text:s text:c="2"/>49 &gt; 0: 8 (3.0)</text:p>
      <text:p text:style-name="P1">| <text:s text:c="2"/>| <text:s text:c="2"/>| <text:s text:c="2"/>| <text:s text:c="2"/>| <text:s text:c="2"/>| <text:s text:c="2"/>| <text:s text:c="2"/>| <text:s text:c="2"/>60 &gt; 8</text:p>
      <text:p text:style-name="P1">| <text:s text:c="2"/>| <text:s text:c="2"/>| <text:s text:c="2"/>| <text:s text:c="2"/>| <text:s text:c="2"/>| <text:s text:c="2"/>| <text:s text:c="2"/>| <text:s text:c="2"/>| <text:s text:c="2"/>25 &lt;= 2</text:p>
      <text:p text:style-name="P1">| <text:s text:c="2"/>| <text:s text:c="2"/>| <text:s text:c="2"/>| <text:s text:c="2"/>| <text:s text:c="2"/>| <text:s text:c="2"/>| <text:s text:c="2"/>| <text:s text:c="2"/>| <text:s text:c="2"/>| <text:s text:c="2"/>4 &lt;= 13: 1 (2.0)</text:p>
      <text:p text:style-name="P1">| <text:s text:c="2"/>| <text:s text:c="2"/>| <text:s text:c="2"/>| <text:s text:c="2"/>| <text:s text:c="2"/>| <text:s text:c="2"/>| <text:s text:c="2"/>| <text:s text:c="2"/>| <text:s text:c="2"/>| <text:s text:c="2"/>4 &gt; 13: 8 (3.0)</text:p>
      <text:p text:style-name="P1">| <text:s text:c="2"/>| <text:s text:c="2"/>| <text:s text:c="2"/>| <text:s text:c="2"/>| <text:s text:c="2"/>| <text:s text:c="2"/>| <text:s text:c="2"/>| <text:s text:c="2"/>| <text:s text:c="2"/>25 &gt; 2: 7 (2.0/1.0)</text:p>
      <text:p text:style-name="P1">| <text:s text:c="2"/>| <text:s text:c="2"/>| <text:s text:c="2"/>| <text:s text:c="2"/>| <text:s text:c="2"/>| <text:s text:c="2"/>| <text:s text:c="2"/>25 &gt; 5: 9 (5.0/1.0)</text:p>
      <text:p text:style-name="P1">| <text:s text:c="2"/>| <text:s text:c="2"/>| <text:s text:c="2"/>| <text:s text:c="2"/>| <text:s text:c="2"/>61 &gt; 0: 1 (4.0/1.0)</text:p>
      <text:p text:style-name="P1">| <text:s text:c="2"/>| <text:s text:c="2"/>| <text:s text:c="2"/>53 &gt; 0</text:p>
      <text:p text:style-name="P1">| <text:s text:c="2"/>| <text:s text:c="2"/>| <text:s text:c="2"/>| <text:s text:c="2"/>43 &lt;= 3</text:p>
      <text:p text:style-name="P1">| <text:s text:c="2"/>| <text:s text:c="2"/>| <text:s text:c="2"/>| <text:s text:c="2"/>| <text:s text:c="2"/>63 &lt;= 3</text:p>
      <text:p text:style-name="P1">| <text:s text:c="2"/>| <text:s text:c="2"/>| <text:s text:c="2"/>| <text:s text:c="2"/>| <text:s text:c="2"/>| <text:s text:c="2"/>42 &lt;= 11</text:p>
      <text:p text:style-name="P1">| <text:s text:c="2"/>| <text:s text:c="2"/>| <text:s text:c="2"/>| <text:s text:c="2"/>| <text:s text:c="2"/>| <text:s text:c="2"/>| <text:s text:c="2"/>29 &lt;= 14</text:p>
      <text:p text:style-name="P1">| <text:s text:c="2"/>| <text:s text:c="2"/>| <text:s text:c="2"/>| <text:s text:c="2"/>| <text:s text:c="2"/>| <text:s text:c="2"/>| <text:s text:c="2"/>| <text:s text:c="2"/>18 &lt;= 13</text:p>
      <text:p text:style-name="P1">| <text:s text:c="2"/>| <text:s text:c="2"/>| <text:s text:c="2"/>| <text:s text:c="2"/>| <text:s text:c="2"/>| <text:s text:c="2"/>| <text:s text:c="2"/>| <text:s text:c="2"/>| <text:s text:c="2"/>19 &lt;= 11: 3 (84.0/1.0)</text:p>
      <text:p text:style-name="P1">| <text:s text:c="2"/>| <text:s text:c="2"/>| <text:s text:c="2"/>| <text:s text:c="2"/>| <text:s text:c="2"/>| <text:s text:c="2"/>| <text:s text:c="2"/>| <text:s text:c="2"/>| <text:s text:c="2"/>19 &gt; 11</text:p>
      <text:p text:style-name="P1">| <text:s text:c="2"/>| <text:s text:c="2"/>| <text:s text:c="2"/>| <text:s text:c="2"/>| <text:s text:c="2"/>| <text:s text:c="2"/>| <text:s text:c="2"/>| <text:s text:c="2"/>| <text:s text:c="2"/>| <text:s text:c="2"/>3 &lt;= 15: 9 (2.0)</text:p>
      <text:p text:style-name="P1"><text:soft-page-break/>| <text:s text:c="2"/>| <text:s text:c="2"/>| <text:s text:c="2"/>| <text:s text:c="2"/>| <text:s text:c="2"/>| <text:s text:c="2"/>| <text:s text:c="2"/>| <text:s text:c="2"/>| <text:s text:c="2"/>| <text:s text:c="2"/>3 &gt; 15: 3 (2.0)</text:p>
      <text:p text:style-name="P1">| <text:s text:c="2"/>| <text:s text:c="2"/>| <text:s text:c="2"/>| <text:s text:c="2"/>| <text:s text:c="2"/>| <text:s text:c="2"/>| <text:s text:c="2"/>| <text:s text:c="2"/>18 &gt; 13</text:p>
      <text:p text:style-name="P1">| <text:s text:c="2"/>| <text:s text:c="2"/>| <text:s text:c="2"/>| <text:s text:c="2"/>| <text:s text:c="2"/>| <text:s text:c="2"/>| <text:s text:c="2"/>| <text:s text:c="2"/>| <text:s text:c="2"/>6 &lt;= 0</text:p>
      <text:p text:style-name="P1">| <text:s text:c="2"/>| <text:s text:c="2"/>| <text:s text:c="2"/>| <text:s text:c="2"/>| <text:s text:c="2"/>| <text:s text:c="2"/>| <text:s text:c="2"/>| <text:s text:c="2"/>| <text:s text:c="2"/>| <text:s text:c="2"/>26 &lt;= 6: 3 (3.0)</text:p>
      <text:p text:style-name="P1">| <text:s text:c="2"/>| <text:s text:c="2"/>| <text:s text:c="2"/>| <text:s text:c="2"/>| <text:s text:c="2"/>| <text:s text:c="2"/>| <text:s text:c="2"/>| <text:s text:c="2"/>| <text:s text:c="2"/>| <text:s text:c="2"/>26 &gt; 6: 9 (7.0/1.0)</text:p>
      <text:p text:style-name="P1">| <text:s text:c="2"/>| <text:s text:c="2"/>| <text:s text:c="2"/>| <text:s text:c="2"/>| <text:s text:c="2"/>| <text:s text:c="2"/>| <text:s text:c="2"/>| <text:s text:c="2"/>| <text:s text:c="2"/>6 &gt; 0: 5 (7.0/1.0)</text:p>
      <text:p text:style-name="P1">| <text:s text:c="2"/>| <text:s text:c="2"/>| <text:s text:c="2"/>| <text:s text:c="2"/>| <text:s text:c="2"/>| <text:s text:c="2"/>| <text:s text:c="2"/>29 &gt; 14</text:p>
      <text:p text:style-name="P1">| <text:s text:c="2"/>| <text:s text:c="2"/>| <text:s text:c="2"/>| <text:s text:c="2"/>| <text:s text:c="2"/>| <text:s text:c="2"/>| <text:s text:c="2"/>| <text:s text:c="2"/>44 &lt;= 12: 9 (32.0)</text:p>
      <text:p text:style-name="P1">| <text:s text:c="2"/>| <text:s text:c="2"/>| <text:s text:c="2"/>| <text:s text:c="2"/>| <text:s text:c="2"/>| <text:s text:c="2"/>| <text:s text:c="2"/>| <text:s text:c="2"/>44 &gt; 12: 2 (2.0/1.0)</text:p>
      <text:p text:style-name="P1">| <text:s text:c="2"/>| <text:s text:c="2"/>| <text:s text:c="2"/>| <text:s text:c="2"/>| <text:s text:c="2"/>| <text:s text:c="2"/>42 &gt; 11</text:p>
      <text:p text:style-name="P1">| <text:s text:c="2"/>| <text:s text:c="2"/>| <text:s text:c="2"/>| <text:s text:c="2"/>| <text:s text:c="2"/>| <text:s text:c="2"/>| <text:s text:c="2"/>27 &lt;= 7: 3 (2.0/1.0)</text:p>
      <text:p text:style-name="P1">| <text:s text:c="2"/>| <text:s text:c="2"/>| <text:s text:c="2"/>| <text:s text:c="2"/>| <text:s text:c="2"/>| <text:s text:c="2"/>| <text:s text:c="2"/>27 &gt; 7: 8 (11.0)</text:p>
      <text:p text:style-name="P1">| <text:s text:c="2"/>| <text:s text:c="2"/>| <text:s text:c="2"/>| <text:s text:c="2"/>| <text:s text:c="2"/>63 &gt; 3: 2 (4.0)</text:p>
      <text:p text:style-name="P1">| <text:s text:c="2"/>| <text:s text:c="2"/>| <text:s text:c="2"/>| <text:s text:c="2"/>43 &gt; 3</text:p>
      <text:p text:style-name="P1">| <text:s text:c="2"/>| <text:s text:c="2"/>| <text:s text:c="2"/>| <text:s text:c="2"/>| <text:s text:c="2"/>27 &lt;= 9</text:p>
      <text:p text:style-name="P1">| <text:s text:c="2"/>| <text:s text:c="2"/>| <text:s text:c="2"/>| <text:s text:c="2"/>| <text:s text:c="2"/>| <text:s text:c="2"/>19 &lt;= 9</text:p>
      <text:p text:style-name="P1">| <text:s text:c="2"/>| <text:s text:c="2"/>| <text:s text:c="2"/>| <text:s text:c="2"/>| <text:s text:c="2"/>| <text:s text:c="2"/>| <text:s text:c="2"/>50 &lt;= 1: 7 (4.0/1.0)</text:p>
      <text:p text:style-name="P1">| <text:s text:c="2"/>| <text:s text:c="2"/>| <text:s text:c="2"/>| <text:s text:c="2"/>| <text:s text:c="2"/>| <text:s text:c="2"/>| <text:s text:c="2"/>50 &gt; 1</text:p>
      <text:p text:style-name="P1">| <text:s text:c="2"/>| <text:s text:c="2"/>| <text:s text:c="2"/>| <text:s text:c="2"/>| <text:s text:c="2"/>| <text:s text:c="2"/>| <text:s text:c="2"/>| <text:s text:c="2"/>38 &lt;= 3</text:p>
      <text:p text:style-name="P1">| <text:s text:c="2"/>| <text:s text:c="2"/>| <text:s text:c="2"/>| <text:s text:c="2"/>| <text:s text:c="2"/>| <text:s text:c="2"/>| <text:s text:c="2"/>| <text:s text:c="2"/>| <text:s text:c="2"/>45 &lt;= 14</text:p>
      <text:p text:style-name="P1">| <text:s text:c="2"/>| <text:s text:c="2"/>| <text:s text:c="2"/>| <text:s text:c="2"/>| <text:s text:c="2"/>| <text:s text:c="2"/>| <text:s text:c="2"/>| <text:s text:c="2"/>| <text:s text:c="2"/>| <text:s text:c="2"/>12 &lt;= 8: 8 (5.0/1.0)</text:p>
      <text:p text:style-name="P1">| <text:s text:c="2"/>| <text:s text:c="2"/>| <text:s text:c="2"/>| <text:s text:c="2"/>| <text:s text:c="2"/>| <text:s text:c="2"/>| <text:s text:c="2"/>| <text:s text:c="2"/>| <text:s text:c="2"/>| <text:s text:c="2"/>12 &gt; 8: 2 (53.0/1.0)</text:p>
      <text:p text:style-name="P1">| <text:s text:c="2"/>| <text:s text:c="2"/>| <text:s text:c="2"/>| <text:s text:c="2"/>| <text:s text:c="2"/>| <text:s text:c="2"/>| <text:s text:c="2"/>| <text:s text:c="2"/>| <text:s text:c="2"/>45 &gt; 14: 3 (2.0)</text:p>
      <text:p text:style-name="P1">| <text:s text:c="2"/>| <text:s text:c="2"/>| <text:s text:c="2"/>| <text:s text:c="2"/>| <text:s text:c="2"/>| <text:s text:c="2"/>| <text:s text:c="2"/>| <text:s text:c="2"/>38 &gt; 3: 3 (2.0)</text:p>
      <text:p text:style-name="P1">| <text:s text:c="2"/>| <text:s text:c="2"/>| <text:s text:c="2"/>| <text:s text:c="2"/>| <text:s text:c="2"/>| <text:s text:c="2"/>19 &gt; 9: 1 (3.0/1.0)</text:p>
      <text:p text:style-name="P1">| <text:s text:c="2"/>| <text:s text:c="2"/>| <text:s text:c="2"/>| <text:s text:c="2"/>| <text:s text:c="2"/>27 &gt; 9</text:p>
      <text:p text:style-name="P1">| <text:s text:c="2"/>| <text:s text:c="2"/>| <text:s text:c="2"/>| <text:s text:c="2"/>| <text:s text:c="2"/>| <text:s text:c="2"/>20 &lt;= 15</text:p>
      <text:p text:style-name="P1">| <text:s text:c="2"/>| <text:s text:c="2"/>| <text:s text:c="2"/>| <text:s text:c="2"/>| <text:s text:c="2"/>| <text:s text:c="2"/>| <text:s text:c="2"/>42 &lt;= 1</text:p>
      <text:p text:style-name="P1">| <text:s text:c="2"/>| <text:s text:c="2"/>| <text:s text:c="2"/>| <text:s text:c="2"/>| <text:s text:c="2"/>| <text:s text:c="2"/>| <text:s text:c="2"/>| <text:s text:c="2"/>59 &lt;= 15: 8 (4.0/1.0)</text:p>
      <text:p text:style-name="P1">| <text:s text:c="2"/>| <text:s text:c="2"/>| <text:s text:c="2"/>| <text:s text:c="2"/>| <text:s text:c="2"/>| <text:s text:c="2"/>| <text:s text:c="2"/>| <text:s text:c="2"/>59 &gt; 15: 3 (4.0)</text:p>
      <text:p text:style-name="P1">| <text:s text:c="2"/>| <text:s text:c="2"/>| <text:s text:c="2"/>| <text:s text:c="2"/>| <text:s text:c="2"/>| <text:s text:c="2"/>| <text:s text:c="2"/>42 &gt; 1: 8 (51.0/1.0)</text:p>
      <text:p text:style-name="P1">| <text:s text:c="2"/>| <text:s text:c="2"/>| <text:s text:c="2"/>| <text:s text:c="2"/>| <text:s text:c="2"/>| <text:s text:c="2"/>20 &gt; 15</text:p>
      <text:p text:style-name="P1">| <text:s text:c="2"/>| <text:s text:c="2"/>| <text:s text:c="2"/>| <text:s text:c="2"/>| <text:s text:c="2"/>| <text:s text:c="2"/>| <text:s text:c="2"/>52 &lt;= 13</text:p>
      <text:p text:style-name="P1">| <text:s text:c="2"/>| <text:s text:c="2"/>| <text:s text:c="2"/>| <text:s text:c="2"/>| <text:s text:c="2"/>| <text:s text:c="2"/>| <text:s text:c="2"/>| <text:s text:c="2"/>58 &lt;= 8: 8 (5.0)</text:p>
      <text:p text:style-name="P1">| <text:s text:c="2"/>| <text:s text:c="2"/>| <text:s text:c="2"/>| <text:s text:c="2"/>| <text:s text:c="2"/>| <text:s text:c="2"/>| <text:s text:c="2"/>| <text:s text:c="2"/>58 &gt; 8: 2 (2.0)</text:p>
      <text:p text:style-name="P1">| <text:s text:c="2"/>| <text:s text:c="2"/>| <text:s text:c="2"/>| <text:s text:c="2"/>| <text:s text:c="2"/>| <text:s text:c="2"/>| <text:s text:c="2"/>52 &gt; 13: 1 (23.0)</text:p>
      <text:p text:style-name="P1"/>
      <text:p text:style-name="P1">Number of Leaves <text:s/>: <text:tab/>68</text:p>
      <text:p text:style-name="P1"/>
      <text:p text:style-name="P1">Size of the tree : <text:tab/>135</text:p>
      <text:p text:style-name="P1"/>
      <text:p text:style-name="P1"/>
      <text:p text:style-name="P1">Time taken to build model: 0.05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835 <text:s text:c="14"/>83.5 <text:s text:c="3"/>%</text:p>
      <text:p text:style-name="P1">Incorrectly Classified Instances <text:s text:c="6"/>165 <text:s text:c="14"/>16.5 <text:s text:c="3"/>%</text:p>
      <text:p text:style-name="P1">Kappa statistic <text:s text:c="25"/>0.8166</text:p>
      <text:p text:style-name="P1">Mean absolute error <text:s text:c="21"/>0.0369</text:p>
      <text:p text:style-name="P1">Root mean squared error <text:s text:c="17"/>0.1768</text:p>
      <text:p text:style-name="P1"><text:soft-page-break/>Relative absolute error <text:s text:c="16"/>20.4874 %</text:p>
      <text:p text:style-name="P1">Root relative squared error <text:s text:c="12"/>58.9572 %</text:p>
      <text:p text:style-name="P1">Total Number of Instances <text:s text:c="12"/>1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71 <text:s text:c="4"/>0.003 <text:s text:c="5"/>0.971 <text:s text:c="4"/>0.971 <text:s text:c="4"/>0.971 <text:s text:c="5"/>0.984 <text:s text:c="3"/>0</text:p>
      <text:p text:style-name="P1">0.817 <text:s text:c="4"/>0.02 <text:s text:c="6"/>0.825 <text:s text:c="4"/>0.817 <text:s text:c="4"/>0.821 <text:s text:c="5"/>0.913 <text:s text:c="3"/>1</text:p>
      <text:p text:style-name="P1">0.828 <text:s text:c="4"/>0.023 <text:s text:c="5"/>0.774 <text:s text:c="4"/>0.828 <text:s text:c="4"/>0.8 <text:s text:c="7"/>0.912 <text:s text:c="3"/>2</text:p>
      <text:p text:style-name="P1">0.784 <text:s text:c="4"/>0.027 <text:s text:c="5"/>0.784 <text:s text:c="4"/>0.784 <text:s text:c="4"/>0.784 <text:s text:c="5"/>0.908 <text:s text:c="3"/>3</text:p>
      <text:p text:style-name="P1">0.8 <text:s text:c="6"/>0.017 <text:s text:c="5"/>0.848 <text:s text:c="4"/>0.8 <text:s text:c="6"/>0.824 <text:s text:c="5"/>0.912 <text:s text:c="3"/>4</text:p>
      <text:p text:style-name="P1">0.835 <text:s text:c="4"/>0.014 <text:s text:c="5"/>0.854 <text:s text:c="4"/>0.835 <text:s text:c="4"/>0.844 <text:s text:c="5"/>0.915 <text:s text:c="3"/>5</text:p>
      <text:p text:style-name="P1">0.963 <text:s text:c="4"/>0.006 <text:s text:c="5"/>0.954 <text:s text:c="4"/>0.963 <text:s text:c="4"/>0.958 <text:s text:c="5"/>0.979 <text:s text:c="3"/>6</text:p>
      <text:p text:style-name="P1">0.865 <text:s text:c="4"/>0.014 <text:s text:c="5"/>0.865 <text:s text:c="4"/>0.865 <text:s text:c="4"/>0.865 <text:s text:c="5"/>0.928 <text:s text:c="3"/>7</text:p>
      <text:p text:style-name="P1">0.726 <text:s text:c="4"/>0.034 <text:s text:c="5"/>0.69 <text:s text:c="5"/>0.726 <text:s text:c="4"/>0.708 <text:s text:c="5"/>0.842 <text:s text:c="3"/>8</text:p>
      <text:p text:style-name="P1">0.752 <text:s text:c="4"/>0.024 <text:s text:c="5"/>0.776 <text:s text:c="4"/>0.752 <text:s text:c="4"/>0.764 <text:s text:c="5"/>0.873 <text:s text:c="3"/>9</text:p>
      <text:p text:style-name="P1">Weighted Avg. <text:s text:c="3"/>0.835 <text:s text:c="4"/>0.018 <text:s text:c="5"/>0.836 <text:s text:c="4"/>0.835 <text:s text:c="4"/>0.835 <text:s text:c="5"/>0.917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00 <text:s text:c="2"/>0 <text:s text:c="2"/>0 <text:s text:c="2"/>0 <text:s text:c="2"/>0 <text:s text:c="2"/>3 <text:s text:c="2"/>0 <text:s text:c="2"/>0 <text:s text:c="2"/>0 <text:s text:c="2"/>0 | <text:s text:c="2"/>a = 0</text:p>
      <text:p text:style-name="P1">0 <text:s/>85 <text:s text:c="2"/>5 <text:s text:c="2"/>0 <text:s text:c="2"/>3 <text:s text:c="2"/>1 <text:s text:c="2"/>0 <text:s text:c="2"/>1 <text:s text:c="2"/>5 <text:s text:c="2"/>4 | <text:s text:c="2"/>b = 1</text:p>
      <text:p text:style-name="P1">0 <text:s text:c="2"/>4 <text:s/>72 <text:s text:c="2"/>5 <text:s text:c="2"/>0 <text:s text:c="2"/>0 <text:s text:c="2"/>1 <text:s text:c="2"/>1 <text:s text:c="2"/>3 <text:s text:c="2"/>1 | <text:s text:c="2"/>c = 2</text:p>
      <text:p text:style-name="P1">0 <text:s text:c="2"/>2 <text:s text:c="2"/>6 <text:s/>87 <text:s text:c="2"/>0 <text:s text:c="2"/>2 <text:s text:c="2"/>0 <text:s text:c="2"/>3 <text:s text:c="2"/>9 <text:s text:c="2"/>2 | <text:s text:c="2"/>d = 3</text:p>
      <text:p text:style-name="P1">0 <text:s text:c="2"/>3 <text:s text:c="2"/>0 <text:s text:c="2"/>1 <text:s/>84 <text:s text:c="2"/>2 <text:s text:c="2"/>4 <text:s text:c="2"/>0 <text:s text:c="2"/>6 <text:s text:c="2"/>5 | <text:s text:c="2"/>e = 4</text:p>
      <text:p text:style-name="P1">3 <text:s text:c="2"/>0 <text:s text:c="2"/>4 <text:s text:c="2"/>3 <text:s text:c="2"/>1 <text:s/>76 <text:s text:c="2"/>0 <text:s text:c="2"/>0 <text:s text:c="2"/>3 <text:s text:c="2"/>1 | <text:s text:c="2"/>f = 5</text:p>
      <text:p text:style-name="P1">0 <text:s text:c="2"/>0 <text:s text:c="2"/>1 <text:s text:c="2"/>0 <text:s text:c="2"/>2 <text:s text:c="2"/>0 103 <text:s text:c="2"/>0 <text:s text:c="2"/>1 <text:s text:c="2"/>0 | <text:s text:c="2"/>g = 6</text:p>
      <text:p text:style-name="P1">0 <text:s text:c="2"/>0 <text:s text:c="2"/>0 <text:s text:c="2"/>2 <text:s text:c="2"/>0 <text:s text:c="2"/>3 <text:s text:c="2"/>0 <text:s/>83 <text:s text:c="2"/>2 <text:s text:c="2"/>6 | <text:s text:c="2"/>h = 7</text:p>
      <text:p text:style-name="P1">0 <text:s text:c="2"/>5 <text:s text:c="2"/>4 <text:s text:c="2"/>6 <text:s text:c="2"/>2 <text:s text:c="2"/>1 <text:s text:c="2"/>0 <text:s text:c="2"/>5 <text:s/>69 <text:s text:c="2"/>3 | <text:s text:c="2"/>i = 8</text:p>
      <text:p text:style-name="P1">0 <text:s text:c="2"/>4 <text:s text:c="2"/>1 <text:s text:c="2"/>7 <text:s text:c="2"/>7 <text:s text:c="2"/>1 <text:s text:c="2"/>0 <text:s text:c="2"/>3 <text:s text:c="2"/>2 <text:s/>76 | <text:s text:c="2"/>j = 9</text:p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6 num obj min = 5</text:p>
      <text:p text:style-name="P1"/>
      <text:p text:style-name="P1">=== Run information ===</text:p>
      <text:p text:style-name="P1"/>
      <text:p text:style-name="P1">Scheme:weka.classifiers.trees.J48 -C 0.2 -M 5</text:p>
      <text:p text:style-name="P1">Relation: <text:s text:c="4"/>optraining_plus_900</text:p>
      <text:p text:style-name="P1">Instances: <text:s text:c="3"/>100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<text:soft-page-break/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pruned tree</text:p>
      <text:p text:style-name="P1"><text:soft-page-break/>------------------</text:p>
      <text:p text:style-name="P1"/>
      <text:p text:style-name="P1">36 &lt;= 0</text:p>
      <text:p text:style-name="P1">| <text:s text:c="2"/>13 &lt;= 0</text:p>
      <text:p text:style-name="P1">| <text:s text:c="2"/>| <text:s text:c="2"/>2 &lt;= 7: 6 (5.0/1.0)</text:p>
      <text:p text:style-name="P1">| <text:s text:c="2"/>| <text:s text:c="2"/>2 &gt; 7: 2 (5.0)</text:p>
      <text:p text:style-name="P1">| <text:s text:c="2"/>13 &gt; 0</text:p>
      <text:p text:style-name="P1">| <text:s text:c="2"/>| <text:s text:c="2"/>28 &lt;= 3</text:p>
      <text:p text:style-name="P1">| <text:s text:c="2"/>| <text:s text:c="2"/>| <text:s text:c="2"/>45 &lt;= 1: 5 (6.0)</text:p>
      <text:p text:style-name="P1">| <text:s text:c="2"/>| <text:s text:c="2"/>| <text:s text:c="2"/>45 &gt; 1: 0 (104.0/1.0)</text:p>
      <text:p text:style-name="P1">| <text:s text:c="2"/>| <text:s text:c="2"/>28 &gt; 3</text:p>
      <text:p text:style-name="P1">| <text:s text:c="2"/>| <text:s text:c="2"/>| <text:s text:c="2"/>21 &lt;= 9: 5 (8.0/2.0)</text:p>
      <text:p text:style-name="P1">| <text:s text:c="2"/>| <text:s text:c="2"/>| <text:s text:c="2"/>21 &gt; 9: 9 (28.0/2.0)</text:p>
      <text:p text:style-name="P1">36 &gt; 0</text:p>
      <text:p text:style-name="P1">| <text:s text:c="2"/>21 &lt;= 0</text:p>
      <text:p text:style-name="P1">| <text:s text:c="2"/>| <text:s text:c="2"/>42 &lt;= 7</text:p>
      <text:p text:style-name="P1">| <text:s text:c="2"/>| <text:s text:c="2"/>| <text:s text:c="2"/>5 &lt;= 3</text:p>
      <text:p text:style-name="P1">| <text:s text:c="2"/>| <text:s text:c="2"/>| <text:s text:c="2"/>| <text:s text:c="2"/>38 &lt;= 0</text:p>
      <text:p text:style-name="P1">| <text:s text:c="2"/>| <text:s text:c="2"/>| <text:s text:c="2"/>| <text:s text:c="2"/>| <text:s text:c="2"/>10 &lt;= 13: 1 (25.0/1.0)</text:p>
      <text:p text:style-name="P1">| <text:s text:c="2"/>| <text:s text:c="2"/>| <text:s text:c="2"/>| <text:s text:c="2"/>| <text:s text:c="2"/>10 &gt; 13: 2 (17.0/2.0)</text:p>
      <text:p text:style-name="P1">| <text:s text:c="2"/>| <text:s text:c="2"/>| <text:s text:c="2"/>| <text:s text:c="2"/>38 &gt; 0</text:p>
      <text:p text:style-name="P1">| <text:s text:c="2"/>| <text:s text:c="2"/>| <text:s text:c="2"/>| <text:s text:c="2"/>| <text:s text:c="2"/>12 &lt;= 13: 4 (5.0/1.0)</text:p>
      <text:p text:style-name="P1">| <text:s text:c="2"/>| <text:s text:c="2"/>| <text:s text:c="2"/>| <text:s text:c="2"/>| <text:s text:c="2"/>12 &gt; 13: 3 (9.0)</text:p>
      <text:p text:style-name="P1">| <text:s text:c="2"/>| <text:s text:c="2"/>| <text:s text:c="2"/>5 &gt; 3: 5 (67.0/2.0)</text:p>
      <text:p text:style-name="P1">| <text:s text:c="2"/>| <text:s text:c="2"/>42 &gt; 7</text:p>
      <text:p text:style-name="P1">| <text:s text:c="2"/>| <text:s text:c="2"/>| <text:s text:c="2"/>1 &lt;= 1</text:p>
      <text:p text:style-name="P1">| <text:s text:c="2"/>| <text:s text:c="2"/>| <text:s text:c="2"/>| <text:s text:c="2"/>20 &lt;= 7</text:p>
      <text:p text:style-name="P1">| <text:s text:c="2"/>| <text:s text:c="2"/>| <text:s text:c="2"/>| <text:s text:c="2"/>| <text:s text:c="2"/>30 &lt;= 1: 6 (103.0/1.0)</text:p>
      <text:p text:style-name="P1">| <text:s text:c="2"/>| <text:s text:c="2"/>| <text:s text:c="2"/>| <text:s text:c="2"/>| <text:s text:c="2"/>30 &gt; 1: 4 (12.0/1.0)</text:p>
      <text:p text:style-name="P1">| <text:s text:c="2"/>| <text:s text:c="2"/>| <text:s text:c="2"/>| <text:s text:c="2"/>20 &gt; 7: 1 (9.0/3.0)</text:p>
      <text:p text:style-name="P1">| <text:s text:c="2"/>| <text:s text:c="2"/>| <text:s text:c="2"/>1 &gt; 1: 2 (5.0/1.0)</text:p>
      <text:p text:style-name="P1">| <text:s text:c="2"/>21 &gt; 0</text:p>
      <text:p text:style-name="P1">| <text:s text:c="2"/>| <text:s text:c="2"/>2 &lt;= 0</text:p>
      <text:p text:style-name="P1">| <text:s text:c="2"/>| <text:s text:c="2"/>| <text:s text:c="2"/>20 &lt;= 13</text:p>
      <text:p text:style-name="P1">| <text:s text:c="2"/>| <text:s text:c="2"/>| <text:s text:c="2"/>| <text:s text:c="2"/>62 &lt;= 1</text:p>
      <text:p text:style-name="P1">| <text:s text:c="2"/>| <text:s text:c="2"/>| <text:s text:c="2"/>| <text:s text:c="2"/>| <text:s text:c="2"/>5 &lt;= 10: 4 (67.0/4.0)</text:p>
      <text:p text:style-name="P1">| <text:s text:c="2"/>| <text:s text:c="2"/>| <text:s text:c="2"/>| <text:s text:c="2"/>| <text:s text:c="2"/>5 &gt; 10</text:p>
      <text:p text:style-name="P1">| <text:s text:c="2"/>| <text:s text:c="2"/>| <text:s text:c="2"/>| <text:s text:c="2"/>| <text:s text:c="2"/>| <text:s text:c="2"/>36 &lt;= 15</text:p>
      <text:p text:style-name="P1">| <text:s text:c="2"/>| <text:s text:c="2"/>| <text:s text:c="2"/>| <text:s text:c="2"/>| <text:s text:c="2"/>| <text:s text:c="2"/>| <text:s text:c="2"/>12 &lt;= 10: 9 (10.0)</text:p>
      <text:p text:style-name="P1">| <text:s text:c="2"/>| <text:s text:c="2"/>| <text:s text:c="2"/>| <text:s text:c="2"/>| <text:s text:c="2"/>| <text:s text:c="2"/>| <text:s text:c="2"/>12 &gt; 10</text:p>
      <text:p text:style-name="P1">| <text:s text:c="2"/>| <text:s text:c="2"/>| <text:s text:c="2"/>| <text:s text:c="2"/>| <text:s text:c="2"/>| <text:s text:c="2"/>| <text:s text:c="2"/>| <text:s text:c="2"/>6 &lt;= 7: 4 (5.0/1.0)</text:p>
      <text:p text:style-name="P1">| <text:s text:c="2"/>| <text:s text:c="2"/>| <text:s text:c="2"/>| <text:s text:c="2"/>| <text:s text:c="2"/>| <text:s text:c="2"/>| <text:s text:c="2"/>| <text:s text:c="2"/>6 &gt; 7: 9 (5.0/1.0)</text:p>
      <text:p text:style-name="P1">| <text:s text:c="2"/>| <text:s text:c="2"/>| <text:s text:c="2"/>| <text:s text:c="2"/>| <text:s text:c="2"/>| <text:s text:c="2"/>36 &gt; 15: 7 (5.0/2.0)</text:p>
      <text:p text:style-name="P1">| <text:s text:c="2"/>| <text:s text:c="2"/>| <text:s text:c="2"/>| <text:s text:c="2"/>62 &gt; 1: 8 (5.0/2.0)</text:p>
      <text:p text:style-name="P1">| <text:s text:c="2"/>| <text:s text:c="2"/>| <text:s text:c="2"/>20 &gt; 13</text:p>
      <text:p text:style-name="P1">| <text:s text:c="2"/>| <text:s text:c="2"/>| <text:s text:c="2"/>| <text:s text:c="2"/>41 &lt;= 4</text:p>
      <text:p text:style-name="P1">| <text:s text:c="2"/>| <text:s text:c="2"/>| <text:s text:c="2"/>| <text:s text:c="2"/>| <text:s text:c="2"/>10 &lt;= 5: 1 (37.0)</text:p>
      <text:p text:style-name="P1">| <text:s text:c="2"/>| <text:s text:c="2"/>| <text:s text:c="2"/>| <text:s text:c="2"/>| <text:s text:c="2"/>10 &gt; 5: 9 (6.0/3.0)</text:p>
      <text:p text:style-name="P1">| <text:s text:c="2"/>| <text:s text:c="2"/>| <text:s text:c="2"/>| <text:s text:c="2"/>41 &gt; 4: 4 (7.0/2.0)</text:p>
      <text:p text:style-name="P1">| <text:s text:c="2"/>| <text:s text:c="2"/>2 &gt; 0</text:p>
      <text:p text:style-name="P1">| <text:s text:c="2"/>| <text:s text:c="2"/>| <text:s text:c="2"/>53 &lt;= 0</text:p>
      <text:p text:style-name="P1">| <text:s text:c="2"/>| <text:s text:c="2"/>| <text:s text:c="2"/>| <text:s text:c="2"/>12 &lt;= 3: 4 (9.0/2.0)</text:p>
      <text:p text:style-name="P1"><text:soft-page-break/>| <text:s text:c="2"/>| <text:s text:c="2"/>| <text:s text:c="2"/>| <text:s text:c="2"/>12 &gt; 3</text:p>
      <text:p text:style-name="P1">| <text:s text:c="2"/>| <text:s text:c="2"/>| <text:s text:c="2"/>| <text:s text:c="2"/>| <text:s text:c="2"/>29 &lt;= 0: 8 (9.0/3.0)</text:p>
      <text:p text:style-name="P1">| <text:s text:c="2"/>| <text:s text:c="2"/>| <text:s text:c="2"/>| <text:s text:c="2"/>| <text:s text:c="2"/>29 &gt; 0</text:p>
      <text:p text:style-name="P1">| <text:s text:c="2"/>| <text:s text:c="2"/>| <text:s text:c="2"/>| <text:s text:c="2"/>| <text:s text:c="2"/>| <text:s text:c="2"/>25 &lt;= 5</text:p>
      <text:p text:style-name="P1">| <text:s text:c="2"/>| <text:s text:c="2"/>| <text:s text:c="2"/>| <text:s text:c="2"/>| <text:s text:c="2"/>| <text:s text:c="2"/>| <text:s text:c="2"/>60 &lt;= 8</text:p>
      <text:p text:style-name="P1">| <text:s text:c="2"/>| <text:s text:c="2"/>| <text:s text:c="2"/>| <text:s text:c="2"/>| <text:s text:c="2"/>| <text:s text:c="2"/>| <text:s text:c="2"/>| <text:s text:c="2"/>18 &lt;= 13: 7 (85.0/1.0)</text:p>
      <text:p text:style-name="P1">| <text:s text:c="2"/>| <text:s text:c="2"/>| <text:s text:c="2"/>| <text:s text:c="2"/>| <text:s text:c="2"/>| <text:s text:c="2"/>| <text:s text:c="2"/>| <text:s text:c="2"/>18 &gt; 13</text:p>
      <text:p text:style-name="P1">| <text:s text:c="2"/>| <text:s text:c="2"/>| <text:s text:c="2"/>| <text:s text:c="2"/>| <text:s text:c="2"/>| <text:s text:c="2"/>| <text:s text:c="2"/>| <text:s text:c="2"/>| <text:s text:c="2"/>27 &lt;= 9: 7 (5.0/1.0)</text:p>
      <text:p text:style-name="P1">| <text:s text:c="2"/>| <text:s text:c="2"/>| <text:s text:c="2"/>| <text:s text:c="2"/>| <text:s text:c="2"/>| <text:s text:c="2"/>| <text:s text:c="2"/>| <text:s text:c="2"/>| <text:s text:c="2"/>27 &gt; 9: 9 (8.0/3.0)</text:p>
      <text:p text:style-name="P1">| <text:s text:c="2"/>| <text:s text:c="2"/>| <text:s text:c="2"/>| <text:s text:c="2"/>| <text:s text:c="2"/>| <text:s text:c="2"/>| <text:s text:c="2"/>60 &gt; 8</text:p>
      <text:p text:style-name="P1">| <text:s text:c="2"/>| <text:s text:c="2"/>| <text:s text:c="2"/>| <text:s text:c="2"/>| <text:s text:c="2"/>| <text:s text:c="2"/>| <text:s text:c="2"/>| <text:s text:c="2"/>12 &lt;= 11: 8 (5.0/2.0)</text:p>
      <text:p text:style-name="P1">| <text:s text:c="2"/>| <text:s text:c="2"/>| <text:s text:c="2"/>| <text:s text:c="2"/>| <text:s text:c="2"/>| <text:s text:c="2"/>| <text:s text:c="2"/>| <text:s text:c="2"/>12 &gt; 11: 1 (5.0/1.0)</text:p>
      <text:p text:style-name="P1">| <text:s text:c="2"/>| <text:s text:c="2"/>| <text:s text:c="2"/>| <text:s text:c="2"/>| <text:s text:c="2"/>| <text:s text:c="2"/>25 &gt; 5: 9 (5.0/1.0)</text:p>
      <text:p text:style-name="P1">| <text:s text:c="2"/>| <text:s text:c="2"/>| <text:s text:c="2"/>53 &gt; 0</text:p>
      <text:p text:style-name="P1">| <text:s text:c="2"/>| <text:s text:c="2"/>| <text:s text:c="2"/>| <text:s text:c="2"/>43 &lt;= 3</text:p>
      <text:p text:style-name="P1">| <text:s text:c="2"/>| <text:s text:c="2"/>| <text:s text:c="2"/>| <text:s text:c="2"/>| <text:s text:c="2"/>42 &lt;= 11</text:p>
      <text:p text:style-name="P1">| <text:s text:c="2"/>| <text:s text:c="2"/>| <text:s text:c="2"/>| <text:s text:c="2"/>| <text:s text:c="2"/>| <text:s text:c="2"/>29 &lt;= 14</text:p>
      <text:p text:style-name="P1">| <text:s text:c="2"/>| <text:s text:c="2"/>| <text:s text:c="2"/>| <text:s text:c="2"/>| <text:s text:c="2"/>| <text:s text:c="2"/>| <text:s text:c="2"/>63 &lt;= 0</text:p>
      <text:p text:style-name="P1">| <text:s text:c="2"/>| <text:s text:c="2"/>| <text:s text:c="2"/>| <text:s text:c="2"/>| <text:s text:c="2"/>| <text:s text:c="2"/>| <text:s text:c="2"/>| <text:s text:c="2"/>18 &lt;= 13: 3 (87.0/3.0)</text:p>
      <text:p text:style-name="P1">| <text:s text:c="2"/>| <text:s text:c="2"/>| <text:s text:c="2"/>| <text:s text:c="2"/>| <text:s text:c="2"/>| <text:s text:c="2"/>| <text:s text:c="2"/>| <text:s text:c="2"/>18 &gt; 13</text:p>
      <text:p text:style-name="P1">| <text:s text:c="2"/>| <text:s text:c="2"/>| <text:s text:c="2"/>| <text:s text:c="2"/>| <text:s text:c="2"/>| <text:s text:c="2"/>| <text:s text:c="2"/>| <text:s text:c="2"/>| <text:s text:c="2"/>6 &lt;= 0: 9 (9.0/3.0)</text:p>
      <text:p text:style-name="P1">| <text:s text:c="2"/>| <text:s text:c="2"/>| <text:s text:c="2"/>| <text:s text:c="2"/>| <text:s text:c="2"/>| <text:s text:c="2"/>| <text:s text:c="2"/>| <text:s text:c="2"/>| <text:s text:c="2"/>6 &gt; 0: 5 (7.0/1.0)</text:p>
      <text:p text:style-name="P1">| <text:s text:c="2"/>| <text:s text:c="2"/>| <text:s text:c="2"/>| <text:s text:c="2"/>| <text:s text:c="2"/>| <text:s text:c="2"/>| <text:s text:c="2"/>63 &gt; 0: 2 (5.0/2.0)</text:p>
      <text:p text:style-name="P1">| <text:s text:c="2"/>| <text:s text:c="2"/>| <text:s text:c="2"/>| <text:s text:c="2"/>| <text:s text:c="2"/>| <text:s text:c="2"/>29 &gt; 14: 9 (35.0/3.0)</text:p>
      <text:p text:style-name="P1">| <text:s text:c="2"/>| <text:s text:c="2"/>| <text:s text:c="2"/>| <text:s text:c="2"/>| <text:s text:c="2"/>42 &gt; 11: 8 (13.0/2.0)</text:p>
      <text:p text:style-name="P1">| <text:s text:c="2"/>| <text:s text:c="2"/>| <text:s text:c="2"/>| <text:s text:c="2"/>43 &gt; 3</text:p>
      <text:p text:style-name="P1">| <text:s text:c="2"/>| <text:s text:c="2"/>| <text:s text:c="2"/>| <text:s text:c="2"/>| <text:s text:c="2"/>27 &lt;= 9</text:p>
      <text:p text:style-name="P1">| <text:s text:c="2"/>| <text:s text:c="2"/>| <text:s text:c="2"/>| <text:s text:c="2"/>| <text:s text:c="2"/>| <text:s text:c="2"/>6 &lt;= 2</text:p>
      <text:p text:style-name="P1">| <text:s text:c="2"/>| <text:s text:c="2"/>| <text:s text:c="2"/>| <text:s text:c="2"/>| <text:s text:c="2"/>| <text:s text:c="2"/>| <text:s text:c="2"/>51 &lt;= 10: 3 (8.0/5.0)</text:p>
      <text:p text:style-name="P1">| <text:s text:c="2"/>| <text:s text:c="2"/>| <text:s text:c="2"/>| <text:s text:c="2"/>| <text:s text:c="2"/>| <text:s text:c="2"/>| <text:s text:c="2"/>51 &gt; 10: 2 (56.0/4.0)</text:p>
      <text:p text:style-name="P1">| <text:s text:c="2"/>| <text:s text:c="2"/>| <text:s text:c="2"/>| <text:s text:c="2"/>| <text:s text:c="2"/>| <text:s text:c="2"/>6 &gt; 2: 7 (5.0/2.0)</text:p>
      <text:p text:style-name="P1">| <text:s text:c="2"/>| <text:s text:c="2"/>| <text:s text:c="2"/>| <text:s text:c="2"/>| <text:s text:c="2"/>27 &gt; 9</text:p>
      <text:p text:style-name="P1">| <text:s text:c="2"/>| <text:s text:c="2"/>| <text:s text:c="2"/>| <text:s text:c="2"/>| <text:s text:c="2"/>| <text:s text:c="2"/>20 &lt;= 15</text:p>
      <text:p text:style-name="P1">| <text:s text:c="2"/>| <text:s text:c="2"/>| <text:s text:c="2"/>| <text:s text:c="2"/>| <text:s text:c="2"/>| <text:s text:c="2"/>| <text:s text:c="2"/>42 &lt;= 1: 3 (8.0/4.0)</text:p>
      <text:p text:style-name="P1">| <text:s text:c="2"/>| <text:s text:c="2"/>| <text:s text:c="2"/>| <text:s text:c="2"/>| <text:s text:c="2"/>| <text:s text:c="2"/>| <text:s text:c="2"/>42 &gt; 1: 8 (51.0/1.0)</text:p>
      <text:p text:style-name="P1">| <text:s text:c="2"/>| <text:s text:c="2"/>| <text:s text:c="2"/>| <text:s text:c="2"/>| <text:s text:c="2"/>| <text:s text:c="2"/>20 &gt; 15</text:p>
      <text:p text:style-name="P1">| <text:s text:c="2"/>| <text:s text:c="2"/>| <text:s text:c="2"/>| <text:s text:c="2"/>| <text:s text:c="2"/>| <text:s text:c="2"/>| <text:s text:c="2"/>52 &lt;= 13: 8 (7.0/2.0)</text:p>
      <text:p text:style-name="P1">| <text:s text:c="2"/>| <text:s text:c="2"/>| <text:s text:c="2"/>| <text:s text:c="2"/>| <text:s text:c="2"/>| <text:s text:c="2"/>| <text:s text:c="2"/>52 &gt; 13: 1 (23.0)</text:p>
      <text:p text:style-name="P1"/>
      <text:p text:style-name="P1">Number of Leaves <text:s/>: <text:tab/>45</text:p>
      <text:p text:style-name="P1"/>
      <text:p text:style-name="P1">Size of the tree : <text:tab/>89</text:p>
      <text:p text:style-name="P1"/>
      <text:p text:style-name="P1"/>
      <text:p text:style-name="P1">Time taken to build model: 0.04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826 <text:s text:c="14"/>82.6 <text:s text:c="3"/>%</text:p>
      <text:p text:style-name="P1">Incorrectly Classified Instances <text:s text:c="6"/>174 <text:s text:c="14"/>17.4 <text:s text:c="3"/>%</text:p>
      <text:p text:style-name="P1">Kappa statistic <text:s text:c="25"/>0.8066</text:p>
      <text:p text:style-name="P1"><text:soft-page-break/>Mean absolute error <text:s text:c="21"/>0.0434</text:p>
      <text:p text:style-name="P1">Root mean squared error <text:s text:c="17"/>0.1726</text:p>
      <text:p text:style-name="P1">Relative absolute error <text:s text:c="16"/>24.1133 %</text:p>
      <text:p text:style-name="P1">Root relative squared error <text:s text:c="12"/>57.532 <text:s/>%</text:p>
      <text:p text:style-name="P1">Total Number of Instances <text:s text:c="12"/>1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71 <text:s text:c="4"/>0.003 <text:s text:c="5"/>0.971 <text:s text:c="4"/>0.971 <text:s text:c="4"/>0.971 <text:s text:c="5"/>0.984 <text:s text:c="3"/>0</text:p>
      <text:p text:style-name="P1">0.827 <text:s text:c="4"/>0.026 <text:s text:c="5"/>0.789 <text:s text:c="4"/>0.827 <text:s text:c="4"/>0.808 <text:s text:c="5"/>0.927 <text:s text:c="3"/>1</text:p>
      <text:p text:style-name="P1">0.816 <text:s text:c="4"/>0.024 <text:s text:c="5"/>0.763 <text:s text:c="4"/>0.816 <text:s text:c="4"/>0.789 <text:s text:c="5"/>0.923 <text:s text:c="3"/>2</text:p>
      <text:p text:style-name="P1">0.748 <text:s text:c="4"/>0.025 <text:s text:c="5"/>0.79 <text:s text:c="5"/>0.748 <text:s text:c="4"/>0.769 <text:s text:c="5"/>0.905 <text:s text:c="3"/>3</text:p>
      <text:p text:style-name="P1">0.771 <text:s text:c="4"/>0.017 <text:s text:c="5"/>0.844 <text:s text:c="4"/>0.771 <text:s text:c="4"/>0.806 <text:s text:c="5"/>0.906 <text:s text:c="3"/>4</text:p>
      <text:p text:style-name="P1">0.846 <text:s text:c="4"/>0.017 <text:s text:c="5"/>0.837 <text:s text:c="4"/>0.846 <text:s text:c="4"/>0.842 <text:s text:c="5"/>0.929 <text:s text:c="3"/>5</text:p>
      <text:p text:style-name="P1">0.916 <text:s text:c="4"/>0.003 <text:s text:c="5"/>0.97 <text:s text:c="5"/>0.916 <text:s text:c="4"/>0.942 <text:s text:c="5"/>0.984 <text:s text:c="3"/>6</text:p>
      <text:p text:style-name="P1">0.917 <text:s text:c="4"/>0.022 <text:s text:c="5"/>0.815 <text:s text:c="4"/>0.917 <text:s text:c="4"/>0.863 <text:s text:c="5"/>0.961 <text:s text:c="3"/>7</text:p>
      <text:p text:style-name="P1">0.726 <text:s text:c="4"/>0.031 <text:s text:c="5"/>0.711 <text:s text:c="4"/>0.726 <text:s text:c="4"/>0.719 <text:s text:c="5"/>0.89 <text:s text:c="4"/>8</text:p>
      <text:p text:style-name="P1">0.723 <text:s text:c="4"/>0.026 <text:s text:c="5"/>0.76 <text:s text:c="5"/>0.723 <text:s text:c="4"/>0.741 <text:s text:c="5"/>0.9 <text:s text:c="5"/>9</text:p>
      <text:p text:style-name="P1">Weighted Avg. <text:s text:c="3"/>0.826 <text:s text:c="4"/>0.019 <text:s text:c="5"/>0.827 <text:s text:c="4"/>0.826 <text:s text:c="4"/>0.826 <text:s text:c="5"/>0.931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00 <text:s text:c="2"/>0 <text:s text:c="2"/>0 <text:s text:c="2"/>0 <text:s text:c="2"/>0 <text:s text:c="2"/>3 <text:s text:c="2"/>0 <text:s text:c="2"/>0 <text:s text:c="2"/>0 <text:s text:c="2"/>0 | <text:s text:c="2"/>a = 0</text:p>
      <text:p text:style-name="P1">0 <text:s/>86 <text:s text:c="2"/>5 <text:s text:c="2"/>1 <text:s text:c="2"/>3 <text:s text:c="2"/>1 <text:s text:c="2"/>0 <text:s text:c="2"/>1 <text:s text:c="2"/>6 <text:s text:c="2"/>1 | <text:s text:c="2"/>b = 1</text:p>
      <text:p text:style-name="P1">0 <text:s text:c="2"/>5 <text:s/>71 <text:s text:c="2"/>3 <text:s text:c="2"/>0 <text:s text:c="2"/>0 <text:s text:c="2"/>0 <text:s text:c="2"/>3 <text:s text:c="2"/>4 <text:s text:c="2"/>1 | <text:s text:c="2"/>c = 2</text:p>
      <text:p text:style-name="P1">0 <text:s text:c="2"/>3 <text:s text:c="2"/>4 <text:s/>83 <text:s text:c="2"/>2 <text:s text:c="2"/>3 <text:s text:c="2"/>0 <text:s text:c="2"/>2 <text:s text:c="2"/>9 <text:s text:c="2"/>5 | <text:s text:c="2"/>d = 3</text:p>
      <text:p text:style-name="P1">0 <text:s text:c="2"/>4 <text:s text:c="2"/>2 <text:s text:c="2"/>2 <text:s/>81 <text:s text:c="2"/>2 <text:s text:c="2"/>2 <text:s text:c="2"/>3 <text:s text:c="2"/>2 <text:s text:c="2"/>7 | <text:s text:c="2"/>e = 4</text:p>
      <text:p text:style-name="P1">3 <text:s text:c="2"/>0 <text:s text:c="2"/>3 <text:s text:c="2"/>0 <text:s text:c="2"/>1 <text:s/>77 <text:s text:c="2"/>1 <text:s text:c="2"/>1 <text:s text:c="2"/>3 <text:s text:c="2"/>2 | <text:s text:c="2"/>f = 5</text:p>
      <text:p text:style-name="P1">0 <text:s text:c="2"/>0 <text:s text:c="2"/>4 <text:s text:c="2"/>1 <text:s text:c="2"/>3 <text:s text:c="2"/>0 <text:s/>98 <text:s text:c="2"/>0 <text:s text:c="2"/>1 <text:s text:c="2"/>0 | <text:s text:c="2"/>g = 6</text:p>
      <text:p text:style-name="P1">0 <text:s text:c="2"/>0 <text:s text:c="2"/>0 <text:s text:c="2"/>2 <text:s text:c="2"/>2 <text:s text:c="2"/>1 <text:s text:c="2"/>0 <text:s/>88 <text:s text:c="2"/>1 <text:s text:c="2"/>2 | <text:s text:c="2"/>h = 7</text:p>
      <text:p text:style-name="P1">0 <text:s text:c="2"/>8 <text:s text:c="2"/>2 <text:s text:c="2"/>4 <text:s text:c="2"/>1 <text:s text:c="2"/>1 <text:s text:c="2"/>0 <text:s text:c="2"/>5 <text:s/>69 <text:s text:c="2"/>5 | <text:s text:c="2"/>i = 8</text:p>
      <text:p text:style-name="P1">0 <text:s text:c="2"/>3 <text:s text:c="2"/>2 <text:s text:c="2"/>9 <text:s text:c="2"/>3 <text:s text:c="2"/>4 <text:s text:c="2"/>0 <text:s text:c="2"/>5 <text:s text:c="2"/>2 <text:s/>73 | <text:s text:c="2"/>j = 9</text:p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7 num obj min = 10</text:p>
      <text:p text:style-name="P1"/>
      <text:p text:style-name="P1"/>
      <text:p text:style-name="P1">=== Run information ===</text:p>
      <text:p text:style-name="P1"/>
      <text:p text:style-name="P1">Scheme:weka.classifiers.trees.J48 -C 0.2 -M 10</text:p>
      <text:p text:style-name="P1">Relation: <text:s text:c="4"/>optraining_plus_900</text:p>
      <text:p text:style-name="P1">Instances: <text:s text:c="3"/>100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<text:soft-page-break/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<text:soft-page-break/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0</text:p>
      <text:p text:style-name="P1">| <text:s text:c="2"/>13 &lt;= 0: 2 (10.0/5.0)</text:p>
      <text:p text:style-name="P1">| <text:s text:c="2"/>13 &gt; 0</text:p>
      <text:p text:style-name="P1">| <text:s text:c="2"/>| <text:s text:c="2"/>28 &lt;= 3</text:p>
      <text:p text:style-name="P1">| <text:s text:c="2"/>| <text:s text:c="2"/>| <text:s text:c="2"/>37 &lt;= 3: 5 (10.0/4.0)</text:p>
      <text:p text:style-name="P1">| <text:s text:c="2"/>| <text:s text:c="2"/>| <text:s text:c="2"/>37 &gt; 3: 0 (100.0/1.0)</text:p>
      <text:p text:style-name="P1">| <text:s text:c="2"/>| <text:s text:c="2"/>28 &gt; 3</text:p>
      <text:p text:style-name="P1">| <text:s text:c="2"/>| <text:s text:c="2"/>| <text:s text:c="2"/>25 &lt;= 2: 9 (26.0/2.0)</text:p>
      <text:p text:style-name="P1">| <text:s text:c="2"/>| <text:s text:c="2"/>| <text:s text:c="2"/>25 &gt; 2: 5 (10.0/4.0)</text:p>
      <text:p text:style-name="P1">36 &gt; 0</text:p>
      <text:p text:style-name="P1">| <text:s text:c="2"/>21 &lt;= 0</text:p>
      <text:p text:style-name="P1">| <text:s text:c="2"/>| <text:s text:c="2"/>42 &lt;= 7</text:p>
      <text:p text:style-name="P1">| <text:s text:c="2"/>| <text:s text:c="2"/>| <text:s text:c="2"/>5 &lt;= 3</text:p>
      <text:p text:style-name="P1">| <text:s text:c="2"/>| <text:s text:c="2"/>| <text:s text:c="2"/>| <text:s text:c="2"/>38 &lt;= 0</text:p>
      <text:p text:style-name="P1">| <text:s text:c="2"/>| <text:s text:c="2"/>| <text:s text:c="2"/>| <text:s text:c="2"/>| <text:s text:c="2"/>10 &lt;= 13: 1 (25.0/1.0)</text:p>
      <text:p text:style-name="P1">| <text:s text:c="2"/>| <text:s text:c="2"/>| <text:s text:c="2"/>| <text:s text:c="2"/>| <text:s text:c="2"/>10 &gt; 13: 2 (17.0/2.0)</text:p>
      <text:p text:style-name="P1">| <text:s text:c="2"/>| <text:s text:c="2"/>| <text:s text:c="2"/>| <text:s text:c="2"/>38 &gt; 0: 3 (14.0/5.0)</text:p>
      <text:p text:style-name="P1">| <text:s text:c="2"/>| <text:s text:c="2"/>| <text:s text:c="2"/>5 &gt; 3: 5 (67.0/2.0)</text:p>
      <text:p text:style-name="P1">| <text:s text:c="2"/>| <text:s text:c="2"/>42 &gt; 7</text:p>
      <text:p text:style-name="P1">| <text:s text:c="2"/>| <text:s text:c="2"/>| <text:s text:c="2"/>20 &lt;= 7</text:p>
      <text:p text:style-name="P1">| <text:s text:c="2"/>| <text:s text:c="2"/>| <text:s text:c="2"/>| <text:s text:c="2"/>30 &lt;= 1: 6 (104.0/2.0)</text:p>
      <text:p text:style-name="P1">| <text:s text:c="2"/>| <text:s text:c="2"/>| <text:s text:c="2"/>| <text:s text:c="2"/>30 &gt; 1: 4 (12.0/1.0)</text:p>
      <text:p text:style-name="P1">| <text:s text:c="2"/>| <text:s text:c="2"/>| <text:s text:c="2"/>20 &gt; 7: 1 (13.0/7.0)</text:p>
      <text:p text:style-name="P1">| <text:s text:c="2"/>21 &gt; 0</text:p>
      <text:p text:style-name="P1">| <text:s text:c="2"/>| <text:s text:c="2"/>2 &lt;= 0</text:p>
      <text:p text:style-name="P1">| <text:s text:c="2"/>| <text:s text:c="2"/>| <text:s text:c="2"/>20 &lt;= 13</text:p>
      <text:p text:style-name="P1">| <text:s text:c="2"/>| <text:s text:c="2"/>| <text:s text:c="2"/>| <text:s text:c="2"/>5 &lt;= 8: 4 (66.0/4.0)</text:p>
      <text:p text:style-name="P1">| <text:s text:c="2"/>| <text:s text:c="2"/>| <text:s text:c="2"/>| <text:s text:c="2"/>5 &gt; 8</text:p>
      <text:p text:style-name="P1">| <text:s text:c="2"/>| <text:s text:c="2"/>| <text:s text:c="2"/>| <text:s text:c="2"/>| <text:s text:c="2"/>38 &lt;= 3: 9 (19.0/6.0)</text:p>
      <text:p text:style-name="P1">| <text:s text:c="2"/>| <text:s text:c="2"/>| <text:s text:c="2"/>| <text:s text:c="2"/>| <text:s text:c="2"/>38 &gt; 3: 4 (12.0/5.0)</text:p>
      <text:p text:style-name="P1">| <text:s text:c="2"/>| <text:s text:c="2"/>| <text:s text:c="2"/>20 &gt; 13: 1 (50.0/9.0)</text:p>
      <text:p text:style-name="P1">| <text:s text:c="2"/>| <text:s text:c="2"/>2 &gt; 0</text:p>
      <text:p text:style-name="P1">| <text:s text:c="2"/>| <text:s text:c="2"/>| <text:s text:c="2"/>53 &lt;= 0</text:p>
      <text:p text:style-name="P1">| <text:s text:c="2"/>| <text:s text:c="2"/>| <text:s text:c="2"/>| <text:s text:c="2"/>18 &lt;= 10: 7 (84.0/6.0)</text:p>
      <text:p text:style-name="P1">| <text:s text:c="2"/>| <text:s text:c="2"/>| <text:s text:c="2"/>| <text:s text:c="2"/>18 &gt; 10</text:p>
      <text:p text:style-name="P1">| <text:s text:c="2"/>| <text:s text:c="2"/>| <text:s text:c="2"/>| <text:s text:c="2"/>| <text:s text:c="2"/>50 &lt;= 7</text:p>
      <text:p text:style-name="P1">| <text:s text:c="2"/>| <text:s text:c="2"/>| <text:s text:c="2"/>| <text:s text:c="2"/>| <text:s text:c="2"/>| <text:s text:c="2"/>4 &lt;= 9: 4 (10.0/2.0)</text:p>
      <text:p text:style-name="P1">| <text:s text:c="2"/>| <text:s text:c="2"/>| <text:s text:c="2"/>| <text:s text:c="2"/>| <text:s text:c="2"/>| <text:s text:c="2"/>4 &gt; 9</text:p>
      <text:p text:style-name="P1">| <text:s text:c="2"/>| <text:s text:c="2"/>| <text:s text:c="2"/>| <text:s text:c="2"/>| <text:s text:c="2"/>| <text:s text:c="2"/>| <text:s text:c="2"/>27 &lt;= 8: 7 (10.0/2.0)</text:p>
      <text:p text:style-name="P1">| <text:s text:c="2"/>| <text:s text:c="2"/>| <text:s text:c="2"/>| <text:s text:c="2"/>| <text:s text:c="2"/>| <text:s text:c="2"/>| <text:s text:c="2"/>27 &gt; 8: 9 (13.0)</text:p>
      <text:p text:style-name="P1">| <text:s text:c="2"/>| <text:s text:c="2"/>| <text:s text:c="2"/>| <text:s text:c="2"/>| <text:s text:c="2"/>50 &gt; 7: 8 (14.0/2.0)</text:p>
      <text:p text:style-name="P1">| <text:s text:c="2"/>| <text:s text:c="2"/>| <text:s text:c="2"/>53 &gt; 0</text:p>
      <text:p text:style-name="P1">| <text:s text:c="2"/>| <text:s text:c="2"/>| <text:s text:c="2"/>| <text:s text:c="2"/>43 &lt;= 3</text:p>
      <text:p text:style-name="P1">| <text:s text:c="2"/>| <text:s text:c="2"/>| <text:s text:c="2"/>| <text:s text:c="2"/>| <text:s text:c="2"/>42 &lt;= 11</text:p>
      <text:p text:style-name="P1">| <text:s text:c="2"/>| <text:s text:c="2"/>| <text:s text:c="2"/>| <text:s text:c="2"/>| <text:s text:c="2"/>| <text:s text:c="2"/>29 &lt;= 14</text:p>
      <text:p text:style-name="P1">| <text:s text:c="2"/>| <text:s text:c="2"/>| <text:s text:c="2"/>| <text:s text:c="2"/>| <text:s text:c="2"/>| <text:s text:c="2"/>| <text:s text:c="2"/>18 &lt;= 13: 3 (90.0/5.0)</text:p>
      <text:p text:style-name="P1">| <text:s text:c="2"/>| <text:s text:c="2"/>| <text:s text:c="2"/>| <text:s text:c="2"/>| <text:s text:c="2"/>| <text:s text:c="2"/>| <text:s text:c="2"/>18 &gt; 13: 9 (18.0/11.0)</text:p>
      <text:p text:style-name="P1"><text:soft-page-break/>| <text:s text:c="2"/>| <text:s text:c="2"/>| <text:s text:c="2"/>| <text:s text:c="2"/>| <text:s text:c="2"/>| <text:s text:c="2"/>29 &gt; 14: 9 (35.0/3.0)</text:p>
      <text:p text:style-name="P1">| <text:s text:c="2"/>| <text:s text:c="2"/>| <text:s text:c="2"/>| <text:s text:c="2"/>| <text:s text:c="2"/>42 &gt; 11: 8 (13.0/2.0)</text:p>
      <text:p text:style-name="P1">| <text:s text:c="2"/>| <text:s text:c="2"/>| <text:s text:c="2"/>| <text:s text:c="2"/>43 &gt; 3</text:p>
      <text:p text:style-name="P1">| <text:s text:c="2"/>| <text:s text:c="2"/>| <text:s text:c="2"/>| <text:s text:c="2"/>| <text:s text:c="2"/>27 &lt;= 9</text:p>
      <text:p text:style-name="P1">| <text:s text:c="2"/>| <text:s text:c="2"/>| <text:s text:c="2"/>| <text:s text:c="2"/>| <text:s text:c="2"/>| <text:s text:c="2"/>54 &lt;= 0: 8 (14.0/10.0)</text:p>
      <text:p text:style-name="P1">| <text:s text:c="2"/>| <text:s text:c="2"/>| <text:s text:c="2"/>| <text:s text:c="2"/>| <text:s text:c="2"/>| <text:s text:c="2"/>54 &gt; 0: 2 (55.0/3.0)</text:p>
      <text:p text:style-name="P1">| <text:s text:c="2"/>| <text:s text:c="2"/>| <text:s text:c="2"/>| <text:s text:c="2"/>| <text:s text:c="2"/>27 &gt; 9</text:p>
      <text:p text:style-name="P1">| <text:s text:c="2"/>| <text:s text:c="2"/>| <text:s text:c="2"/>| <text:s text:c="2"/>| <text:s text:c="2"/>| <text:s text:c="2"/>20 &lt;= 15: 8 (59.0/6.0)</text:p>
      <text:p text:style-name="P1">| <text:s text:c="2"/>| <text:s text:c="2"/>| <text:s text:c="2"/>| <text:s text:c="2"/>| <text:s text:c="2"/>| <text:s text:c="2"/>20 &gt; 15</text:p>
      <text:p text:style-name="P1">| <text:s text:c="2"/>| <text:s text:c="2"/>| <text:s text:c="2"/>| <text:s text:c="2"/>| <text:s text:c="2"/>| <text:s text:c="2"/>| <text:s text:c="2"/>44 &lt;= 15: 8 (10.0/5.0)</text:p>
      <text:p text:style-name="P1">| <text:s text:c="2"/>| <text:s text:c="2"/>| <text:s text:c="2"/>| <text:s text:c="2"/>| <text:s text:c="2"/>| <text:s text:c="2"/>| <text:s text:c="2"/>44 &gt; 15: 1 (20.0)</text:p>
      <text:p text:style-name="P1"/>
      <text:p text:style-name="P1">Number of Leaves <text:s/>: <text:tab/>30</text:p>
      <text:p text:style-name="P1"/>
      <text:p text:style-name="P1">Size of the tree : <text:tab/>59</text:p>
      <text:p text:style-name="P1"/>
      <text:p text:style-name="P1"/>
      <text:p text:style-name="P1">Time taken to build model: 0.03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787 <text:s text:c="14"/>78.7 <text:s text:c="3"/>%</text:p>
      <text:p text:style-name="P1">Incorrectly Classified Instances <text:s text:c="6"/>213 <text:s text:c="14"/>21.3 <text:s text:c="3"/>%</text:p>
      <text:p text:style-name="P1">Kappa statistic <text:s text:c="25"/>0.7633</text:p>
      <text:p text:style-name="P1">Mean absolute error <text:s text:c="21"/>0.0522</text:p>
      <text:p text:style-name="P1">Root mean squared error <text:s text:c="17"/>0.1805</text:p>
      <text:p text:style-name="P1">Relative absolute error <text:s text:c="16"/>29.0165 %</text:p>
      <text:p text:style-name="P1">Root relative squared error <text:s text:c="12"/>60.1841 %</text:p>
      <text:p text:style-name="P1">Total Number of Instances <text:s text:c="12"/>1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71 <text:s text:c="4"/>0.008 <text:s text:c="5"/>0.935 <text:s text:c="4"/>0.971 <text:s text:c="4"/>0.952 <text:s text:c="5"/>0.991 <text:s text:c="3"/>0</text:p>
      <text:p text:style-name="P1">0.817 <text:s text:c="4"/>0.029 <text:s text:c="5"/>0.766 <text:s text:c="4"/>0.817 <text:s text:c="4"/>0.791 <text:s text:c="5"/>0.931 <text:s text:c="3"/>1</text:p>
      <text:p text:style-name="P1">0.724 <text:s text:c="4"/>0.021 <text:s text:c="5"/>0.768 <text:s text:c="4"/>0.724 <text:s text:c="4"/>0.746 <text:s text:c="5"/>0.914 <text:s text:c="3"/>2</text:p>
      <text:p text:style-name="P1">0.685 <text:s text:c="4"/>0.022 <text:s text:c="5"/>0.792 <text:s text:c="4"/>0.685 <text:s text:c="4"/>0.734 <text:s text:c="5"/>0.9 <text:s text:c="5"/>3</text:p>
      <text:p text:style-name="P1">0.648 <text:s text:c="4"/>0.019 <text:s text:c="5"/>0.8 <text:s text:c="6"/>0.648 <text:s text:c="4"/>0.716 <text:s text:c="5"/>0.923 <text:s text:c="3"/>4</text:p>
      <text:p text:style-name="P1">0.791 <text:s text:c="4"/>0.024 <text:s text:c="5"/>0.766 <text:s text:c="4"/>0.791 <text:s text:c="4"/>0.778 <text:s text:c="5"/>0.92 <text:s text:c="4"/>5</text:p>
      <text:p text:style-name="P1">0.925 <text:s text:c="4"/>0.012 <text:s text:c="5"/>0.9 <text:s text:c="6"/>0.925 <text:s text:c="4"/>0.912 <text:s text:c="5"/>0.987 <text:s text:c="3"/>6</text:p>
      <text:p text:style-name="P1">0.865 <text:s text:c="4"/>0.018 <text:s text:c="5"/>0.838 <text:s text:c="4"/>0.865 <text:s text:c="4"/>0.851 <text:s text:c="5"/>0.97 <text:s text:c="4"/>7</text:p>
      <text:p text:style-name="P1">0.737 <text:s text:c="4"/>0.04 <text:s text:c="6"/>0.66 <text:s text:c="5"/>0.737 <text:s text:c="4"/>0.697 <text:s text:c="5"/>0.922 <text:s text:c="3"/>8</text:p>
      <text:p text:style-name="P1">0.703 <text:s text:c="4"/>0.043 <text:s text:c="5"/>0.645 <text:s text:c="4"/>0.703 <text:s text:c="4"/>0.673 <text:s text:c="5"/>0.924 <text:s text:c="3"/>9</text:p>
      <text:p text:style-name="P1">Weighted Avg. <text:s text:c="3"/>0.787 <text:s text:c="4"/>0.024 <text:s text:c="5"/>0.789 <text:s text:c="4"/>0.787 <text:s text:c="4"/>0.786 <text:s text:c="5"/>0.939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100 <text:s text:c="2"/>0 <text:s text:c="2"/>0 <text:s text:c="2"/>0 <text:s text:c="2"/>0 <text:s text:c="2"/>3 <text:s text:c="2"/>0 <text:s text:c="2"/>0 <text:s text:c="2"/>0 <text:s text:c="2"/>0 | <text:s text:c="2"/>a = 0</text:p>
      <text:p text:style-name="P1">0 <text:s/>85 <text:s text:c="2"/>6 <text:s text:c="2"/>0 <text:s text:c="2"/>3 <text:s text:c="2"/>0 <text:s text:c="2"/>1 <text:s text:c="2"/>2 <text:s text:c="2"/>4 <text:s text:c="2"/>3 | <text:s text:c="2"/>b = 1</text:p>
      <text:p text:style-name="P1">0 <text:s text:c="2"/>3 <text:s/>63 <text:s text:c="2"/>6 <text:s text:c="2"/>0 <text:s text:c="2"/>3 <text:s text:c="2"/>6 <text:s text:c="2"/>2 <text:s text:c="2"/>3 <text:s text:c="2"/>1 | <text:s text:c="2"/>c = 2</text:p>
      <text:p text:style-name="P1"><text:soft-page-break/>0 <text:s text:c="2"/>5 <text:s text:c="2"/>4 <text:s/>76 <text:s text:c="2"/>1 <text:s text:c="2"/>4 <text:s text:c="2"/>0 <text:s text:c="2"/>1 <text:s text:c="2"/>9 <text:s/>11 | <text:s text:c="2"/>d = 3</text:p>
      <text:p text:style-name="P1">1 <text:s text:c="2"/>7 <text:s text:c="2"/>0 <text:s text:c="2"/>4 <text:s/>68 <text:s text:c="2"/>1 <text:s text:c="2"/>1 <text:s text:c="2"/>3 <text:s/>10 <text:s/>10 | <text:s text:c="2"/>e = 4</text:p>
      <text:p text:style-name="P1">5 <text:s text:c="2"/>0 <text:s text:c="2"/>3 <text:s text:c="2"/>1 <text:s text:c="2"/>0 <text:s/>72 <text:s text:c="2"/>2 <text:s text:c="2"/>1 <text:s text:c="2"/>3 <text:s text:c="2"/>4 | <text:s text:c="2"/>f = 5</text:p>
      <text:p text:style-name="P1">0 <text:s text:c="2"/>0 <text:s text:c="2"/>0 <text:s text:c="2"/>2 <text:s text:c="2"/>2 <text:s text:c="2"/>4 <text:s/>99 <text:s text:c="2"/>0 <text:s text:c="2"/>0 <text:s text:c="2"/>0 | <text:s text:c="2"/>g = 6</text:p>
      <text:p text:style-name="P1">0 <text:s text:c="2"/>1 <text:s text:c="2"/>1 <text:s text:c="2"/>3 <text:s text:c="2"/>1 <text:s text:c="2"/>1 <text:s text:c="2"/>0 <text:s/>83 <text:s text:c="2"/>1 <text:s text:c="2"/>5 | <text:s text:c="2"/>h = 7</text:p>
      <text:p text:style-name="P1">0 <text:s text:c="2"/>6 <text:s text:c="2"/>5 <text:s text:c="2"/>2 <text:s text:c="2"/>1 <text:s text:c="2"/>1 <text:s text:c="2"/>1 <text:s text:c="2"/>4 <text:s/>70 <text:s text:c="2"/>5 | <text:s text:c="2"/>i = 8</text:p>
      <text:p text:style-name="P1">1 <text:s text:c="2"/>4 <text:s text:c="2"/>0 <text:s text:c="2"/>2 <text:s text:c="2"/>9 <text:s text:c="2"/>5 <text:s text:c="2"/>0 <text:s text:c="2"/>3 <text:s text:c="2"/>6 <text:s/>71 | <text:s text:c="2"/>j = 9</text:p>
      <text:p text:style-name="P1"/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8 num obj min = 15</text:p>
      <text:p text:style-name="P1"/>
      <text:p text:style-name="P1">=== Run information ===</text:p>
      <text:p text:style-name="P1"/>
      <text:p text:style-name="P1">Scheme:weka.classifiers.trees.J48 -C 0.2 -M 15</text:p>
      <text:p text:style-name="P1">Relation: <text:s text:c="4"/>optraining_plus_900</text:p>
      <text:p text:style-name="P1">Instances: <text:s text:c="3"/>100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<text:soft-page-break/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pruned tree</text:p>
      <text:p text:style-name="P1">------------------</text:p>
      <text:p text:style-name="P1"/>
      <text:p text:style-name="P1">36 &lt;= 0</text:p>
      <text:p text:style-name="P1">| <text:s text:c="2"/>28 &lt;= 2</text:p>
      <text:p text:style-name="P1">| <text:s text:c="2"/>| <text:s text:c="2"/>37 &lt;= 3: 5 (15.0/9.0)</text:p>
      <text:p text:style-name="P1">| <text:s text:c="2"/>| <text:s text:c="2"/>37 &gt; 3: 0 (101.0/2.0)</text:p>
      <text:p text:style-name="P1">| <text:s text:c="2"/>28 &gt; 2</text:p>
      <text:p text:style-name="P1">| <text:s text:c="2"/>| <text:s text:c="2"/>34 &lt;= 0: 9 (25.0/2.0)</text:p>
      <text:p text:style-name="P1">| <text:s text:c="2"/>| <text:s text:c="2"/>34 &gt; 0: 5 (15.0/10.0)</text:p>
      <text:p text:style-name="P1">36 &gt; 0</text:p>
      <text:p text:style-name="P1">| <text:s text:c="2"/>21 &lt;= 0</text:p>
      <text:p text:style-name="P1">| <text:s text:c="2"/>| <text:s text:c="2"/>42 &lt;= 7</text:p>
      <text:p text:style-name="P1">| <text:s text:c="2"/>| <text:s text:c="2"/>| <text:s text:c="2"/>5 &lt;= 3</text:p>
      <text:p text:style-name="P1">| <text:s text:c="2"/>| <text:s text:c="2"/>| <text:s text:c="2"/>| <text:s text:c="2"/>37 &lt;= 8</text:p>
      <text:p text:style-name="P1">| <text:s text:c="2"/>| <text:s text:c="2"/>| <text:s text:c="2"/>| <text:s text:c="2"/>| <text:s text:c="2"/>10 &lt;= 13: 1 (25.0/1.0)</text:p>
      <text:p text:style-name="P1">| <text:s text:c="2"/>| <text:s text:c="2"/>| <text:s text:c="2"/>| <text:s text:c="2"/>| <text:s text:c="2"/>10 &gt; 13: 2 (16.0/1.0)</text:p>
      <text:p text:style-name="P1">| <text:s text:c="2"/>| <text:s text:c="2"/>| <text:s text:c="2"/>| <text:s text:c="2"/>37 &gt; 8: 3 (15.0/6.0)</text:p>
      <text:p text:style-name="P1">| <text:s text:c="2"/>| <text:s text:c="2"/>| <text:s text:c="2"/>5 &gt; 3: 5 (67.0/2.0)</text:p>
      <text:p text:style-name="P1">| <text:s text:c="2"/>| <text:s text:c="2"/>42 &gt; 7</text:p>
      <text:p text:style-name="P1">| <text:s text:c="2"/>| <text:s text:c="2"/>| <text:s text:c="2"/>20 &lt;= 5</text:p>
      <text:p text:style-name="P1">| <text:s text:c="2"/>| <text:s text:c="2"/>| <text:s text:c="2"/>| <text:s text:c="2"/>61 &lt;= 6: 4 (15.0/4.0)</text:p>
      <text:p text:style-name="P1">| <text:s text:c="2"/>| <text:s text:c="2"/>| <text:s text:c="2"/>| <text:s text:c="2"/>61 &gt; 6: 6 (99.0/1.0)</text:p>
      <text:p text:style-name="P1">| <text:s text:c="2"/>| <text:s text:c="2"/>| <text:s text:c="2"/>20 &gt; 5: 1 (15.0/9.0)</text:p>
      <text:p text:style-name="P1"><text:soft-page-break/>| <text:s text:c="2"/>21 &gt; 0</text:p>
      <text:p text:style-name="P1">| <text:s text:c="2"/>| <text:s text:c="2"/>2 &lt;= 0</text:p>
      <text:p text:style-name="P1">| <text:s text:c="2"/>| <text:s text:c="2"/>| <text:s text:c="2"/>20 &lt;= 13</text:p>
      <text:p text:style-name="P1">| <text:s text:c="2"/>| <text:s text:c="2"/>| <text:s text:c="2"/>| <text:s text:c="2"/>6 &lt;= 0: 4 (67.0/5.0)</text:p>
      <text:p text:style-name="P1">| <text:s text:c="2"/>| <text:s text:c="2"/>| <text:s text:c="2"/>| <text:s text:c="2"/>6 &gt; 0: 9 (30.0/15.0)</text:p>
      <text:p text:style-name="P1">| <text:s text:c="2"/>| <text:s text:c="2"/>| <text:s text:c="2"/>20 &gt; 13: 1 (50.0/9.0)</text:p>
      <text:p text:style-name="P1">| <text:s text:c="2"/>| <text:s text:c="2"/>2 &gt; 0</text:p>
      <text:p text:style-name="P1">| <text:s text:c="2"/>| <text:s text:c="2"/>| <text:s text:c="2"/>53 &lt;= 0</text:p>
      <text:p text:style-name="P1">| <text:s text:c="2"/>| <text:s text:c="2"/>| <text:s text:c="2"/>| <text:s text:c="2"/>18 &lt;= 10: 7 (84.0/6.0)</text:p>
      <text:p text:style-name="P1">| <text:s text:c="2"/>| <text:s text:c="2"/>| <text:s text:c="2"/>| <text:s text:c="2"/>18 &gt; 10</text:p>
      <text:p text:style-name="P1">| <text:s text:c="2"/>| <text:s text:c="2"/>| <text:s text:c="2"/>| <text:s text:c="2"/>| <text:s text:c="2"/>27 &lt;= 8: 7 (18.0/7.0)</text:p>
      <text:p text:style-name="P1">| <text:s text:c="2"/>| <text:s text:c="2"/>| <text:s text:c="2"/>| <text:s text:c="2"/>| <text:s text:c="2"/>27 &gt; 8: 9 (29.0/16.0)</text:p>
      <text:p text:style-name="P1">| <text:s text:c="2"/>| <text:s text:c="2"/>| <text:s text:c="2"/>53 &gt; 0</text:p>
      <text:p text:style-name="P1">| <text:s text:c="2"/>| <text:s text:c="2"/>| <text:s text:c="2"/>| <text:s text:c="2"/>43 &lt;= 3</text:p>
      <text:p text:style-name="P1">| <text:s text:c="2"/>| <text:s text:c="2"/>| <text:s text:c="2"/>| <text:s text:c="2"/>| <text:s text:c="2"/>42 &lt;= 8</text:p>
      <text:p text:style-name="P1">| <text:s text:c="2"/>| <text:s text:c="2"/>| <text:s text:c="2"/>| <text:s text:c="2"/>| <text:s text:c="2"/>| <text:s text:c="2"/>26 &lt;= 5: 3 (89.0/7.0)</text:p>
      <text:p text:style-name="P1">| <text:s text:c="2"/>| <text:s text:c="2"/>| <text:s text:c="2"/>| <text:s text:c="2"/>| <text:s text:c="2"/>| <text:s text:c="2"/>26 &gt; 5: 9 (52.0/14.0)</text:p>
      <text:p text:style-name="P1">| <text:s text:c="2"/>| <text:s text:c="2"/>| <text:s text:c="2"/>| <text:s text:c="2"/>| <text:s text:c="2"/>42 &gt; 8: 8 (15.0/4.0)</text:p>
      <text:p text:style-name="P1">| <text:s text:c="2"/>| <text:s text:c="2"/>| <text:s text:c="2"/>| <text:s text:c="2"/>43 &gt; 3</text:p>
      <text:p text:style-name="P1">| <text:s text:c="2"/>| <text:s text:c="2"/>| <text:s text:c="2"/>| <text:s text:c="2"/>| <text:s text:c="2"/>27 &lt;= 9</text:p>
      <text:p text:style-name="P1">| <text:s text:c="2"/>| <text:s text:c="2"/>| <text:s text:c="2"/>| <text:s text:c="2"/>| <text:s text:c="2"/>| <text:s text:c="2"/>34 &lt;= 1: 2 (54.0/4.0)</text:p>
      <text:p text:style-name="P1">| <text:s text:c="2"/>| <text:s text:c="2"/>| <text:s text:c="2"/>| <text:s text:c="2"/>| <text:s text:c="2"/>| <text:s text:c="2"/>34 &gt; 1: 8 (15.0/10.0)</text:p>
      <text:p text:style-name="P1">| <text:s text:c="2"/>| <text:s text:c="2"/>| <text:s text:c="2"/>| <text:s text:c="2"/>| <text:s text:c="2"/>27 &gt; 9</text:p>
      <text:p text:style-name="P1">| <text:s text:c="2"/>| <text:s text:c="2"/>| <text:s text:c="2"/>| <text:s text:c="2"/>| <text:s text:c="2"/>| <text:s text:c="2"/>20 &lt;= 15: 8 (59.0/6.0)</text:p>
      <text:p text:style-name="P1">| <text:s text:c="2"/>| <text:s text:c="2"/>| <text:s text:c="2"/>| <text:s text:c="2"/>| <text:s text:c="2"/>| <text:s text:c="2"/>20 &gt; 15: 1 (30.0/7.0)</text:p>
      <text:p text:style-name="P1"/>
      <text:p text:style-name="P1">Number of Leaves <text:s/>: <text:tab/>24</text:p>
      <text:p text:style-name="P1"/>
      <text:p text:style-name="P1">Size of the tree : <text:tab/>47</text:p>
      <text:p text:style-name="P1"/>
      <text:p text:style-name="P1"/>
      <text:p text:style-name="P1">Time taken to build model: 0.04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769 <text:s text:c="14"/>76.9 <text:s text:c="3"/>%</text:p>
      <text:p text:style-name="P1">Incorrectly Classified Instances <text:s text:c="6"/>231 <text:s text:c="14"/>23.1 <text:s text:c="3"/>%</text:p>
      <text:p text:style-name="P1">Kappa statistic <text:s text:c="25"/>0.7431</text:p>
      <text:p text:style-name="P1">Mean absolute error <text:s text:c="21"/>0.0605</text:p>
      <text:p text:style-name="P1">Root mean squared error <text:s text:c="17"/>0.1886</text:p>
      <text:p text:style-name="P1">Relative absolute error <text:s text:c="16"/>33.6556 %</text:p>
      <text:p text:style-name="P1">Root relative squared error <text:s text:c="12"/>62.895 <text:s/>%</text:p>
      <text:p text:style-name="P1">Total Number of Instances <text:s text:c="12"/>1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61 <text:s text:c="4"/>0.019 <text:s text:c="5"/>0.853 <text:s text:c="4"/>0.961 <text:s text:c="4"/>0.904 <text:s text:c="5"/>0.988 <text:s text:c="3"/>0</text:p>
      <text:p text:style-name="P1">0.788 <text:s text:c="4"/>0.023 <text:s text:c="5"/>0.796 <text:s text:c="4"/>0.788 <text:s text:c="4"/>0.792 <text:s text:c="5"/>0.901 <text:s text:c="3"/>1</text:p>
      <text:p text:style-name="P1">0.713 <text:s text:c="4"/>0.022 <text:s text:c="5"/>0.756 <text:s text:c="4"/>0.713 <text:s text:c="4"/>0.734 <text:s text:c="5"/>0.898 <text:s text:c="3"/>2</text:p>
      <text:p text:style-name="P1">0.694 <text:s text:c="4"/>0.036 <text:s text:c="5"/>0.706 <text:s text:c="4"/>0.694 <text:s text:c="4"/>0.7 <text:s text:c="7"/>0.887 <text:s text:c="3"/>3</text:p>
      <text:p text:style-name="P1"><text:soft-page-break/>0.714 <text:s text:c="4"/>0.023 <text:s text:c="5"/>0.781 <text:s text:c="4"/>0.714 <text:s text:c="4"/>0.746 <text:s text:c="5"/>0.927 <text:s text:c="3"/>4</text:p>
      <text:p text:style-name="P1">0.747 <text:s text:c="4"/>0.021 <text:s text:c="5"/>0.782 <text:s text:c="4"/>0.747 <text:s text:c="4"/>0.764 <text:s text:c="5"/>0.923 <text:s text:c="3"/>5</text:p>
      <text:p text:style-name="P1">0.897 <text:s text:c="4"/>0.011 <text:s text:c="5"/>0.906 <text:s text:c="4"/>0.897 <text:s text:c="4"/>0.901 <text:s text:c="5"/>0.984 <text:s text:c="3"/>6</text:p>
      <text:p text:style-name="P1">0.823 <text:s text:c="4"/>0.015 <text:s text:c="5"/>0.849 <text:s text:c="4"/>0.823 <text:s text:c="4"/>0.836 <text:s text:c="5"/>0.965 <text:s text:c="3"/>7</text:p>
      <text:p text:style-name="P1">0.568 <text:s text:c="4"/>0.025 <text:s text:c="5"/>0.701 <text:s text:c="4"/>0.568 <text:s text:c="4"/>0.628 <text:s text:c="5"/>0.904 <text:s text:c="3"/>8</text:p>
      <text:p text:style-name="P1">0.762 <text:s text:c="4"/>0.06 <text:s text:c="6"/>0.588 <text:s text:c="4"/>0.762 <text:s text:c="4"/>0.664 <text:s text:c="5"/>0.94 <text:s text:c="4"/>9</text:p>
      <text:p text:style-name="P1">Weighted Avg. <text:s text:c="3"/>0.769 <text:s text:c="4"/>0.026 <text:s text:c="5"/>0.772 <text:s text:c="4"/>0.769 <text:s text:c="4"/>0.768 <text:s text:c="5"/>0.932</text:p>
      <text:p text:style-name="P1"/>
      <text:p text:style-name="P1">=== Confusion Matrix ===</text:p>
      <text:p text:style-name="P1"/>
      <text:p text:style-name="P1">a <text:s/>b <text:s/>c <text:s/>d <text:s/>e <text:s/>f <text:s/>g <text:s/>h <text:s/>i <text:s/>j <text:s text:c="2"/>&lt;-- classified as</text:p>
      <text:p text:style-name="P1">99 <text:s/>0 <text:s/>0 <text:s/>0 <text:s/>0 <text:s/>4 <text:s/>0 <text:s/>0 <text:s/>0 <text:s/>0 | <text:s/>a = 0</text:p>
      <text:p text:style-name="P1">1 82 <text:s/>6 <text:s/>2 <text:s/>4 <text:s/>0 <text:s/>2 <text:s/>2 <text:s/>2 <text:s/>3 | <text:s/>b = 1</text:p>
      <text:p text:style-name="P1">4 <text:s/>1 62 <text:s/>7 <text:s/>0 <text:s/>1 <text:s/>4 <text:s/>1 <text:s/>5 <text:s/>2 | <text:s/>c = 2</text:p>
      <text:p text:style-name="P1">0 <text:s/>4 <text:s/>6 77 <text:s/>2 <text:s/>3 <text:s/>0 <text:s/>4 <text:s/>7 <text:s/>8 | <text:s/>d = 3</text:p>
      <text:p text:style-name="P1">2 <text:s/>5 <text:s/>1 <text:s/>4 75 <text:s/>1 <text:s/>2 <text:s/>2 <text:s/>3 10 | <text:s/>e = 4</text:p>
      <text:p text:style-name="P1">6 <text:s/>2 <text:s/>2 <text:s/>2 <text:s/>0 68 <text:s/>1 <text:s/>0 <text:s/>2 <text:s/>8 | <text:s/>f = 5</text:p>
      <text:p text:style-name="P1">2 <text:s/>0 <text:s/>0 <text:s/>2 <text:s/>4 <text:s/>1 96 <text:s/>0 <text:s/>0 <text:s/>2 | <text:s/>g = 6</text:p>
      <text:p text:style-name="P1">0 <text:s/>0 <text:s/>1 <text:s/>4 <text:s/>3 <text:s/>0 <text:s/>0 79 <text:s/>0 <text:s/>9 | <text:s/>h = 7</text:p>
      <text:p text:style-name="P1">1 <text:s/>6 <text:s/>4 <text:s/>5 <text:s/>3 <text:s/>5 <text:s/>1 <text:s/>4 54 12 | <text:s/>i = 8</text:p>
      <text:p text:style-name="P1">1 <text:s/>3 <text:s/>0 <text:s/>6 <text:s/>5 <text:s/>4 <text:s/>0 <text:s/>1 <text:s/>4 77 | <text:s/>j = 9</text:p>
      <text:p text:style-name="P1"/>
      <text:p text:style-name="P1"/>
      <text:p text:style-name="P1">best num min obj = 2 (default)</text:p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9 unpruned = TRUE</text:p>
      <text:p text:style-name="P1"/>
      <text:p text:style-name="P1">=== Run information ===</text:p>
      <text:p text:style-name="P1"/>
      <text:p text:style-name="P1">Scheme:weka.classifiers.trees.J48 -U -M 15</text:p>
      <text:p text:style-name="P1">Relation: <text:s text:c="4"/>optraining_plus_900</text:p>
      <text:p text:style-name="P1">Instances: <text:s text:c="3"/>1000</text:p>
      <text:p text:style-name="P1">Attributes: <text:s text:c="2"/>55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7</text:p>
      <text:p text:style-name="P1">18</text:p>
      <text:p text:style-name="P1">19</text:p>
      <text:p text:style-name="P1"><text:soft-page-break/>20</text:p>
      <text:p text:style-name="P1">21</text:p>
      <text:p text:style-name="P1">22</text:p>
      <text:p text:style-name="P1">23</text:p>
      <text:p text:style-name="P1">25</text:p>
      <text:p text:style-name="P1">26</text:p>
      <text:p text:style-name="P1">27</text:p>
      <text:p text:style-name="P1">28</text:p>
      <text:p text:style-name="P1">29</text:p>
      <text:p text:style-name="P1">30</text:p>
      <text:p text:style-name="P1">33</text:p>
      <text:p text:style-name="P1">34</text:p>
      <text:p text:style-name="P1">35</text:p>
      <text:p text:style-name="P1">36</text:p>
      <text:p text:style-name="P1">37</text:p>
      <text:p text:style-name="P1">38</text:p>
      <text:p text:style-name="P1">41</text:p>
      <text:p text:style-name="P1">42</text:p>
      <text:p text:style-name="P1">43</text:p>
      <text:p text:style-name="P1">44</text:p>
      <text:p text:style-name="P1">45</text:p>
      <text:p text:style-name="P1">46</text:p>
      <text:p text:style-name="P1">47</text:p>
      <text:p text:style-name="P1">49</text:p>
      <text:p text:style-name="P1">50</text:p>
      <text:p text:style-name="P1">51</text:p>
      <text:p text:style-name="P1">52</text:p>
      <text:p text:style-name="P1">53</text:p>
      <text:p text:style-name="P1">54</text:p>
      <text:p text:style-name="P1">55</text:p>
      <text:p text:style-name="P1">57</text:p>
      <text:p text:style-name="P1">58</text:p>
      <text:p text:style-name="P1">59</text:p>
      <text:p text:style-name="P1">60</text:p>
      <text:p text:style-name="P1">61</text:p>
      <text:p text:style-name="P1">62</text:p>
      <text:p text:style-name="P1">63</text:p>
      <text:p text:style-name="P1">64</text:p>
      <text:p text:style-name="P1">Test mode:10-fold cross-validation</text:p>
      <text:p text:style-name="P1"/>
      <text:p text:style-name="P1">=== Classifier model (full training set) ===</text:p>
      <text:p text:style-name="P1"/>
      <text:p text:style-name="P1">J48 unpruned tree</text:p>
      <text:p text:style-name="P1">------------------</text:p>
      <text:p text:style-name="P1"/>
      <text:p text:style-name="P1">36 &lt;= 0</text:p>
      <text:p text:style-name="P1">| <text:s text:c="2"/>28 &lt;= 2</text:p>
      <text:p text:style-name="P1">| <text:s text:c="2"/>| <text:s text:c="2"/>37 &lt;= 3: 5 (15.0/9.0)</text:p>
      <text:p text:style-name="P1">| <text:s text:c="2"/>| <text:s text:c="2"/>37 &gt; 3: 0 (101.0/2.0)</text:p>
      <text:p text:style-name="P1">| <text:s text:c="2"/>28 &gt; 2</text:p>
      <text:p text:style-name="P1">| <text:s text:c="2"/>| <text:s text:c="2"/>34 &lt;= 0: 9 (25.0/2.0)</text:p>
      <text:p text:style-name="P1">| <text:s text:c="2"/>| <text:s text:c="2"/>34 &gt; 0: 5 (15.0/10.0)</text:p>
      <text:p text:style-name="P1"><text:soft-page-break/>36 &gt; 0</text:p>
      <text:p text:style-name="P1">| <text:s text:c="2"/>21 &lt;= 0</text:p>
      <text:p text:style-name="P1">| <text:s text:c="2"/>| <text:s text:c="2"/>42 &lt;= 7</text:p>
      <text:p text:style-name="P1">| <text:s text:c="2"/>| <text:s text:c="2"/>| <text:s text:c="2"/>5 &lt;= 3</text:p>
      <text:p text:style-name="P1">| <text:s text:c="2"/>| <text:s text:c="2"/>| <text:s text:c="2"/>| <text:s text:c="2"/>37 &lt;= 8</text:p>
      <text:p text:style-name="P1">| <text:s text:c="2"/>| <text:s text:c="2"/>| <text:s text:c="2"/>| <text:s text:c="2"/>| <text:s text:c="2"/>10 &lt;= 13: 1 (25.0/1.0)</text:p>
      <text:p text:style-name="P1">| <text:s text:c="2"/>| <text:s text:c="2"/>| <text:s text:c="2"/>| <text:s text:c="2"/>| <text:s text:c="2"/>10 &gt; 13: 2 (16.0/1.0)</text:p>
      <text:p text:style-name="P1">| <text:s text:c="2"/>| <text:s text:c="2"/>| <text:s text:c="2"/>| <text:s text:c="2"/>37 &gt; 8: 3 (15.0/6.0)</text:p>
      <text:p text:style-name="P1">| <text:s text:c="2"/>| <text:s text:c="2"/>| <text:s text:c="2"/>5 &gt; 3: 5 (67.0/2.0)</text:p>
      <text:p text:style-name="P1">| <text:s text:c="2"/>| <text:s text:c="2"/>42 &gt; 7</text:p>
      <text:p text:style-name="P1">| <text:s text:c="2"/>| <text:s text:c="2"/>| <text:s text:c="2"/>20 &lt;= 5</text:p>
      <text:p text:style-name="P1">| <text:s text:c="2"/>| <text:s text:c="2"/>| <text:s text:c="2"/>| <text:s text:c="2"/>61 &lt;= 6: 4 (15.0/4.0)</text:p>
      <text:p text:style-name="P1">| <text:s text:c="2"/>| <text:s text:c="2"/>| <text:s text:c="2"/>| <text:s text:c="2"/>61 &gt; 6: 6 (99.0/1.0)</text:p>
      <text:p text:style-name="P1">| <text:s text:c="2"/>| <text:s text:c="2"/>| <text:s text:c="2"/>20 &gt; 5: 1 (15.0/9.0)</text:p>
      <text:p text:style-name="P1">| <text:s text:c="2"/>21 &gt; 0</text:p>
      <text:p text:style-name="P1">| <text:s text:c="2"/>| <text:s text:c="2"/>2 &lt;= 0</text:p>
      <text:p text:style-name="P1">| <text:s text:c="2"/>| <text:s text:c="2"/>| <text:s text:c="2"/>20 &lt;= 13</text:p>
      <text:p text:style-name="P1">| <text:s text:c="2"/>| <text:s text:c="2"/>| <text:s text:c="2"/>| <text:s text:c="2"/>6 &lt;= 0: 4 (67.0/5.0)</text:p>
      <text:p text:style-name="P1">| <text:s text:c="2"/>| <text:s text:c="2"/>| <text:s text:c="2"/>| <text:s text:c="2"/>6 &gt; 0: 9 (30.0/15.0)</text:p>
      <text:p text:style-name="P1">| <text:s text:c="2"/>| <text:s text:c="2"/>| <text:s text:c="2"/>20 &gt; 13: 1 (50.0/9.0)</text:p>
      <text:p text:style-name="P1">| <text:s text:c="2"/>| <text:s text:c="2"/>2 &gt; 0</text:p>
      <text:p text:style-name="P1">| <text:s text:c="2"/>| <text:s text:c="2"/>| <text:s text:c="2"/>53 &lt;= 0</text:p>
      <text:p text:style-name="P1">| <text:s text:c="2"/>| <text:s text:c="2"/>| <text:s text:c="2"/>| <text:s text:c="2"/>18 &lt;= 10: 7 (84.0/6.0)</text:p>
      <text:p text:style-name="P1">| <text:s text:c="2"/>| <text:s text:c="2"/>| <text:s text:c="2"/>| <text:s text:c="2"/>18 &gt; 10</text:p>
      <text:p text:style-name="P1">| <text:s text:c="2"/>| <text:s text:c="2"/>| <text:s text:c="2"/>| <text:s text:c="2"/>| <text:s text:c="2"/>27 &lt;= 8: 7 (18.0/7.0)</text:p>
      <text:p text:style-name="P1">| <text:s text:c="2"/>| <text:s text:c="2"/>| <text:s text:c="2"/>| <text:s text:c="2"/>| <text:s text:c="2"/>27 &gt; 8: 9 (29.0/16.0)</text:p>
      <text:p text:style-name="P1">| <text:s text:c="2"/>| <text:s text:c="2"/>| <text:s text:c="2"/>53 &gt; 0</text:p>
      <text:p text:style-name="P1">| <text:s text:c="2"/>| <text:s text:c="2"/>| <text:s text:c="2"/>| <text:s text:c="2"/>43 &lt;= 3</text:p>
      <text:p text:style-name="P1">| <text:s text:c="2"/>| <text:s text:c="2"/>| <text:s text:c="2"/>| <text:s text:c="2"/>| <text:s text:c="2"/>42 &lt;= 8</text:p>
      <text:p text:style-name="P1">| <text:s text:c="2"/>| <text:s text:c="2"/>| <text:s text:c="2"/>| <text:s text:c="2"/>| <text:s text:c="2"/>| <text:s text:c="2"/>26 &lt;= 5: 3 (89.0/7.0)</text:p>
      <text:p text:style-name="P1">| <text:s text:c="2"/>| <text:s text:c="2"/>| <text:s text:c="2"/>| <text:s text:c="2"/>| <text:s text:c="2"/>| <text:s text:c="2"/>26 &gt; 5: 9 (52.0/14.0)</text:p>
      <text:p text:style-name="P1">| <text:s text:c="2"/>| <text:s text:c="2"/>| <text:s text:c="2"/>| <text:s text:c="2"/>| <text:s text:c="2"/>42 &gt; 8: 8 (15.0/4.0)</text:p>
      <text:p text:style-name="P1">| <text:s text:c="2"/>| <text:s text:c="2"/>| <text:s text:c="2"/>| <text:s text:c="2"/>43 &gt; 3</text:p>
      <text:p text:style-name="P1">| <text:s text:c="2"/>| <text:s text:c="2"/>| <text:s text:c="2"/>| <text:s text:c="2"/>| <text:s text:c="2"/>27 &lt;= 9</text:p>
      <text:p text:style-name="P1">| <text:s text:c="2"/>| <text:s text:c="2"/>| <text:s text:c="2"/>| <text:s text:c="2"/>| <text:s text:c="2"/>| <text:s text:c="2"/>34 &lt;= 1: 2 (54.0/4.0)</text:p>
      <text:p text:style-name="P1">| <text:s text:c="2"/>| <text:s text:c="2"/>| <text:s text:c="2"/>| <text:s text:c="2"/>| <text:s text:c="2"/>| <text:s text:c="2"/>34 &gt; 1: 8 (15.0/10.0)</text:p>
      <text:p text:style-name="P1">| <text:s text:c="2"/>| <text:s text:c="2"/>| <text:s text:c="2"/>| <text:s text:c="2"/>| <text:s text:c="2"/>27 &gt; 9</text:p>
      <text:p text:style-name="P1">| <text:s text:c="2"/>| <text:s text:c="2"/>| <text:s text:c="2"/>| <text:s text:c="2"/>| <text:s text:c="2"/>| <text:s text:c="2"/>20 &lt;= 15: 8 (59.0/6.0)</text:p>
      <text:p text:style-name="P1">| <text:s text:c="2"/>| <text:s text:c="2"/>| <text:s text:c="2"/>| <text:s text:c="2"/>| <text:s text:c="2"/>| <text:s text:c="2"/>20 &gt; 15: 1 (30.0/7.0)</text:p>
      <text:p text:style-name="P1"/>
      <text:p text:style-name="P1">Number of Leaves <text:s/>: <text:tab/>24</text:p>
      <text:p text:style-name="P1"/>
      <text:p text:style-name="P1">Size of the tree : <text:tab/>47</text:p>
      <text:p text:style-name="P1"/>
      <text:p text:style-name="P1"/>
      <text:p text:style-name="P1">Time taken to build model: 0.03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8"/>769 <text:s text:c="14"/>76.9 <text:s text:c="3"/>%</text:p>
      <text:p text:style-name="P1">Incorrectly Classified Instances <text:s text:c="6"/>231 <text:s text:c="14"/>23.1 <text:s text:c="3"/>%</text:p>
      <text:p text:style-name="P1"><text:soft-page-break/>Kappa statistic <text:s text:c="25"/>0.7431</text:p>
      <text:p text:style-name="P1">Mean absolute error <text:s text:c="21"/>0.0605</text:p>
      <text:p text:style-name="P1">Root mean squared error <text:s text:c="17"/>0.1886</text:p>
      <text:p text:style-name="P1">Relative absolute error <text:s text:c="16"/>33.6556 %</text:p>
      <text:p text:style-name="P1">Root relative squared error <text:s text:c="12"/>62.895 <text:s/>%</text:p>
      <text:p text:style-name="P1">Total Number of Instances <text:s text:c="12"/>1000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61 <text:s text:c="4"/>0.019 <text:s text:c="5"/>0.853 <text:s text:c="4"/>0.961 <text:s text:c="4"/>0.904 <text:s text:c="5"/>0.988 <text:s text:c="3"/>0</text:p>
      <text:p text:style-name="P1">0.788 <text:s text:c="4"/>0.023 <text:s text:c="5"/>0.796 <text:s text:c="4"/>0.788 <text:s text:c="4"/>0.792 <text:s text:c="5"/>0.901 <text:s text:c="3"/>1</text:p>
      <text:p text:style-name="P1">0.713 <text:s text:c="4"/>0.022 <text:s text:c="5"/>0.756 <text:s text:c="4"/>0.713 <text:s text:c="4"/>0.734 <text:s text:c="5"/>0.898 <text:s text:c="3"/>2</text:p>
      <text:p text:style-name="P1">0.694 <text:s text:c="4"/>0.036 <text:s text:c="5"/>0.706 <text:s text:c="4"/>0.694 <text:s text:c="4"/>0.7 <text:s text:c="7"/>0.887 <text:s text:c="3"/>3</text:p>
      <text:p text:style-name="P1">0.714 <text:s text:c="4"/>0.023 <text:s text:c="5"/>0.781 <text:s text:c="4"/>0.714 <text:s text:c="4"/>0.746 <text:s text:c="5"/>0.927 <text:s text:c="3"/>4</text:p>
      <text:p text:style-name="P1">0.747 <text:s text:c="4"/>0.021 <text:s text:c="5"/>0.782 <text:s text:c="4"/>0.747 <text:s text:c="4"/>0.764 <text:s text:c="5"/>0.923 <text:s text:c="3"/>5</text:p>
      <text:p text:style-name="P1">0.897 <text:s text:c="4"/>0.011 <text:s text:c="5"/>0.906 <text:s text:c="4"/>0.897 <text:s text:c="4"/>0.901 <text:s text:c="5"/>0.984 <text:s text:c="3"/>6</text:p>
      <text:p text:style-name="P1">0.823 <text:s text:c="4"/>0.015 <text:s text:c="5"/>0.849 <text:s text:c="4"/>0.823 <text:s text:c="4"/>0.836 <text:s text:c="5"/>0.965 <text:s text:c="3"/>7</text:p>
      <text:p text:style-name="P1">0.568 <text:s text:c="4"/>0.025 <text:s text:c="5"/>0.701 <text:s text:c="4"/>0.568 <text:s text:c="4"/>0.628 <text:s text:c="5"/>0.904 <text:s text:c="3"/>8</text:p>
      <text:p text:style-name="P1">0.762 <text:s text:c="4"/>0.06 <text:s text:c="6"/>0.588 <text:s text:c="4"/>0.762 <text:s text:c="4"/>0.664 <text:s text:c="5"/>0.94 <text:s text:c="4"/>9</text:p>
      <text:p text:style-name="P1">Weighted Avg. <text:s text:c="3"/>0.769 <text:s text:c="4"/>0.026 <text:s text:c="5"/>0.772 <text:s text:c="4"/>0.769 <text:s text:c="4"/>0.768 <text:s text:c="5"/>0.932</text:p>
      <text:p text:style-name="P1"/>
      <text:p text:style-name="P1">=== Confusion Matrix ===</text:p>
      <text:p text:style-name="P1"/>
      <text:p text:style-name="P1">a <text:s/>b <text:s/>c <text:s/>d <text:s/>e <text:s/>f <text:s/>g <text:s/>h <text:s/>i <text:s/>j <text:s text:c="2"/>&lt;-- classified as</text:p>
      <text:p text:style-name="P1">99 <text:s/>0 <text:s/>0 <text:s/>0 <text:s/>0 <text:s/>4 <text:s/>0 <text:s/>0 <text:s/>0 <text:s/>0 | <text:s/>a = 0</text:p>
      <text:p text:style-name="P1">1 82 <text:s/>6 <text:s/>2 <text:s/>4 <text:s/>0 <text:s/>2 <text:s/>2 <text:s/>2 <text:s/>3 | <text:s/>b = 1</text:p>
      <text:p text:style-name="P1">4 <text:s/>1 62 <text:s/>7 <text:s/>0 <text:s/>1 <text:s/>4 <text:s/>1 <text:s/>5 <text:s/>2 | <text:s/>c = 2</text:p>
      <text:p text:style-name="P1">0 <text:s/>4 <text:s/>6 77 <text:s/>2 <text:s/>3 <text:s/>0 <text:s/>4 <text:s/>7 <text:s/>8 | <text:s/>d = 3</text:p>
      <text:p text:style-name="P1">2 <text:s/>5 <text:s/>1 <text:s/>4 75 <text:s/>1 <text:s/>2 <text:s/>2 <text:s/>3 10 | <text:s/>e = 4</text:p>
      <text:p text:style-name="P1">6 <text:s/>2 <text:s/>2 <text:s/>2 <text:s/>0 68 <text:s/>1 <text:s/>0 <text:s/>2 <text:s/>8 | <text:s/>f = 5</text:p>
      <text:p text:style-name="P1">2 <text:s/>0 <text:s/>0 <text:s/>2 <text:s/>4 <text:s/>1 96 <text:s/>0 <text:s/>0 <text:s/>2 | <text:s/>g = 6</text:p>
      <text:p text:style-name="P1">0 <text:s/>0 <text:s/>1 <text:s/>4 <text:s/>3 <text:s/>0 <text:s/>0 79 <text:s/>0 <text:s/>9 | <text:s/>h = 7</text:p>
      <text:p text:style-name="P1">1 <text:s/>6 <text:s/>4 <text:s/>5 <text:s/>3 <text:s/>5 <text:s/>1 <text:s/>4 54 12 | <text:s/>i = 8</text:p>
      <text:p text:style-name="P1">1 <text:s/>3 <text:s/>0 <text:s/>6 <text:s/>5 <text:s/>4 <text:s/>0 <text:s/>1 <text:s/>4 77 | <text:s/>j = 9</text:p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0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0:07:13.604872934</meta:creation-date>
    <dc:date>2016-12-03T00:07:45.213909546</dc:date>
    <meta:editing-duration>PT32S</meta:editing-duration>
    <meta:editing-cycles>1</meta:editing-cycles>
    <meta:document-statistic meta:table-count="0" meta:image-count="0" meta:object-count="0" meta:page-count="39" meta:paragraph-count="1841" meta:word-count="12079" meta:character-count="53253" meta:non-whitespace-character-count="27570"/>
    <meta:generator>LibreOffice/5.2.2.2$Linux_X86_64 LibreOffice_project/20m0$Build-2</meta:generator>
  </office:meta>
</office:document-meta>
</file>